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5cm"/>
    </style:style>
    <style:style style:name="co2" style:family="table-column">
      <style:table-column-properties fo:break-before="auto" style:column-width="9.188cm"/>
    </style:style>
    <style:style style:name="co3" style:family="table-column">
      <style:table-column-properties fo:break-before="auto" style:column-width="9.948cm"/>
    </style:style>
    <style:style style:name="co4" style:family="table-column">
      <style:table-column-properties fo:break-before="auto" style:column-width="3.216cm"/>
    </style:style>
    <style:style style:name="co5" style:family="table-column">
      <style:table-column-properties fo:break-before="auto" style:column-width="3.147cm"/>
    </style:style>
    <style:style style:name="co6" style:family="table-column">
      <style:table-column-properties fo:break-before="auto" style:column-width="4.256cm"/>
    </style:style>
    <style:style style:name="co7" style:family="table-column">
      <style:table-column-properties fo:break-before="auto" style:column-width="4.119cm"/>
    </style:style>
    <style:style style:name="co8" style:family="table-column">
      <style:table-column-properties fo:break-before="auto" style:column-width="6.65cm"/>
    </style:style>
    <style:style style:name="co9" style:family="table-column">
      <style:table-column-properties fo:break-before="auto" style:column-width="3.52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AccountingVN15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Default" style:data-style-name="N100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ackground-color="#ff0000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ff000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AccountingVN15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38" table:default-cell-style-name="ce7"/>
        <table:table-column table:style-name="co10" table:number-columns-repeated="6" table:default-cell-style-name="ce6"/>
        <table:table-row table:style-name="ro1">
          <table:table-cell table:style-name="ce1" office:value-type="string">
            <text:p>[Account_Value]</text:p>
          </table:table-cell>
          <table:table-cell table:style-name="ce1" office:value-type="string">
            <text:p>[Account_Name]</text:p>
          </table:table-cell>
          <table:table-cell table:style-name="ce1" office:value-type="string">
            <text:p>[Account_Description]</text:p>
          </table:table-cell>
          <table:table-cell table:style-name="ce1" office:value-type="string">
            <text:p>[Account_Type]</text:p>
          </table:table-cell>
          <table:table-cell table:style-name="ce1" office:value-type="string">
            <text:p>[Account_Sign]</text:p>
          </table:table-cell>
          <table:table-cell table:style-name="ce1" office:value-type="string">
            <text:p>[Account_Document]</text:p>
          </table:table-cell>
          <table:table-cell table:style-name="ce1" office:value-type="string">
            <text:p>[Account_Summary]</text:p>
          </table:table-cell>
          <table:table-cell table:style-name="ce1" office:value-type="string">
            <text:p>[Default_Account]</text:p>
          </table:table-cell>
          <table:table-cell table:style-name="ce1" office:value-type="string">
            <text:p>[Account_Parent]</text:p>
          </table:table-cell>
          <table:table-cell table:style-name="ce12" table:number-columns-repeated="238"/>
          <table:table-cell table:style-name="ce8" table:number-columns-repeated="6"/>
        </table:table-row>
        <table:table-row table:style-name="ro2">
          <table:table-cell table:style-name="ce2" office:value-type="string">
            <text:p>1</text:p>
          </table:table-cell>
          <table:table-cell table:style-name="ce4" office:value-type="string">
            <text:p>Tài sản ngắn h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2])&lt;8;&quot;Yes&quot;;&quot;No&quot;)" office:value-type="string" office:string-value="Yes">
            <text:p>Yes</text:p>
          </table:table-cell>
          <table:table-cell/>
          <table:table-cell table:formula="of:=IF(LEN([.A2])=3;LEFT([.A2];1);IF(LEN([.A2])=8;LEFT([.A2];3);&quot;&quot;))">
            <text:p/>
          </table:table-cell>
          <table:table-cell table:number-columns-repeated="244"/>
        </table:table-row>
        <table:table-row table:style-name="ro2">
          <table:table-cell table:style-name="ce2" office:value-type="string">
            <text:p>111</text:p>
          </table:table-cell>
          <table:table-cell table:style-name="ce4" office:value-type="string">
            <text:p>Tiền mặt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3])&lt;8;&quot;Yes&quot;;&quot;No&quot;)" office:value-type="string" office:string-value="Yes">
            <text:p>Yes</text:p>
          </table:table-cell>
          <table:table-cell/>
          <table:table-cell table:formula="of:=IF(LEN([.A3])=3;LEFT([.A3];1);IF(LEN([.A3])=8;LEFT([.A3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1110000</text:p>
          </table:table-cell>
          <table:table-cell table:style-name="ce4" office:value-type="string">
            <text:p>Tiền mặt tại quỹ – VNĐ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4])&lt;8;&quot;Yes&quot;;&quot;No&quot;)" office:value-type="string" office:string-value="No">
            <text:p>No</text:p>
          </table:table-cell>
          <table:table-cell table:style-name="ce6" office:value-type="string">
            <text:p>CB_ASSET_ACCT</text:p>
          </table:table-cell>
          <table:table-cell table:formula="of:=IF(LEN([.A4])=3;LEFT([.A4];1);IF(LEN([.A4])=8;LEFT([.A4];3);&quot;&quot;))" office:value-type="string" office:string-value="111">
            <text:p>1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1120000</text:p>
          </table:table-cell>
          <table:table-cell table:style-name="ce4" office:value-type="string">
            <text:p>Tiền mặt tại quỹ – USD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5])&lt;8;&quot;Yes&quot;;&quot;No&quot;)" office:value-type="string" office:string-value="No">
            <text:p>No</text:p>
          </table:table-cell>
          <table:table-cell/>
          <table:table-cell table:formula="of:=IF(LEN([.A5])=3;LEFT([.A5];1);IF(LEN([.A5])=8;LEFT([.A5];3);&quot;&quot;))" office:value-type="string" office:string-value="111">
            <text:p>1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1130000</text:p>
          </table:table-cell>
          <table:table-cell table:style-name="ce4" office:value-type="string">
            <text:p>Vàng- bạc- kim khí quý- đá quý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6])&lt;8;&quot;Yes&quot;;&quot;No&quot;)" office:value-type="string" office:string-value="No">
            <text:p>No</text:p>
          </table:table-cell>
          <table:table-cell/>
          <table:table-cell table:formula="of:=IF(LEN([.A6])=3;LEFT([.A6];1);IF(LEN([.A6])=8;LEFT([.A6];3);&quot;&quot;))" office:value-type="string" office:string-value="111">
            <text:p>1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12</text:p>
          </table:table-cell>
          <table:table-cell table:style-name="ce4" office:value-type="string">
            <text:p>Tiền gửi Ngân hàng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7])&lt;8;&quot;Yes&quot;;&quot;No&quot;)" office:value-type="string" office:string-value="Yes">
            <text:p>Yes</text:p>
          </table:table-cell>
          <table:table-cell/>
          <table:table-cell table:formula="of:=IF(LEN([.A7])=3;LEFT([.A7];1);IF(LEN([.A7])=8;LEFT([.A7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1211000</text:p>
          </table:table-cell>
          <table:table-cell table:style-name="ce4" office:value-type="string">
            <text:p>Tiền gửi ngân hàng – VNĐ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8])&lt;8;&quot;Yes&quot;;&quot;No&quot;)" office:value-type="string" office:string-value="No">
            <text:p>No</text:p>
          </table:table-cell>
          <table:table-cell table:style-name="ce6" office:value-type="string">
            <text:p>B_ASSET_ACCT</text:p>
          </table:table-cell>
          <table:table-cell table:formula="of:=IF(LEN([.A8])=3;LEFT([.A8];1);IF(LEN([.A8])=8;LEFT([.A8];3);&quot;&quot;))" office:value-type="string" office:string-value="112">
            <text:p>11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1211200</text:p>
          </table:table-cell>
          <table:table-cell table:style-name="ce4" office:value-type="string">
            <text:p>Tiền gửi ko rõ nguồn gốc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6" office:value-type="string">
            <text:p>B_UNIDENTIFIED_ACCT</text:p>
          </table:table-cell>
          <table:table-cell table:formula="of:=IF(LEN([.A9])=3;LEFT([.A9];1);IF(LEN([.A9])=8;LEFT([.A9];3);&quot;&quot;))" office:value-type="string" office:string-value="112">
            <text:p>11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1220000</text:p>
          </table:table-cell>
          <table:table-cell table:style-name="ce4" office:value-type="string">
            <text:p>Tiền gửi ngân hàng – USD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0])&lt;8;&quot;Yes&quot;;&quot;No&quot;)" office:value-type="string" office:string-value="No">
            <text:p>No</text:p>
          </table:table-cell>
          <table:table-cell/>
          <table:table-cell table:formula="of:=IF(LEN([.A10])=3;LEFT([.A10];1);IF(LEN([.A10])=8;LEFT([.A10];3);&quot;&quot;))" office:value-type="string" office:string-value="112">
            <text:p>11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1230000</text:p>
          </table:table-cell>
          <table:table-cell table:style-name="ce4" office:value-type="string">
            <text:p>Vàng- bạc- kim khí quý- đá quý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1])&lt;8;&quot;Yes&quot;;&quot;No&quot;)" office:value-type="string" office:string-value="No">
            <text:p>No</text:p>
          </table:table-cell>
          <table:table-cell/>
          <table:table-cell table:formula="of:=IF(LEN([.A11])=3;LEFT([.A11];1);IF(LEN([.A11])=8;LEFT([.A11];3);&quot;&quot;))" office:value-type="string" office:string-value="112">
            <text:p>11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13</text:p>
          </table:table-cell>
          <table:table-cell table:style-name="ce4" office:value-type="string">
            <text:p>Tiền đang chuyể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2])&lt;8;&quot;Yes&quot;;&quot;No&quot;)" office:value-type="string" office:string-value="Yes">
            <text:p>Yes</text:p>
          </table:table-cell>
          <table:table-cell/>
          <table:table-cell table:formula="of:=IF(LEN([.A12])=3;LEFT([.A12];1);IF(LEN([.A12])=8;LEFT([.A12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1310000</text:p>
          </table:table-cell>
          <table:table-cell table:style-name="ce4" office:value-type="string">
            <text:p>Tiền mặt đang chuyển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13])&lt;8;&quot;Yes&quot;;&quot;No&quot;)" office:value-type="string" office:string-value="No">
            <text:p>No</text:p>
          </table:table-cell>
          <table:table-cell table:style-name="ce6" office:value-type="string">
            <text:p>CB_CASHTRANSFER_ACCT</text:p>
          </table:table-cell>
          <table:table-cell table:formula="of:=IF(LEN([.A13])=3;LEFT([.A13];1);IF(LEN([.A13])=8;LEFT([.A13];3);&quot;&quot;))" office:value-type="string" office:string-value="113">
            <text:p>11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1320000</text:p>
          </table:table-cell>
          <table:table-cell table:style-name="ce4" office:value-type="string">
            <text:p>Tiền ngân hàng đang chuyển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14])&lt;8;&quot;Yes&quot;;&quot;No&quot;)" office:value-type="string" office:string-value="No">
            <text:p>No</text:p>
          </table:table-cell>
          <table:table-cell table:style-name="ce6" office:value-type="string">
            <text:p>B_INTRANSIT_ACCT</text:p>
          </table:table-cell>
          <table:table-cell table:formula="of:=IF(LEN([.A14])=3;LEFT([.A14];1);IF(LEN([.A14])=8;LEFT([.A14];3);&quot;&quot;))" office:value-type="string" office:string-value="113">
            <text:p>11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21</text:p>
          </table:table-cell>
          <table:table-cell table:style-name="ce4" office:value-type="string">
            <text:p>Đầu tư chứng khoán ngắn h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5])&lt;8;&quot;Yes&quot;;&quot;No&quot;)" office:value-type="string" office:string-value="Yes">
            <text:p>Yes</text:p>
          </table:table-cell>
          <table:table-cell/>
          <table:table-cell table:formula="of:=IF(LEN([.A15])=3;LEFT([.A15];1);IF(LEN([.A15])=8;LEFT([.A15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2110000</text:p>
          </table:table-cell>
          <table:table-cell table:style-name="ce4" office:value-type="string">
            <text:p>Cổ phiếu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6])&lt;8;&quot;Yes&quot;;&quot;No&quot;)" office:value-type="string" office:string-value="No">
            <text:p>No</text:p>
          </table:table-cell>
          <table:table-cell/>
          <table:table-cell table:formula="of:=IF(LEN([.A16])=3;LEFT([.A16];1);IF(LEN([.A16])=8;LEFT([.A16];3);&quot;&quot;))" office:value-type="string" office:string-value="121">
            <text:p>12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2120000</text:p>
          </table:table-cell>
          <table:table-cell table:style-name="ce4" office:value-type="string">
            <text:p>Trái phiếu- tín phiếu- kỳ phiếu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7])&lt;8;&quot;Yes&quot;;&quot;No&quot;)" office:value-type="string" office:string-value="No">
            <text:p>No</text:p>
          </table:table-cell>
          <table:table-cell/>
          <table:table-cell table:formula="of:=IF(LEN([.A17])=3;LEFT([.A17];1);IF(LEN([.A17])=8;LEFT([.A17];3);&quot;&quot;))" office:value-type="string" office:string-value="121">
            <text:p>12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28</text:p>
          </table:table-cell>
          <table:table-cell table:style-name="ce4" office:value-type="string">
            <text:p>Đầu tư ngắn hạn khác 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8])&lt;8;&quot;Yes&quot;;&quot;No&quot;)" office:value-type="string" office:string-value="Yes">
            <text:p>Yes</text:p>
          </table:table-cell>
          <table:table-cell/>
          <table:table-cell table:formula="of:=IF(LEN([.A18])=3;LEFT([.A18];1);IF(LEN([.A18])=8;LEFT([.A18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2810000</text:p>
          </table:table-cell>
          <table:table-cell table:style-name="ce4" office:value-type="string">
            <text:p>Tiền gửi có kỳ hạn 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9])&lt;8;&quot;Yes&quot;;&quot;No&quot;)" office:value-type="string" office:string-value="No">
            <text:p>No</text:p>
          </table:table-cell>
          <table:table-cell/>
          <table:table-cell table:formula="of:=IF(LEN([.A19])=3;LEFT([.A19];1);IF(LEN([.A19])=8;LEFT([.A19];3);&quot;&quot;))" office:value-type="string" office:string-value="128">
            <text:p>12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2880000</text:p>
          </table:table-cell>
          <table:table-cell table:style-name="ce4" office:value-type="string">
            <text:p>Đầu tư ngắn hạn khác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20])&lt;8;&quot;Yes&quot;;&quot;No&quot;)" office:value-type="string" office:string-value="No">
            <text:p>No</text:p>
          </table:table-cell>
          <table:table-cell/>
          <table:table-cell table:formula="of:=IF(LEN([.A20])=3;LEFT([.A20];1);IF(LEN([.A20])=8;LEFT([.A20];3);&quot;&quot;))" office:value-type="string" office:string-value="128">
            <text:p>12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29</text:p>
          </table:table-cell>
          <table:table-cell table:style-name="ce4" office:value-type="string">
            <text:p>Dự phòng giảm giá đầu tư ngắn h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21])&lt;8;&quot;Yes&quot;;&quot;No&quot;)" office:value-type="string" office:string-value="Yes">
            <text:p>Yes</text:p>
          </table:table-cell>
          <table:table-cell/>
          <table:table-cell table:formula="of:=IF(LEN([.A21])=3;LEFT([.A21];1);IF(LEN([.A21])=8;LEFT([.A21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1</text:p>
          </table:table-cell>
          <table:table-cell table:style-name="ce4" office:value-type="string">
            <text:p>Phải thu của khách hàng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22])&lt;8;&quot;Yes&quot;;&quot;No&quot;)" office:value-type="string" office:string-value="Yes">
            <text:p>Yes</text:p>
          </table:table-cell>
          <table:table-cell/>
          <table:table-cell table:formula="of:=IF(LEN([.A22])=3;LEFT([.A22];1);IF(LEN([.A22])=8;LEFT([.A22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float" office:value="13110000">
            <text:p>13110000</text:p>
          </table:table-cell>
          <table:table-cell table:style-name="ce4" office:value-type="string">
            <text:p>Phải thu thương mại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23])&lt;8;&quot;Yes&quot;;&quot;No&quot;)" office:value-type="string" office:string-value="No">
            <text:p>No</text:p>
          </table:table-cell>
          <table:table-cell table:style-name="ce6" office:value-type="string">
            <text:p>C_RECEIVABLE_ACCT</text:p>
          </table:table-cell>
          <table:table-cell table:formula="of:=IF(LEN([.A23])=3;LEFT([.A23];1);IF(LEN([.A23])=8;LEFT([.A23];3);&quot;&quot;))" office:value-type="string" office:string-value="131">
            <text:p>131</text:p>
          </table:table-cell>
          <table:table-cell table:number-columns-repeated="244"/>
        </table:table-row>
        <table:table-row table:style-name="ro2">
          <table:table-cell table:style-name="ce2" office:value-type="float" office:value="13120000">
            <text:p>13120000</text:p>
          </table:table-cell>
          <table:table-cell table:style-name="ce4" office:value-type="string">
            <text:p>Phải thu dịch vụ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24])&lt;8;&quot;Yes&quot;;&quot;No&quot;)" office:value-type="string" office:string-value="No">
            <text:p>No</text:p>
          </table:table-cell>
          <table:table-cell table:style-name="ce6" office:value-type="string">
            <text:p>C_RECEIVABLE_SERVICES_ACCT</text:p>
          </table:table-cell>
          <table:table-cell table:formula="of:=IF(LEN([.A24])=3;LEFT([.A24];1);IF(LEN([.A24])=8;LEFT([.A24];3);&quot;&quot;))" office:value-type="string" office:string-value="131">
            <text:p>131</text:p>
          </table:table-cell>
          <table:table-cell table:number-columns-repeated="244"/>
        </table:table-row>
        <table:table-row table:style-name="ro2">
          <table:table-cell table:style-name="ce2" office:value-type="float" office:value="13150000">
            <text:p>13150000</text:p>
          </table:table-cell>
          <table:table-cell table:style-name="ce4" office:value-type="string">
            <text:p>Ứng trước cho nhà cung cấp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25])&lt;8;&quot;Yes&quot;;&quot;No&quot;)" office:value-type="string" office:string-value="No">
            <text:p>No</text:p>
          </table:table-cell>
          <table:table-cell table:style-name="ce6" office:value-type="string">
            <text:p>V_PREPAYMENT_ACCT</text:p>
          </table:table-cell>
          <table:table-cell table:formula="of:=IF(LEN([.A25])=3;LEFT([.A25];1);IF(LEN([.A25])=8;LEFT([.A25];3);&quot;&quot;))" office:value-type="string" office:string-value="131">
            <text:p>131</text:p>
          </table:table-cell>
          <table:table-cell table:number-columns-repeated="244"/>
        </table:table-row>
        <table:table-row table:style-name="ro2">
          <table:table-cell table:style-name="ce2" office:value-type="float" office:value="13160000">
            <text:p>13160000</text:p>
          </table:table-cell>
          <table:table-cell table:style-name="ce4" office:value-type="string">
            <text:p>Phải thu chưa có hóa đơn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26])&lt;8;&quot;Yes&quot;;&quot;No&quot;)" office:value-type="string" office:string-value="No">
            <text:p>No</text:p>
          </table:table-cell>
          <table:table-cell table:style-name="ce6" office:value-type="string">
            <text:p>NOTINVOICEDRECEIVABLES_ACCT</text:p>
          </table:table-cell>
          <table:table-cell table:formula="of:=IF(LEN([.A26])=3;LEFT([.A26];1);IF(LEN([.A26])=8;LEFT([.A26];3);&quot;&quot;))" office:value-type="string" office:string-value="131">
            <text:p>131</text:p>
          </table:table-cell>
          <table:table-cell table:number-columns-repeated="244"/>
        </table:table-row>
        <table:table-row table:style-name="ro2">
          <table:table-cell table:style-name="ce2" office:value-type="float" office:value="13180000">
            <text:p>13180000</text:p>
          </table:table-cell>
          <table:table-cell table:style-name="ce4" office:value-type="string">
            <text:p>Phải thu khách hàng khác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27])&lt;8;&quot;Yes&quot;;&quot;No&quot;)" office:value-type="string" office:string-value="No">
            <text:p>No</text:p>
          </table:table-cell>
          <table:table-cell/>
          <table:table-cell table:formula="of:=IF(LEN([.A27])=3;LEFT([.A27];1);IF(LEN([.A27])=8;LEFT([.A27];3);&quot;&quot;))" office:value-type="string" office:string-value="131">
            <text:p>13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3</text:p>
          </table:table-cell>
          <table:table-cell table:style-name="ce4" office:value-type="string">
            <text:p>Thuế GTGT được khấu trừ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28])&lt;8;&quot;Yes&quot;;&quot;No&quot;)" office:value-type="string" office:string-value="Yes">
            <text:p>Yes</text:p>
          </table:table-cell>
          <table:table-cell/>
          <table:table-cell table:formula="of:=IF(LEN([.A28])=3;LEFT([.A28];1);IF(LEN([.A28])=8;LEFT([.A28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310000</text:p>
          </table:table-cell>
          <table:table-cell table:style-name="ce4" office:value-type="string">
            <text:p>Thuế GTGT được khấu trừ của hàng hóa- dịch vụ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29])&lt;8;&quot;Yes&quot;;&quot;No&quot;)" office:value-type="string" office:string-value="No">
            <text:p>No</text:p>
          </table:table-cell>
          <table:table-cell table:style-name="ce6" office:value-type="string">
            <text:p>T_CREDIT_ACCT</text:p>
          </table:table-cell>
          <table:table-cell table:formula="of:=IF(LEN([.A29])=3;LEFT([.A29];1);IF(LEN([.A29])=8;LEFT([.A29];3);&quot;&quot;))" office:value-type="string" office:string-value="133">
            <text:p>13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320000</text:p>
          </table:table-cell>
          <table:table-cell table:style-name="ce4" office:value-type="string">
            <text:p>Thuế GTGT được khấu trừ của TSCĐ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30])&lt;8;&quot;Yes&quot;;&quot;No&quot;)" office:value-type="string" office:string-value="No">
            <text:p>No</text:p>
          </table:table-cell>
          <table:table-cell table:style-name="Default"/>
          <table:table-cell table:formula="of:=IF(LEN([.A30])=3;LEFT([.A30];1);IF(LEN([.A30])=8;LEFT([.A30];3);&quot;&quot;))" office:value-type="string" office:string-value="133">
            <text:p>13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6</text:p>
          </table:table-cell>
          <table:table-cell table:style-name="ce4" office:value-type="string">
            <text:p>Phải thu nội bộ</text:p>
          </table:table-cell>
          <table:table-cell/>
          <table:table-cell office:value-type="string">
            <text:p>Asset</text:p>
          </table:table-cell>
          <table:table-cell/>
          <table:table-cell table:style-name="ce6"/>
          <table:table-cell office:value-type="string">
            <text:p>Yes</text:p>
          </table:table-cell>
          <table:table-cell table:style-name="ce6"/>
          <table:table-cell table:formula="of:=IF(LEN([.A31])=3;LEFT([.A31];1);IF(LEN([.A31])=8;LEFT([.A31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610000</text:p>
          </table:table-cell>
          <table:table-cell table:style-name="ce4" office:value-type="string">
            <text:p>Vốn kinh doanh ở các đơn vị trực thuộc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32])&lt;8;&quot;Yes&quot;;&quot;No&quot;)" office:value-type="string" office:string-value="No">
            <text:p>No</text:p>
          </table:table-cell>
          <table:table-cell/>
          <table:table-cell table:formula="of:=IF(LEN([.A32])=3;LEFT([.A32];1);IF(LEN([.A32])=8;LEFT([.A32];3);&quot;&quot;))" office:value-type="string" office:string-value="136">
            <text:p>136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680000</text:p>
          </table:table-cell>
          <table:table-cell table:style-name="ce4" office:value-type="string">
            <text:p>Phải thu nội bộ khác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33])&lt;8;&quot;Yes&quot;;&quot;No&quot;)" office:value-type="string" office:string-value="No">
            <text:p>No</text:p>
          </table:table-cell>
          <table:table-cell table:style-name="ce6" office:value-type="string">
            <text:p>INTERCOMPANYDUEFROM_ACCT</text:p>
          </table:table-cell>
          <table:table-cell table:formula="of:=IF(LEN([.A33])=3;LEFT([.A33];1);IF(LEN([.A33])=8;LEFT([.A33];3);&quot;&quot;))" office:value-type="string" office:string-value="136">
            <text:p>136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8</text:p>
          </table:table-cell>
          <table:table-cell table:style-name="ce4" office:value-type="string">
            <text:p>Phải thu khác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34])&lt;8;&quot;Yes&quot;;&quot;No&quot;)" office:value-type="string" office:string-value="Yes">
            <text:p>Yes</text:p>
          </table:table-cell>
          <table:table-cell/>
          <table:table-cell table:formula="of:=IF(LEN([.A34])=3;LEFT([.A34];1);IF(LEN([.A34])=8;LEFT([.A34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810000</text:p>
          </table:table-cell>
          <table:table-cell table:style-name="ce4" office:value-type="string">
            <text:p>Tài sản thiếu chờ xử lý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35])&lt;8;&quot;Yes&quot;;&quot;No&quot;)" office:value-type="string" office:string-value="No">
            <text:p>No</text:p>
          </table:table-cell>
          <table:table-cell/>
          <table:table-cell table:formula="of:=IF(LEN([.A35])=3;LEFT([.A35];1);IF(LEN([.A35])=8;LEFT([.A35];3);&quot;&quot;))" office:value-type="string" office:string-value="138">
            <text:p>13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850000</text:p>
          </table:table-cell>
          <table:table-cell table:style-name="ce4" office:value-type="string">
            <text:p>Phải thu về cổ phần hoá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36])&lt;8;&quot;Yes&quot;;&quot;No&quot;)" office:value-type="string" office:string-value="No">
            <text:p>No</text:p>
          </table:table-cell>
          <table:table-cell/>
          <table:table-cell table:formula="of:=IF(LEN([.A36])=3;LEFT([.A36];1);IF(LEN([.A36])=8;LEFT([.A36];3);&quot;&quot;))" office:value-type="string" office:string-value="138">
            <text:p>13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880000</text:p>
          </table:table-cell>
          <table:table-cell table:style-name="ce4" office:value-type="string">
            <text:p>Phải thu khác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37])&lt;8;&quot;Yes&quot;;&quot;No&quot;)" office:value-type="string" office:string-value="No">
            <text:p>No</text:p>
          </table:table-cell>
          <table:table-cell/>
          <table:table-cell table:formula="of:=IF(LEN([.A37])=3;LEFT([.A37];1);IF(LEN([.A37])=8;LEFT([.A37];3);&quot;&quot;))" office:value-type="string" office:string-value="138">
            <text:p>13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9</text:p>
          </table:table-cell>
          <table:table-cell table:style-name="ce4" office:value-type="string">
            <text:p>Dự phòng phải thu khó đòi 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38])&lt;8;&quot;Yes&quot;;&quot;No&quot;)" office:value-type="string" office:string-value="Yes">
            <text:p>Yes</text:p>
          </table:table-cell>
          <table:table-cell/>
          <table:table-cell table:formula="of:=IF(LEN([.A38])=3;LEFT([.A38];1);IF(LEN([.A38])=8;LEFT([.A38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float" office:value="13900000">
            <text:p>13900000</text:p>
          </table:table-cell>
          <table:table-cell table:style-name="ce4" office:value-type="string">
            <text:p>Dự phòng phải thu khó đòi 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39])&lt;8;&quot;Yes&quot;;&quot;No&quot;)" office:value-type="string" office:string-value="No">
            <text:p>No</text:p>
          </table:table-cell>
          <table:table-cell/>
          <table:table-cell table:formula="of:=IF(LEN([.A39])=3;LEFT([.A39];1);IF(LEN([.A39])=8;LEFT([.A39];3);&quot;&quot;))" office:value-type="string" office:string-value="139">
            <text:p>139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41</text:p>
          </table:table-cell>
          <table:table-cell table:style-name="ce4" office:value-type="string">
            <text:p>Tạm ứng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40])&lt;8;&quot;Yes&quot;;&quot;No&quot;)" office:value-type="string" office:string-value="Yes">
            <text:p>Yes</text:p>
          </table:table-cell>
          <table:table-cell/>
          <table:table-cell table:formula="of:=IF(LEN([.A40])=3;LEFT([.A40];1);IF(LEN([.A40])=8;LEFT([.A40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float" office:value="14110000">
            <text:p>14110000</text:p>
          </table:table-cell>
          <table:table-cell table:style-name="ce4" office:value-type="string">
            <text:p>Tạm ứng cho nhân viên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41])&lt;8;&quot;Yes&quot;;&quot;No&quot;)" office:value-type="string" office:string-value="No">
            <text:p>No</text:p>
          </table:table-cell>
          <table:table-cell table:style-name="ce6" office:value-type="string">
            <text:p>E_PREPAYMENT_ACCT</text:p>
          </table:table-cell>
          <table:table-cell table:formula="of:=IF(LEN([.A41])=3;LEFT([.A41];1);IF(LEN([.A41])=8;LEFT([.A41];3);&quot;&quot;))" office:value-type="string" office:string-value="141">
            <text:p>1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42</text:p>
          </table:table-cell>
          <table:table-cell table:style-name="ce4" office:value-type="string">
            <text:p>Chi phí trả trước ngắn h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42])&lt;8;&quot;Yes&quot;;&quot;No&quot;)" office:value-type="string" office:string-value="Yes">
            <text:p>Yes</text:p>
          </table:table-cell>
          <table:table-cell/>
          <table:table-cell table:formula="of:=IF(LEN([.A42])=3;LEFT([.A42];1);IF(LEN([.A42])=8;LEFT([.A42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float" office:value="14210000">
            <text:p>14210000</text:p>
          </table:table-cell>
          <table:table-cell table:style-name="ce4" office:value-type="string">
            <text:p>Chi phí trả trước ngắn h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43])&lt;8;&quot;Yes&quot;;&quot;No&quot;)" office:value-type="string" office:string-value="No">
            <text:p>No</text:p>
          </table:table-cell>
          <table:table-cell/>
          <table:table-cell table:formula="of:=IF(LEN([.A43])=3;LEFT([.A43];1);IF(LEN([.A43])=8;LEFT([.A43];3);&quot;&quot;))" office:value-type="string" office:string-value="142">
            <text:p>1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44</text:p>
          </table:table-cell>
          <table:table-cell table:style-name="ce4" office:value-type="string">
            <text:p>Cầm cố- ký quỹ- ký cược ngắn h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44])&lt;8;&quot;Yes&quot;;&quot;No&quot;)" office:value-type="string" office:string-value="Yes">
            <text:p>Yes</text:p>
          </table:table-cell>
          <table:table-cell/>
          <table:table-cell table:formula="of:=IF(LEN([.A44])=3;LEFT([.A44];1);IF(LEN([.A44])=8;LEFT([.A44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float" office:value="14410000">
            <text:p>14410000</text:p>
          </table:table-cell>
          <table:table-cell table:style-name="ce4" office:value-type="string">
            <text:p>Cầm cố- ký quỹ- ký cược ngắn h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45])&lt;8;&quot;Yes&quot;;&quot;No&quot;)" office:value-type="string" office:string-value="No">
            <text:p>No</text:p>
          </table:table-cell>
          <table:table-cell/>
          <table:table-cell table:formula="of:=IF(LEN([.A45])=3;LEFT([.A45];1);IF(LEN([.A45])=8;LEFT([.A45];3);&quot;&quot;))" office:value-type="string" office:string-value="144">
            <text:p>14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1</text:p>
          </table:table-cell>
          <table:table-cell table:style-name="ce4" office:value-type="string">
            <text:p>Hàng mua đang đi đường 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46])&lt;8;&quot;Yes&quot;;&quot;No&quot;)" office:value-type="string" office:string-value="Yes">
            <text:p>Yes</text:p>
          </table:table-cell>
          <table:table-cell/>
          <table:table-cell table:formula="of:=IF(LEN([.A46])=3;LEFT([.A46];1);IF(LEN([.A46])=8;LEFT([.A46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float" office:value="15110000">
            <text:p>15110000</text:p>
          </table:table-cell>
          <table:table-cell table:style-name="ce4" office:value-type="string">
            <text:p>Hàng mua đang đi đường </text:p>
          </table:table-cell>
          <table:table-cell/>
          <table:table-cell office:value-type="string">
            <text:p>Asset</text:p>
          </table:table-cell>
          <table:table-cell table:style-name="ce6" table:number-columns-repeated="2"/>
          <table:table-cell table:formula="of:=IF(LEN([.A46])&lt;8;&quot;Yes&quot;;&quot;No&quot;)" office:value-type="string" office:string-value="Yes">
            <text:p>Yes</text:p>
          </table:table-cell>
          <table:table-cell table:style-name="ce6"/>
          <table:table-cell table:formula="of:=IF(LEN([.A47])=3;LEFT([.A47];1);IF(LEN([.A47])=8;LEFT([.A47];3);&quot;&quot;))" office:value-type="string" office:string-value="151">
            <text:p>15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120000</text:p>
          </table:table-cell>
          <table:table-cell table:style-name="ce4" office:value-type="string">
            <text:p>Hàng nhận về chưa có hóa đơn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47])&lt;8;&quot;Yes&quot;;&quot;No&quot;)" office:value-type="string" office:string-value="No">
            <text:p>No</text:p>
          </table:table-cell>
          <table:table-cell table:style-name="ce6" office:value-type="string">
            <text:p>NOTINVOICEDRECEIPTS_ACCT</text:p>
          </table:table-cell>
          <table:table-cell table:formula="of:=IF(LEN([.A48])=3;LEFT([.A48];1);IF(LEN([.A48])=8;LEFT([.A48];3);&quot;&quot;))" office:value-type="string" office:string-value="151">
            <text:p>15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2</text:p>
          </table:table-cell>
          <table:table-cell table:style-name="ce4" office:value-type="string">
            <text:p>Nguyên liệu- vật liệu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49])&lt;8;&quot;Yes&quot;;&quot;No&quot;)" office:value-type="string" office:string-value="Yes">
            <text:p>Yes</text:p>
          </table:table-cell>
          <table:table-cell/>
          <table:table-cell table:formula="of:=IF(LEN([.A49])=3;LEFT([.A49];1);IF(LEN([.A49])=8;LEFT([.A49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float" office:value="15210000">
            <text:p>15210000</text:p>
          </table:table-cell>
          <table:table-cell table:style-name="ce4" office:value-type="string">
            <text:p>Nguyên liệu- vật liệu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50])&lt;8;&quot;Yes&quot;;&quot;No&quot;)" office:value-type="string" office:string-value="No">
            <text:p>No</text:p>
          </table:table-cell>
          <table:table-cell table:style-name="ce6" office:value-type="string">
            <text:p>P_TRADEDISCOUNTREC_ACCT</text:p>
          </table:table-cell>
          <table:table-cell table:formula="of:=IF(LEN([.A50])=3;LEFT([.A50];1);IF(LEN([.A50])=8;LEFT([.A50];3);&quot;&quot;))" office:value-type="string" office:string-value="152">
            <text:p>15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211000</text:p>
          </table:table-cell>
          <table:table-cell table:style-name="ce2" office:value-type="string">
            <text:p>Packaging material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51])&lt;8;&quot;Yes&quot;;&quot;No&quot;)" office:value-type="string" office:string-value="No">
            <text:p>No</text:p>
          </table:table-cell>
          <table:table-cell table:style-name="ce6" office:value-type="string">
            <text:p>P_TRADEDISCOUNTREC_ACCT</text:p>
          </table:table-cell>
          <table:table-cell table:formula="of:=IF(LEN([.A51])=3;LEFT([.A51];1);IF(LEN([.A51])=8;LEFT([.A51];3);&quot;&quot;))" office:value-type="string" office:string-value="152">
            <text:p>15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3</text:p>
          </table:table-cell>
          <table:table-cell table:style-name="ce4" office:value-type="string">
            <text:p>Công cụ- dụng cụ 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52])&lt;8;&quot;Yes&quot;;&quot;No&quot;)" office:value-type="string" office:string-value="Yes">
            <text:p>Yes</text:p>
          </table:table-cell>
          <table:table-cell/>
          <table:table-cell table:formula="of:=IF(LEN([.A52])=3;LEFT([.A52];1);IF(LEN([.A52])=8;LEFT([.A52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float" office:value="15310000">
            <text:p>15310000</text:p>
          </table:table-cell>
          <table:table-cell table:style-name="ce4" office:value-type="string">
            <text:p>Công cụ- dụng cụ 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53])&lt;8;&quot;Yes&quot;;&quot;No&quot;)" office:value-type="string" office:string-value="No">
            <text:p>No</text:p>
          </table:table-cell>
          <table:table-cell/>
          <table:table-cell table:formula="of:=IF(LEN([.A53])=3;LEFT([.A53];1);IF(LEN([.A53])=8;LEFT([.A53];3);&quot;&quot;))" office:value-type="string" office:string-value="153">
            <text:p>15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4</text:p>
          </table:table-cell>
          <table:table-cell table:style-name="ce4" office:value-type="string">
            <text:p>Chi phí sản xuất- kinh doanh dở dang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54])&lt;8;&quot;Yes&quot;;&quot;No&quot;)" office:value-type="string" office:string-value="Yes">
            <text:p>Yes</text:p>
          </table:table-cell>
          <table:table-cell table:style-name="Default"/>
          <table:table-cell table:formula="of:=IF(LEN([.A54])=3;LEFT([.A54];1);IF(LEN([.A54])=8;LEFT([.A54];3);&quot;&quot;))" office:value-type="string" office:string-value="1">
            <text:p>1</text:p>
          </table:table-cell>
          <table:table-cell table:number-columns-repeated="244"/>
        </table:table-row>
        <table:table-row table:style-name="ro1">
          <table:table-cell table:style-name="ce2" office:value-type="float" office:value="15410000">
            <text:p>15410000</text:p>
          </table:table-cell>
          <table:table-cell table:style-name="ce4" office:value-type="string">
            <text:p>Chi phí sản xuất- kinh doanh dở dang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55])&lt;8;&quot;Yes&quot;;&quot;No&quot;)" office:value-type="string" office:string-value="No">
            <text:p>No</text:p>
          </table:table-cell>
          <table:table-cell table:style-name="ce9" office:value-type="string">
            <text:p>P_WIP_ACCT</text:p>
          </table:table-cell>
          <table:table-cell table:formula="of:=IF(LEN([.A55])=3;LEFT([.A55];1);IF(LEN([.A55])=8;LEFT([.A55];3);&quot;&quot;))" office:value-type="string" office:string-value="154">
            <text:p>15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420000</text:p>
          </table:table-cell>
          <table:table-cell table:style-name="ce4" office:value-type="string">
            <text:p>Chi phí sản xuất- kinh doanh dở dang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56])&lt;8;&quot;Yes&quot;;&quot;No&quot;)" office:value-type="string" office:string-value="No">
            <text:p>No</text:p>
          </table:table-cell>
          <table:table-cell table:style-name="ce6" office:value-type="string">
            <text:p>PJ_WIP_ACCT</text:p>
          </table:table-cell>
          <table:table-cell table:formula="of:=IF(LEN([.A56])=3;LEFT([.A56];1);IF(LEN([.A56])=8;LEFT([.A56];3);&quot;&quot;))" office:value-type="string" office:string-value="154">
            <text:p>15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5</text:p>
          </table:table-cell>
          <table:table-cell table:style-name="ce4" office:value-type="string">
            <text:p>Thành phẩm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57])&lt;8;&quot;Yes&quot;;&quot;No&quot;)" office:value-type="string" office:string-value="Yes">
            <text:p>Yes</text:p>
          </table:table-cell>
          <table:table-cell table:style-name="ce6"/>
          <table:table-cell table:formula="of:=IF(LEN([.A57])=3;LEFT([.A57];1);IF(LEN([.A57])=8;LEFT([.A57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float" office:value="15510000">
            <text:p>15510000</text:p>
          </table:table-cell>
          <table:table-cell table:style-name="ce4" office:value-type="string">
            <text:p>Thành phẩm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58])&lt;8;&quot;Yes&quot;;&quot;No&quot;)" office:value-type="string" office:string-value="No">
            <text:p>No</text:p>
          </table:table-cell>
          <table:table-cell table:style-name="ce6" office:value-type="string">
            <text:p>P_ASSET_ACCT</text:p>
          </table:table-cell>
          <table:table-cell table:formula="of:=IF(LEN([.A58])=3;LEFT([.A58];1);IF(LEN([.A58])=8;LEFT([.A58];3);&quot;&quot;))" office:value-type="string" office:string-value="155">
            <text:p>155</text:p>
          </table:table-cell>
          <table:table-cell table:number-columns-repeated="244"/>
        </table:table-row>
        <table:table-row table:style-name="ro2">
          <table:table-cell table:style-name="ce2" office:value-type="float" office:value="15520000">
            <text:p>15520000</text:p>
          </table:table-cell>
          <table:table-cell table:style-name="ce4" office:value-type="string">
            <text:p>Thành phẩm dự án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6" office:value-type="string">
            <text:p>PJ_ASSET_ACCT</text:p>
          </table:table-cell>
          <table:table-cell table:formula="of:=IF(LEN([.A59])=3;LEFT([.A59];1);IF(LEN([.A59])=8;LEFT([.A59];3);&quot;&quot;))" office:value-type="string" office:string-value="155">
            <text:p>15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6</text:p>
          </table:table-cell>
          <table:table-cell table:style-name="ce4" office:value-type="string">
            <text:p>Hàng hóa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60])&lt;8;&quot;Yes&quot;;&quot;No&quot;)" office:value-type="string" office:string-value="Yes">
            <text:p>Yes</text:p>
          </table:table-cell>
          <table:table-cell/>
          <table:table-cell table:formula="of:=IF(LEN([.A60])=3;LEFT([.A60];1);IF(LEN([.A60])=8;LEFT([.A60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610000</text:p>
          </table:table-cell>
          <table:table-cell table:style-name="ce4" office:value-type="string">
            <text:p>Giá mua hàng hóa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61])&lt;8;&quot;Yes&quot;;&quot;No&quot;)" office:value-type="string" office:string-value="No">
            <text:p>No</text:p>
          </table:table-cell>
          <table:table-cell table:style-name="ce6" office:value-type="string">
            <text:p>W_INVENTORY_ACCT</text:p>
          </table:table-cell>
          <table:table-cell table:formula="of:=IF(LEN([.A61])=3;LEFT([.A61];1);IF(LEN([.A61])=8;LEFT([.A61];3);&quot;&quot;))" office:value-type="string" office:string-value="156">
            <text:p>156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620000</text:p>
          </table:table-cell>
          <table:table-cell table:style-name="ce4" office:value-type="string">
            <text:p>Chi phí thu mua hàng hóa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62])&lt;8;&quot;Yes&quot;;&quot;No&quot;)" office:value-type="string" office:string-value="No">
            <text:p>No</text:p>
          </table:table-cell>
          <table:table-cell table:style-name="ce6"/>
          <table:table-cell table:formula="of:=IF(LEN([.A62])=3;LEFT([.A62];1);IF(LEN([.A62])=8;LEFT([.A62];3);&quot;&quot;))" office:value-type="string" office:string-value="156">
            <text:p>156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670000</text:p>
          </table:table-cell>
          <table:table-cell table:style-name="ce4" office:value-type="string">
            <text:p>Hàng hóa bất động sản 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63])&lt;8;&quot;Yes&quot;;&quot;No&quot;)" office:value-type="string" office:string-value="No">
            <text:p>No</text:p>
          </table:table-cell>
          <table:table-cell/>
          <table:table-cell table:formula="of:=IF(LEN([.A63])=3;LEFT([.A63];1);IF(LEN([.A63])=8;LEFT([.A63];3);&quot;&quot;))" office:value-type="string" office:string-value="156">
            <text:p>156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7</text:p>
          </table:table-cell>
          <table:table-cell table:style-name="ce4" office:value-type="string">
            <text:p>Hàng gửi đi b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64])&lt;8;&quot;Yes&quot;;&quot;No&quot;)" office:value-type="string" office:string-value="Yes">
            <text:p>Yes</text:p>
          </table:table-cell>
          <table:table-cell/>
          <table:table-cell table:formula="of:=IF(LEN([.A64])=3;LEFT([.A64];1);IF(LEN([.A64])=8;LEFT([.A64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float" office:value="15710000">
            <text:p>15710000</text:p>
          </table:table-cell>
          <table:table-cell table:style-name="ce4" office:value-type="string">
            <text:p>Hàng gửi đi b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65])&lt;8;&quot;Yes&quot;;&quot;No&quot;)" office:value-type="string" office:string-value="No">
            <text:p>No</text:p>
          </table:table-cell>
          <table:table-cell/>
          <table:table-cell table:formula="of:=IF(LEN([.A65])=3;LEFT([.A65];1);IF(LEN([.A65])=8;LEFT([.A65];3);&quot;&quot;))" office:value-type="string" office:string-value="157">
            <text:p>15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8</text:p>
          </table:table-cell>
          <table:table-cell table:style-name="ce4" office:value-type="string">
            <text:p>Hàng hoá kho bảo thuế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66])&lt;8;&quot;Yes&quot;;&quot;No&quot;)" office:value-type="string" office:string-value="Yes">
            <text:p>Yes</text:p>
          </table:table-cell>
          <table:table-cell/>
          <table:table-cell table:formula="of:=IF(LEN([.A66])=3;LEFT([.A66];1);IF(LEN([.A66])=8;LEFT([.A66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float" office:value="15810000">
            <text:p>15810000</text:p>
          </table:table-cell>
          <table:table-cell table:style-name="ce4" office:value-type="string">
            <text:p>Hàng hoá kho bảo thuế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67])&lt;8;&quot;Yes&quot;;&quot;No&quot;)" office:value-type="string" office:string-value="No">
            <text:p>No</text:p>
          </table:table-cell>
          <table:table-cell/>
          <table:table-cell table:formula="of:=IF(LEN([.A67])=3;LEFT([.A67];1);IF(LEN([.A67])=8;LEFT([.A67];3);&quot;&quot;))" office:value-type="string" office:string-value="158">
            <text:p>15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9</text:p>
          </table:table-cell>
          <table:table-cell table:style-name="ce4" office:value-type="string">
            <text:p>Dự phòng giảm giá hàng tồn kho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68])&lt;8;&quot;Yes&quot;;&quot;No&quot;)" office:value-type="string" office:string-value="Yes">
            <text:p>Yes</text:p>
          </table:table-cell>
          <table:table-cell/>
          <table:table-cell table:formula="of:=IF(LEN([.A68])=3;LEFT([.A68];1);IF(LEN([.A68])=8;LEFT([.A68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float" office:value="15910000">
            <text:p>15910000</text:p>
          </table:table-cell>
          <table:table-cell table:style-name="ce4" office:value-type="string">
            <text:p>Dự phòng giảm giá hàng tồn kho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69])&lt;8;&quot;Yes&quot;;&quot;No&quot;)" office:value-type="string" office:string-value="No">
            <text:p>No</text:p>
          </table:table-cell>
          <table:table-cell/>
          <table:table-cell table:formula="of:=IF(LEN([.A69])=3;LEFT([.A69];1);IF(LEN([.A69])=8;LEFT([.A69];3);&quot;&quot;))" office:value-type="string" office:string-value="159">
            <text:p>159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</text:p>
          </table:table-cell>
          <table:table-cell table:style-name="ce4" office:value-type="string">
            <text:p>Tài sản dài h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70])&lt;8;&quot;Yes&quot;;&quot;No&quot;)" office:value-type="string" office:string-value="Yes">
            <text:p>Yes</text:p>
          </table:table-cell>
          <table:table-cell/>
          <table:table-cell table:formula="of:=IF(LEN([.A70])=3;LEFT([.A70];1);IF(LEN([.A70])=8;LEFT([.A70];3);&quot;&quot;))">
            <text:p/>
          </table:table-cell>
          <table:table-cell table:number-columns-repeated="244"/>
        </table:table-row>
        <table:table-row table:style-name="ro2">
          <table:table-cell table:style-name="ce2" office:value-type="string">
            <text:p>211</text:p>
          </table:table-cell>
          <table:table-cell table:style-name="ce4" office:value-type="string">
            <text:p>Tài sản cố định hữu hình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71])&lt;8;&quot;Yes&quot;;&quot;No&quot;)" office:value-type="string" office:string-value="Yes">
            <text:p>Yes</text:p>
          </table:table-cell>
          <table:table-cell/>
          <table:table-cell table:formula="of:=IF(LEN([.A71])=3;LEFT([.A71];1);IF(LEN([.A71])=8;LEFT([.A71];3);&quot;&quot;))" office:value-type="string" office:string-value="2">
            <text:p>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110000</text:p>
          </table:table-cell>
          <table:table-cell table:style-name="ce4" office:value-type="string">
            <text:p>Nhà cửa- vật kiến trúc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72])&lt;8;&quot;Yes&quot;;&quot;No&quot;)" office:value-type="string" office:string-value="No">
            <text:p>No</text:p>
          </table:table-cell>
          <table:table-cell/>
          <table:table-cell table:formula="of:=IF(LEN([.A72])=3;LEFT([.A72];1);IF(LEN([.A72])=8;LEFT([.A72];3);&quot;&quot;))" office:value-type="string" office:string-value="211">
            <text:p>2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120000</text:p>
          </table:table-cell>
          <table:table-cell table:style-name="ce4" office:value-type="string">
            <text:p>Máy móc- thiết bị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73])&lt;8;&quot;Yes&quot;;&quot;No&quot;)" office:value-type="string" office:string-value="No">
            <text:p>No</text:p>
          </table:table-cell>
          <table:table-cell/>
          <table:table-cell table:formula="of:=IF(LEN([.A73])=3;LEFT([.A73];1);IF(LEN([.A73])=8;LEFT([.A73];3);&quot;&quot;))" office:value-type="string" office:string-value="211">
            <text:p>2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130000</text:p>
          </table:table-cell>
          <table:table-cell table:style-name="ce4" office:value-type="string">
            <text:p>Phương tiện vận tải- truyền dẫ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74])&lt;8;&quot;Yes&quot;;&quot;No&quot;)" office:value-type="string" office:string-value="No">
            <text:p>No</text:p>
          </table:table-cell>
          <table:table-cell/>
          <table:table-cell table:formula="of:=IF(LEN([.A74])=3;LEFT([.A74];1);IF(LEN([.A74])=8;LEFT([.A74];3);&quot;&quot;))" office:value-type="string" office:string-value="211">
            <text:p>2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140000</text:p>
          </table:table-cell>
          <table:table-cell table:style-name="ce4" office:value-type="string">
            <text:p>Thiết bị- dụng cụ quản lý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75])&lt;8;&quot;Yes&quot;;&quot;No&quot;)" office:value-type="string" office:string-value="No">
            <text:p>No</text:p>
          </table:table-cell>
          <table:table-cell/>
          <table:table-cell table:formula="of:=IF(LEN([.A75])=3;LEFT([.A75];1);IF(LEN([.A75])=8;LEFT([.A75];3);&quot;&quot;))" office:value-type="string" office:string-value="211">
            <text:p>2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150000</text:p>
          </table:table-cell>
          <table:table-cell table:style-name="ce4" office:value-type="string">
            <text:p>Cây lâu năm- súc vật làm việc và cho sản phẩm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76])&lt;8;&quot;Yes&quot;;&quot;No&quot;)" office:value-type="string" office:string-value="No">
            <text:p>No</text:p>
          </table:table-cell>
          <table:table-cell/>
          <table:table-cell table:formula="of:=IF(LEN([.A76])=3;LEFT([.A76];1);IF(LEN([.A76])=8;LEFT([.A76];3);&quot;&quot;))" office:value-type="string" office:string-value="211">
            <text:p>2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180000</text:p>
          </table:table-cell>
          <table:table-cell table:style-name="ce4" office:value-type="string">
            <text:p>TSCĐ khác 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77])&lt;8;&quot;Yes&quot;;&quot;No&quot;)" office:value-type="string" office:string-value="No">
            <text:p>No</text:p>
          </table:table-cell>
          <table:table-cell/>
          <table:table-cell table:formula="of:=IF(LEN([.A77])=3;LEFT([.A77];1);IF(LEN([.A77])=8;LEFT([.A77];3);&quot;&quot;))" office:value-type="string" office:string-value="211">
            <text:p>2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2</text:p>
          </table:table-cell>
          <table:table-cell table:style-name="ce4" office:value-type="string">
            <text:p>Tài sản cố định thuê tài chính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78])&lt;8;&quot;Yes&quot;;&quot;No&quot;)" office:value-type="string" office:string-value="Yes">
            <text:p>Yes</text:p>
          </table:table-cell>
          <table:table-cell/>
          <table:table-cell table:formula="of:=IF(LEN([.A78])=3;LEFT([.A78];1);IF(LEN([.A78])=8;LEFT([.A78];3);&quot;&quot;))" office:value-type="string" office:string-value="2">
            <text:p>2</text:p>
          </table:table-cell>
          <table:table-cell table:number-columns-repeated="244"/>
        </table:table-row>
        <table:table-row table:style-name="ro2">
          <table:table-cell table:style-name="ce2" office:value-type="float" office:value="21210000">
            <text:p>21210000</text:p>
          </table:table-cell>
          <table:table-cell table:style-name="ce4" office:value-type="string">
            <text:p>Tài sản cố định thuê tài chính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79])&lt;8;&quot;Yes&quot;;&quot;No&quot;)" office:value-type="string" office:string-value="No">
            <text:p>No</text:p>
          </table:table-cell>
          <table:table-cell/>
          <table:table-cell table:formula="of:=IF(LEN([.A79])=3;LEFT([.A79];1);IF(LEN([.A79])=8;LEFT([.A79];3);&quot;&quot;))" office:value-type="string" office:string-value="212">
            <text:p>21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3</text:p>
          </table:table-cell>
          <table:table-cell table:style-name="ce4" office:value-type="string">
            <text:p>Tài sản cố định vô hình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80])&lt;8;&quot;Yes&quot;;&quot;No&quot;)" office:value-type="string" office:string-value="Yes">
            <text:p>Yes</text:p>
          </table:table-cell>
          <table:table-cell/>
          <table:table-cell table:formula="of:=IF(LEN([.A80])=3;LEFT([.A80];1);IF(LEN([.A80])=8;LEFT([.A80];3);&quot;&quot;))" office:value-type="string" office:string-value="2">
            <text:p>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310000</text:p>
          </table:table-cell>
          <table:table-cell table:style-name="ce4" office:value-type="string">
            <text:p>Quyền sử dụng đất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81])&lt;8;&quot;Yes&quot;;&quot;No&quot;)" office:value-type="string" office:string-value="No">
            <text:p>No</text:p>
          </table:table-cell>
          <table:table-cell/>
          <table:table-cell table:formula="of:=IF(LEN([.A81])=3;LEFT([.A81];1);IF(LEN([.A81])=8;LEFT([.A81];3);&quot;&quot;))" office:value-type="string" office:string-value="213">
            <text:p>21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320000</text:p>
          </table:table-cell>
          <table:table-cell table:style-name="ce4" office:value-type="string">
            <text:p>Quyền phát hành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82])&lt;8;&quot;Yes&quot;;&quot;No&quot;)" office:value-type="string" office:string-value="No">
            <text:p>No</text:p>
          </table:table-cell>
          <table:table-cell/>
          <table:table-cell table:formula="of:=IF(LEN([.A82])=3;LEFT([.A82];1);IF(LEN([.A82])=8;LEFT([.A82];3);&quot;&quot;))" office:value-type="string" office:string-value="213">
            <text:p>21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330000</text:p>
          </table:table-cell>
          <table:table-cell table:style-name="ce4" office:value-type="string">
            <text:p>Bản quyền- bằng sáng chế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83])&lt;8;&quot;Yes&quot;;&quot;No&quot;)" office:value-type="string" office:string-value="No">
            <text:p>No</text:p>
          </table:table-cell>
          <table:table-cell/>
          <table:table-cell table:formula="of:=IF(LEN([.A83])=3;LEFT([.A83];1);IF(LEN([.A83])=8;LEFT([.A83];3);&quot;&quot;))" office:value-type="string" office:string-value="213">
            <text:p>21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340000</text:p>
          </table:table-cell>
          <table:table-cell table:style-name="ce4" office:value-type="string">
            <text:p>Nhãn hiệu hàng hoá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84])&lt;8;&quot;Yes&quot;;&quot;No&quot;)" office:value-type="string" office:string-value="No">
            <text:p>No</text:p>
          </table:table-cell>
          <table:table-cell/>
          <table:table-cell table:formula="of:=IF(LEN([.A84])=3;LEFT([.A84];1);IF(LEN([.A84])=8;LEFT([.A84];3);&quot;&quot;))" office:value-type="string" office:string-value="213">
            <text:p>21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350000</text:p>
          </table:table-cell>
          <table:table-cell table:style-name="ce4" office:value-type="string">
            <text:p>Phần mềm máy vi tính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85])&lt;8;&quot;Yes&quot;;&quot;No&quot;)" office:value-type="string" office:string-value="No">
            <text:p>No</text:p>
          </table:table-cell>
          <table:table-cell/>
          <table:table-cell table:formula="of:=IF(LEN([.A85])=3;LEFT([.A85];1);IF(LEN([.A85])=8;LEFT([.A85];3);&quot;&quot;))" office:value-type="string" office:string-value="213">
            <text:p>21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360000</text:p>
          </table:table-cell>
          <table:table-cell table:style-name="ce4" office:value-type="string">
            <text:p>Giấy phép và giấy phép nhượng quyề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86])&lt;8;&quot;Yes&quot;;&quot;No&quot;)" office:value-type="string" office:string-value="No">
            <text:p>No</text:p>
          </table:table-cell>
          <table:table-cell/>
          <table:table-cell table:formula="of:=IF(LEN([.A86])=3;LEFT([.A86];1);IF(LEN([.A86])=8;LEFT([.A86];3);&quot;&quot;))" office:value-type="string" office:string-value="213">
            <text:p>21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380000</text:p>
          </table:table-cell>
          <table:table-cell table:style-name="ce4" office:value-type="string">
            <text:p>TSCĐ vô hình khác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87])&lt;8;&quot;Yes&quot;;&quot;No&quot;)" office:value-type="string" office:string-value="No">
            <text:p>No</text:p>
          </table:table-cell>
          <table:table-cell/>
          <table:table-cell table:formula="of:=IF(LEN([.A87])=3;LEFT([.A87];1);IF(LEN([.A87])=8;LEFT([.A87];3);&quot;&quot;))" office:value-type="string" office:string-value="213">
            <text:p>21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4</text:p>
          </table:table-cell>
          <table:table-cell table:style-name="ce4" office:value-type="string">
            <text:p>Hao mòn tài sản cố định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88])&lt;8;&quot;Yes&quot;;&quot;No&quot;)" office:value-type="string" office:string-value="Yes">
            <text:p>Yes</text:p>
          </table:table-cell>
          <table:table-cell/>
          <table:table-cell table:formula="of:=IF(LEN([.A88])=3;LEFT([.A88];1);IF(LEN([.A88])=8;LEFT([.A88];3);&quot;&quot;))" office:value-type="string" office:string-value="2">
            <text:p>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410000</text:p>
          </table:table-cell>
          <table:table-cell table:style-name="ce4" office:value-type="string">
            <text:p>Hao mòn TSCĐ hữu hình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89])&lt;8;&quot;Yes&quot;;&quot;No&quot;)" office:value-type="string" office:string-value="No">
            <text:p>No</text:p>
          </table:table-cell>
          <table:table-cell/>
          <table:table-cell table:formula="of:=IF(LEN([.A89])=3;LEFT([.A89];1);IF(LEN([.A89])=8;LEFT([.A89];3);&quot;&quot;))" office:value-type="string" office:string-value="214">
            <text:p>21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420000</text:p>
          </table:table-cell>
          <table:table-cell table:style-name="ce4" office:value-type="string">
            <text:p>Hao mòn TSCĐ thuê tài chính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90])&lt;8;&quot;Yes&quot;;&quot;No&quot;)" office:value-type="string" office:string-value="No">
            <text:p>No</text:p>
          </table:table-cell>
          <table:table-cell/>
          <table:table-cell table:formula="of:=IF(LEN([.A90])=3;LEFT([.A90];1);IF(LEN([.A90])=8;LEFT([.A90];3);&quot;&quot;))" office:value-type="string" office:string-value="214">
            <text:p>21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430000</text:p>
          </table:table-cell>
          <table:table-cell table:style-name="ce4" office:value-type="string">
            <text:p>Hao mòn TSCĐ vô hình 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91])&lt;8;&quot;Yes&quot;;&quot;No&quot;)" office:value-type="string" office:string-value="No">
            <text:p>No</text:p>
          </table:table-cell>
          <table:table-cell/>
          <table:table-cell table:formula="of:=IF(LEN([.A91])=3;LEFT([.A91];1);IF(LEN([.A91])=8;LEFT([.A91];3);&quot;&quot;))" office:value-type="string" office:string-value="214">
            <text:p>21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470000</text:p>
          </table:table-cell>
          <table:table-cell table:style-name="ce4" office:value-type="string">
            <text:p>Hao mòn bất động sản đầu tư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92])&lt;8;&quot;Yes&quot;;&quot;No&quot;)" office:value-type="string" office:string-value="No">
            <text:p>No</text:p>
          </table:table-cell>
          <table:table-cell/>
          <table:table-cell table:formula="of:=IF(LEN([.A92])=3;LEFT([.A92];1);IF(LEN([.A92])=8;LEFT([.A92];3);&quot;&quot;))" office:value-type="string" office:string-value="214">
            <text:p>21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7</text:p>
          </table:table-cell>
          <table:table-cell table:style-name="ce4" office:value-type="string">
            <text:p>Bất động sản đầu tư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93])&lt;8;&quot;Yes&quot;;&quot;No&quot;)" office:value-type="string" office:string-value="Yes">
            <text:p>Yes</text:p>
          </table:table-cell>
          <table:table-cell/>
          <table:table-cell table:formula="of:=IF(LEN([.A93])=3;LEFT([.A93];1);IF(LEN([.A93])=8;LEFT([.A93];3);&quot;&quot;))" office:value-type="string" office:string-value="2">
            <text:p>2</text:p>
          </table:table-cell>
          <table:table-cell table:number-columns-repeated="244"/>
        </table:table-row>
        <table:table-row table:style-name="ro2">
          <table:table-cell table:style-name="ce2" office:value-type="float" office:value="21710000">
            <text:p>21710000</text:p>
          </table:table-cell>
          <table:table-cell table:style-name="ce4" office:value-type="string">
            <text:p>Bất động sản đầu tư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94])&lt;8;&quot;Yes&quot;;&quot;No&quot;)" office:value-type="string" office:string-value="No">
            <text:p>No</text:p>
          </table:table-cell>
          <table:table-cell/>
          <table:table-cell table:formula="of:=IF(LEN([.A94])=3;LEFT([.A94];1);IF(LEN([.A94])=8;LEFT([.A94];3);&quot;&quot;))" office:value-type="string" office:string-value="217">
            <text:p>21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21</text:p>
          </table:table-cell>
          <table:table-cell table:style-name="ce4" office:value-type="string">
            <text:p>Đầu tư vào công ty co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95])&lt;8;&quot;Yes&quot;;&quot;No&quot;)" office:value-type="string" office:string-value="Yes">
            <text:p>Yes</text:p>
          </table:table-cell>
          <table:table-cell/>
          <table:table-cell table:formula="of:=IF(LEN([.A95])=3;LEFT([.A95];1);IF(LEN([.A95])=8;LEFT([.A95];3);&quot;&quot;))" office:value-type="string" office:string-value="2">
            <text:p>2</text:p>
          </table:table-cell>
          <table:table-cell table:number-columns-repeated="244"/>
        </table:table-row>
        <table:table-row table:style-name="ro2">
          <table:table-cell table:style-name="ce2" office:value-type="float" office:value="22110000">
            <text:p>22110000</text:p>
          </table:table-cell>
          <table:table-cell table:style-name="ce4" office:value-type="string">
            <text:p>Đầu tư vào công ty co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96])&lt;8;&quot;Yes&quot;;&quot;No&quot;)" office:value-type="string" office:string-value="No">
            <text:p>No</text:p>
          </table:table-cell>
          <table:table-cell/>
          <table:table-cell table:formula="of:=IF(LEN([.A96])=3;LEFT([.A96];1);IF(LEN([.A96])=8;LEFT([.A96];3);&quot;&quot;))" office:value-type="string" office:string-value="221">
            <text:p>22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22</text:p>
          </table:table-cell>
          <table:table-cell table:style-name="ce4" office:value-type="string">
            <text:p>Vốn góp liên doanh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97])&lt;8;&quot;Yes&quot;;&quot;No&quot;)" office:value-type="string" office:string-value="Yes">
            <text:p>Yes</text:p>
          </table:table-cell>
          <table:table-cell/>
          <table:table-cell table:formula="of:=IF(LEN([.A97])=3;LEFT([.A97];1);IF(LEN([.A97])=8;LEFT([.A97];3);&quot;&quot;))" office:value-type="string" office:string-value="2">
            <text:p>2</text:p>
          </table:table-cell>
          <table:table-cell table:number-columns-repeated="244"/>
        </table:table-row>
        <table:table-row table:style-name="ro2">
          <table:table-cell table:style-name="ce2" office:value-type="float" office:value="22210000">
            <text:p>22210000</text:p>
          </table:table-cell>
          <table:table-cell table:style-name="ce4" office:value-type="string">
            <text:p>Vốn góp liên doanh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98])&lt;8;&quot;Yes&quot;;&quot;No&quot;)" office:value-type="string" office:string-value="No">
            <text:p>No</text:p>
          </table:table-cell>
          <table:table-cell/>
          <table:table-cell table:formula="of:=IF(LEN([.A98])=3;LEFT([.A98];1);IF(LEN([.A98])=8;LEFT([.A98];3);&quot;&quot;))" office:value-type="string" office:string-value="222">
            <text:p>22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23</text:p>
          </table:table-cell>
          <table:table-cell table:style-name="ce4" office:value-type="string">
            <text:p>Đầu tư vào công ty liên kết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99])&lt;8;&quot;Yes&quot;;&quot;No&quot;)" office:value-type="string" office:string-value="Yes">
            <text:p>Yes</text:p>
          </table:table-cell>
          <table:table-cell/>
          <table:table-cell table:formula="of:=IF(LEN([.A99])=3;LEFT([.A99];1);IF(LEN([.A99])=8;LEFT([.A99];3);&quot;&quot;))" office:value-type="string" office:string-value="2">
            <text:p>2</text:p>
          </table:table-cell>
          <table:table-cell table:number-columns-repeated="244"/>
        </table:table-row>
        <table:table-row table:style-name="ro2">
          <table:table-cell table:style-name="ce2" office:value-type="float" office:value="22310000">
            <text:p>22310000</text:p>
          </table:table-cell>
          <table:table-cell table:style-name="ce4" office:value-type="string">
            <text:p>Đầu tư vào công ty liên kết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00])&lt;8;&quot;Yes&quot;;&quot;No&quot;)" office:value-type="string" office:string-value="No">
            <text:p>No</text:p>
          </table:table-cell>
          <table:table-cell/>
          <table:table-cell table:formula="of:=IF(LEN([.A100])=3;LEFT([.A100];1);IF(LEN([.A100])=8;LEFT([.A100];3);&quot;&quot;))" office:value-type="string" office:string-value="223">
            <text:p>22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28</text:p>
          </table:table-cell>
          <table:table-cell table:style-name="ce4" office:value-type="string">
            <text:p>Đầu tư dài hạn khác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01])&lt;8;&quot;Yes&quot;;&quot;No&quot;)" office:value-type="string" office:string-value="Yes">
            <text:p>Yes</text:p>
          </table:table-cell>
          <table:table-cell/>
          <table:table-cell table:formula="of:=IF(LEN([.A101])=3;LEFT([.A101];1);IF(LEN([.A101])=8;LEFT([.A101];3);&quot;&quot;))" office:value-type="string" office:string-value="2">
            <text:p>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2810000</text:p>
          </table:table-cell>
          <table:table-cell table:style-name="ce4" office:value-type="string">
            <text:p>Cổ phiếu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02])&lt;8;&quot;Yes&quot;;&quot;No&quot;)" office:value-type="string" office:string-value="No">
            <text:p>No</text:p>
          </table:table-cell>
          <table:table-cell/>
          <table:table-cell table:formula="of:=IF(LEN([.A102])=3;LEFT([.A102];1);IF(LEN([.A102])=8;LEFT([.A102];3);&quot;&quot;))" office:value-type="string" office:string-value="228">
            <text:p>228</text:p>
          </table:table-cell>
          <table:table-cell table:number-columns-repeated="244"/>
        </table:table-row>
        <table:table-row table:style-name="ro2">
          <table:table-cell table:style-name="ce2" office:value-type="float" office:value="22820000">
            <text:p>22820000</text:p>
          </table:table-cell>
          <table:table-cell table:style-name="ce5" office:value-type="string">
            <text:p>Trái phiếu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03])&lt;8;&quot;Yes&quot;;&quot;No&quot;)" office:value-type="string" office:string-value="No">
            <text:p>No</text:p>
          </table:table-cell>
          <table:table-cell/>
          <table:table-cell table:formula="of:=IF(LEN([.A103])=3;LEFT([.A103];1);IF(LEN([.A103])=8;LEFT([.A103];3);&quot;&quot;))" office:value-type="string" office:string-value="228">
            <text:p>228</text:p>
          </table:table-cell>
          <table:table-cell table:number-columns-repeated="244"/>
        </table:table-row>
        <table:table-row table:style-name="ro2">
          <table:table-cell table:style-name="ce2" office:value-type="float" office:value="22830000">
            <text:p>22830000</text:p>
          </table:table-cell>
          <table:table-cell table:style-name="ce5" office:value-type="string">
            <text:p>Đầu tư dài hạn khác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04])&lt;8;&quot;Yes&quot;;&quot;No&quot;)" office:value-type="string" office:string-value="No">
            <text:p>No</text:p>
          </table:table-cell>
          <table:table-cell/>
          <table:table-cell table:formula="of:=IF(LEN([.A104])=3;LEFT([.A104];1);IF(LEN([.A104])=8;LEFT([.A104];3);&quot;&quot;))" office:value-type="string" office:string-value="228">
            <text:p>22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29</text:p>
          </table:table-cell>
          <table:table-cell table:style-name="ce4" office:value-type="string">
            <text:p>Dự phòng giảm giá đầu tư dài h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05])&lt;8;&quot;Yes&quot;;&quot;No&quot;)" office:value-type="string" office:string-value="Yes">
            <text:p>Yes</text:p>
          </table:table-cell>
          <table:table-cell/>
          <table:table-cell table:formula="of:=IF(LEN([.A105])=3;LEFT([.A105];1);IF(LEN([.A105])=8;LEFT([.A105];3);&quot;&quot;))" office:value-type="string" office:string-value="2">
            <text:p>2</text:p>
          </table:table-cell>
          <table:table-cell table:number-columns-repeated="244"/>
        </table:table-row>
        <table:table-row table:style-name="ro2">
          <table:table-cell table:style-name="ce2" office:value-type="float" office:value="22910000">
            <text:p>22910000</text:p>
          </table:table-cell>
          <table:table-cell table:style-name="ce4" office:value-type="string">
            <text:p>Dự phòng giảm giá đầu tư dài h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06])&lt;8;&quot;Yes&quot;;&quot;No&quot;)" office:value-type="string" office:string-value="No">
            <text:p>No</text:p>
          </table:table-cell>
          <table:table-cell/>
          <table:table-cell table:formula="of:=IF(LEN([.A106])=3;LEFT([.A106];1);IF(LEN([.A106])=8;LEFT([.A106];3);&quot;&quot;))" office:value-type="string" office:string-value="229">
            <text:p>229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41</text:p>
          </table:table-cell>
          <table:table-cell table:style-name="ce4" office:value-type="string">
            <text:p>Xây dựng cơ bản dở dang 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07])&lt;8;&quot;Yes&quot;;&quot;No&quot;)" office:value-type="string" office:string-value="Yes">
            <text:p>Yes</text:p>
          </table:table-cell>
          <table:table-cell/>
          <table:table-cell table:formula="of:=IF(LEN([.A107])=3;LEFT([.A107];1);IF(LEN([.A107])=8;LEFT([.A107];3);&quot;&quot;))" office:value-type="string" office:string-value="2">
            <text:p>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4110000</text:p>
          </table:table-cell>
          <table:table-cell table:style-name="ce4" office:value-type="string">
            <text:p>Mua sắm TSCĐ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08])&lt;8;&quot;Yes&quot;;&quot;No&quot;)" office:value-type="string" office:string-value="No">
            <text:p>No</text:p>
          </table:table-cell>
          <table:table-cell/>
          <table:table-cell table:formula="of:=IF(LEN([.A108])=3;LEFT([.A108];1);IF(LEN([.A108])=8;LEFT([.A108];3);&quot;&quot;))" office:value-type="string" office:string-value="241">
            <text:p>2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4120000</text:p>
          </table:table-cell>
          <table:table-cell table:style-name="ce4" office:value-type="string">
            <text:p>Xây dựng cơ bả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09])&lt;8;&quot;Yes&quot;;&quot;No&quot;)" office:value-type="string" office:string-value="No">
            <text:p>No</text:p>
          </table:table-cell>
          <table:table-cell/>
          <table:table-cell table:formula="of:=IF(LEN([.A109])=3;LEFT([.A109];1);IF(LEN([.A109])=8;LEFT([.A109];3);&quot;&quot;))" office:value-type="string" office:string-value="241">
            <text:p>2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4130000</text:p>
          </table:table-cell>
          <table:table-cell table:style-name="ce4" office:value-type="string">
            <text:p>Sửa chữa lớn TSCĐ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10])&lt;8;&quot;Yes&quot;;&quot;No&quot;)" office:value-type="string" office:string-value="No">
            <text:p>No</text:p>
          </table:table-cell>
          <table:table-cell/>
          <table:table-cell table:formula="of:=IF(LEN([.A110])=3;LEFT([.A110];1);IF(LEN([.A110])=8;LEFT([.A110];3);&quot;&quot;))" office:value-type="string" office:string-value="241">
            <text:p>2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42</text:p>
          </table:table-cell>
          <table:table-cell table:style-name="ce4" office:value-type="string">
            <text:p>Chi phí trả trước dài h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11])&lt;8;&quot;Yes&quot;;&quot;No&quot;)" office:value-type="string" office:string-value="Yes">
            <text:p>Yes</text:p>
          </table:table-cell>
          <table:table-cell/>
          <table:table-cell table:formula="of:=IF(LEN([.A111])=3;LEFT([.A111];1);IF(LEN([.A111])=8;LEFT([.A111];3);&quot;&quot;))" office:value-type="string" office:string-value="2">
            <text:p>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4210000</text:p>
          </table:table-cell>
          <table:table-cell table:style-name="ce4" office:value-type="string">
            <text:p>Chi phí trả trước dài h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12])&lt;8;&quot;Yes&quot;;&quot;No&quot;)" office:value-type="string" office:string-value="No">
            <text:p>No</text:p>
          </table:table-cell>
          <table:table-cell/>
          <table:table-cell table:formula="of:=IF(LEN([.A112])=3;LEFT([.A112];1);IF(LEN([.A112])=8;LEFT([.A112];3);&quot;&quot;))" office:value-type="string" office:string-value="242">
            <text:p>2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43</text:p>
          </table:table-cell>
          <table:table-cell table:style-name="ce4" office:value-type="string">
            <text:p>Tài sản thuế thu nhập hoãn lại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13])&lt;8;&quot;Yes&quot;;&quot;No&quot;)" office:value-type="string" office:string-value="Yes">
            <text:p>Yes</text:p>
          </table:table-cell>
          <table:table-cell/>
          <table:table-cell table:formula="of:=IF(LEN([.A113])=3;LEFT([.A113];1);IF(LEN([.A113])=8;LEFT([.A113];3);&quot;&quot;))" office:value-type="string" office:string-value="2">
            <text:p>2</text:p>
          </table:table-cell>
          <table:table-cell table:number-columns-repeated="244"/>
        </table:table-row>
        <table:table-row table:style-name="ro2">
          <table:table-cell table:style-name="ce2" office:value-type="float" office:value="24310000">
            <text:p>24310000</text:p>
          </table:table-cell>
          <table:table-cell table:style-name="ce4" office:value-type="string">
            <text:p>Tài sản thuế thu nhập hoãn lại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14])&lt;8;&quot;Yes&quot;;&quot;No&quot;)" office:value-type="string" office:string-value="No">
            <text:p>No</text:p>
          </table:table-cell>
          <table:table-cell/>
          <table:table-cell table:formula="of:=IF(LEN([.A114])=3;LEFT([.A114];1);IF(LEN([.A114])=8;LEFT([.A114];3);&quot;&quot;))" office:value-type="string" office:string-value="243">
            <text:p>24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44</text:p>
          </table:table-cell>
          <table:table-cell table:style-name="ce4" office:value-type="string">
            <text:p>Ký quỹ- ký cược dài h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15])&lt;8;&quot;Yes&quot;;&quot;No&quot;)" office:value-type="string" office:string-value="Yes">
            <text:p>Yes</text:p>
          </table:table-cell>
          <table:table-cell/>
          <table:table-cell table:formula="of:=IF(LEN([.A115])=3;LEFT([.A115];1);IF(LEN([.A115])=8;LEFT([.A115];3);&quot;&quot;))" office:value-type="string" office:string-value="2">
            <text:p>2</text:p>
          </table:table-cell>
          <table:table-cell table:number-columns-repeated="244"/>
        </table:table-row>
        <table:table-row table:style-name="ro2">
          <table:table-cell table:style-name="ce2" office:value-type="float" office:value="24410000">
            <text:p>24410000</text:p>
          </table:table-cell>
          <table:table-cell table:style-name="ce4" office:value-type="string">
            <text:p>Ký quỹ- ký cược dài h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16])&lt;8;&quot;Yes&quot;;&quot;No&quot;)" office:value-type="string" office:string-value="No">
            <text:p>No</text:p>
          </table:table-cell>
          <table:table-cell/>
          <table:table-cell table:formula="of:=IF(LEN([.A116])=3;LEFT([.A116];1);IF(LEN([.A116])=8;LEFT([.A116];3);&quot;&quot;))" office:value-type="string" office:string-value="244">
            <text:p>24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</text:p>
          </table:table-cell>
          <table:table-cell table:style-name="ce4" office:value-type="string">
            <text:p>Nợ phải trả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17])&lt;8;&quot;Yes&quot;;&quot;No&quot;)" office:value-type="string" office:string-value="Yes">
            <text:p>Yes</text:p>
          </table:table-cell>
          <table:table-cell/>
          <table:table-cell table:formula="of:=IF(LEN([.A117])=3;LEFT([.A117];1);IF(LEN([.A117])=8;LEFT([.A117];3);&quot;&quot;))">
            <text:p/>
          </table:table-cell>
          <table:table-cell table:number-columns-repeated="244"/>
        </table:table-row>
        <table:table-row table:style-name="ro2">
          <table:table-cell table:style-name="ce2" office:value-type="string">
            <text:p>311</text:p>
          </table:table-cell>
          <table:table-cell table:style-name="ce4" office:value-type="string">
            <text:p>Vay ngắn hạn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18])&lt;8;&quot;Yes&quot;;&quot;No&quot;)" office:value-type="string" office:string-value="Yes">
            <text:p>Yes</text:p>
          </table:table-cell>
          <table:table-cell/>
          <table:table-cell table:formula="of:=IF(LEN([.A118])=3;LEFT([.A118];1);IF(LEN([.A118])=8;LEFT([.A118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15</text:p>
          </table:table-cell>
          <table:table-cell table:style-name="ce4" office:value-type="string">
            <text:p>Nợ dài hạn đến hạn trả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19])&lt;8;&quot;Yes&quot;;&quot;No&quot;)" office:value-type="string" office:string-value="Yes">
            <text:p>Yes</text:p>
          </table:table-cell>
          <table:table-cell/>
          <table:table-cell table:formula="of:=IF(LEN([.A119])=3;LEFT([.A119];1);IF(LEN([.A119])=8;LEFT([.A119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float" office:value="31510000">
            <text:p>31510000</text:p>
          </table:table-cell>
          <table:table-cell table:style-name="ce4" office:value-type="string">
            <text:p>Nợ dài hạn đến hạn trả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20])&lt;8;&quot;Yes&quot;;&quot;No&quot;)" office:value-type="string" office:string-value="No">
            <text:p>No</text:p>
          </table:table-cell>
          <table:table-cell/>
          <table:table-cell table:formula="of:=IF(LEN([.A120])=3;LEFT([.A120];1);IF(LEN([.A120])=8;LEFT([.A120];3);&quot;&quot;))" office:value-type="string" office:string-value="315">
            <text:p>31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1</text:p>
          </table:table-cell>
          <table:table-cell table:style-name="ce4" office:value-type="string">
            <text:p>Phải trả cho người bán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21])&lt;8;&quot;Yes&quot;;&quot;No&quot;)" office:value-type="string" office:string-value="Yes">
            <text:p>Yes</text:p>
          </table:table-cell>
          <table:table-cell/>
          <table:table-cell table:formula="of:=IF(LEN([.A121])=3;LEFT([.A121];1);IF(LEN([.A121])=8;LEFT([.A121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float" office:value="33110000">
            <text:p>33110000</text:p>
          </table:table-cell>
          <table:table-cell table:style-name="ce4" office:value-type="string">
            <text:p>Phải trả thương mại</text:p>
          </table:table-cell>
          <table:table-cell/>
          <table:table-cell table:style-name="ce6" office:value-type="string">
            <text:p>Liability</text:p>
          </table:table-cell>
          <table:table-cell/>
          <table:table-cell office:value-type="string">
            <text:p>Yes</text:p>
          </table:table-cell>
          <table:table-cell table:formula="of:=IF(LEN([.A122])&lt;8;&quot;Yes&quot;;&quot;No&quot;)" office:value-type="string" office:string-value="No">
            <text:p>No</text:p>
          </table:table-cell>
          <table:table-cell table:style-name="ce6" office:value-type="string">
            <text:p>V_LIABILITY_ACCT</text:p>
          </table:table-cell>
          <table:table-cell table:formula="of:=IF(LEN([.A122])=3;LEFT([.A122];1);IF(LEN([.A122])=8;LEFT([.A122];3);&quot;&quot;))" office:value-type="string" office:string-value="331">
            <text:p>331</text:p>
          </table:table-cell>
          <table:table-cell table:number-columns-repeated="244"/>
        </table:table-row>
        <table:table-row table:style-name="ro2">
          <table:table-cell table:style-name="ce2" office:value-type="float" office:value="33120000">
            <text:p>33120000</text:p>
          </table:table-cell>
          <table:table-cell table:style-name="ce4" office:value-type="string">
            <text:p>Phải trả dịch vụ</text:p>
          </table:table-cell>
          <table:table-cell/>
          <table:table-cell table:style-name="ce6" office:value-type="string">
            <text:p>Liability</text:p>
          </table:table-cell>
          <table:table-cell/>
          <table:table-cell office:value-type="string">
            <text:p>Yes</text:p>
          </table:table-cell>
          <table:table-cell table:formula="of:=IF(LEN([.A123])&lt;8;&quot;Yes&quot;;&quot;No&quot;)" office:value-type="string" office:string-value="No">
            <text:p>No</text:p>
          </table:table-cell>
          <table:table-cell table:style-name="ce6" office:value-type="string">
            <text:p>V_LIABILITY_SERVICES_ACCT</text:p>
          </table:table-cell>
          <table:table-cell table:formula="of:=IF(LEN([.A123])=3;LEFT([.A123];1);IF(LEN([.A123])=8;LEFT([.A123];3);&quot;&quot;))" office:value-type="string" office:string-value="331">
            <text:p>331</text:p>
          </table:table-cell>
          <table:table-cell table:number-columns-repeated="244"/>
        </table:table-row>
        <table:table-row table:style-name="ro2">
          <table:table-cell table:style-name="ce2" office:value-type="float" office:value="33150000">
            <text:p>33150000</text:p>
          </table:table-cell>
          <table:table-cell table:style-name="ce4" office:value-type="string">
            <text:p>Trả trước của khách hàng</text:p>
          </table:table-cell>
          <table:table-cell/>
          <table:table-cell table:style-name="ce6" office:value-type="string">
            <text:p>Liability</text:p>
          </table:table-cell>
          <table:table-cell/>
          <table:table-cell office:value-type="string">
            <text:p>Yes</text:p>
          </table:table-cell>
          <table:table-cell table:formula="of:=IF(LEN([.A124])&lt;8;&quot;Yes&quot;;&quot;No&quot;)" office:value-type="string" office:string-value="No">
            <text:p>No</text:p>
          </table:table-cell>
          <table:table-cell table:style-name="ce6" office:value-type="string">
            <text:p>C_PREPAYMENT_ACCT</text:p>
          </table:table-cell>
          <table:table-cell table:formula="of:=IF(LEN([.A124])=3;LEFT([.A124];1);IF(LEN([.A124])=8;LEFT([.A124];3);&quot;&quot;))" office:value-type="string" office:string-value="331">
            <text:p>33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160000</text:p>
          </table:table-cell>
          <table:table-cell table:style-name="ce4" office:value-type="string">
            <text:p>Khách hàng chuyển khoản</text:p>
          </table:table-cell>
          <table:table-cell/>
          <table:table-cell table:style-name="ce6" office:value-type="string">
            <text:p>Liability</text:p>
          </table:table-cell>
          <table:table-cell/>
          <table:table-cell office:value-type="string">
            <text:p>Yes</text:p>
          </table:table-cell>
          <table:table-cell table:formula="of:=IF(LEN([.A125])&lt;8;&quot;Yes&quot;;&quot;No&quot;)" office:value-type="string" office:string-value="No">
            <text:p>No</text:p>
          </table:table-cell>
          <table:table-cell table:style-name="ce6" office:value-type="string">
            <text:p>B_UNALLOCATEDCASH_ACCT</text:p>
          </table:table-cell>
          <table:table-cell table:formula="of:=IF(LEN([.A125])=3;LEFT([.A125];1);IF(LEN([.A125])=8;LEFT([.A125];3);&quot;&quot;))" office:value-type="string" office:string-value="331">
            <text:p>331</text:p>
          </table:table-cell>
          <table:table-cell table:number-columns-repeated="244"/>
        </table:table-row>
        <table:table-row table:style-name="ro2">
          <table:table-cell table:style-name="ce2" office:value-type="float" office:value="33170000">
            <text:p>33170000</text:p>
          </table:table-cell>
          <table:table-cell table:style-name="ce4" office:value-type="string">
            <text:p>Phải trả chờ xử lý</text:p>
          </table:table-cell>
          <table:table-cell/>
          <table:table-cell table:style-name="ce6" office:value-type="string">
            <text:p>Liability</text:p>
          </table:table-cell>
          <table:table-cell/>
          <table:table-cell office:value-type="string">
            <text:p>Yes</text:p>
          </table:table-cell>
          <table:table-cell table:formula="of:=IF(LEN([.A126])&lt;8;&quot;Yes&quot;;&quot;No&quot;)" office:value-type="string" office:string-value="No">
            <text:p>No</text:p>
          </table:table-cell>
          <table:table-cell table:style-name="ce6" office:value-type="string">
            <text:p>B_PAYMENTSELECT_ACCT</text:p>
          </table:table-cell>
          <table:table-cell table:formula="of:=IF(LEN([.A126])=3;LEFT([.A126];1);IF(LEN([.A126])=8;LEFT([.A126];3);&quot;&quot;))" office:value-type="string" office:string-value="331">
            <text:p>331</text:p>
          </table:table-cell>
          <table:table-cell table:number-columns-repeated="244"/>
        </table:table-row>
        <table:table-row table:style-name="ro2">
          <table:table-cell table:style-name="ce2" office:value-type="float" office:value="33180000">
            <text:p>33180000</text:p>
          </table:table-cell>
          <table:table-cell table:style-name="ce4" office:value-type="string">
            <text:p>Phải trả khác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27])&lt;8;&quot;Yes&quot;;&quot;No&quot;)" office:value-type="string" office:string-value="No">
            <text:p>No</text:p>
          </table:table-cell>
          <table:table-cell/>
          <table:table-cell table:formula="of:=IF(LEN([.A127])=3;LEFT([.A127];1);IF(LEN([.A127])=8;LEFT([.A127];3);&quot;&quot;))" office:value-type="string" office:string-value="331">
            <text:p>33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3</text:p>
          </table:table-cell>
          <table:table-cell table:style-name="ce4" office:value-type="string">
            <text:p>Thuế và các khoản phải nộp Nhà nước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28])&lt;8;&quot;Yes&quot;;&quot;No&quot;)" office:value-type="string" office:string-value="Yes">
            <text:p>Yes</text:p>
          </table:table-cell>
          <table:table-cell/>
          <table:table-cell table:formula="of:=IF(LEN([.A128])=3;LEFT([.A128];1);IF(LEN([.A128])=8;LEFT([.A128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31</text:p>
          </table:table-cell>
          <table:table-cell table:style-name="ce4" office:value-type="string">
            <text:p>Thuế giá trị gia tăng phải nộp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33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311000</text:p>
          </table:table-cell>
          <table:table-cell table:style-name="ce4" office:value-type="string">
            <text:p>Thuế GTGT đầu ra</text:p>
          </table:table-cell>
          <table:table-cell/>
          <table:table-cell table:style-name="ce6" office:value-type="string">
            <text:p>Liability</text:p>
          </table:table-cell>
          <table:table-cell/>
          <table:table-cell office:value-type="string">
            <text:p>Yes</text:p>
          </table:table-cell>
          <table:table-cell table:formula="of:=IF(LEN([.A130])&lt;8;&quot;Yes&quot;;&quot;No&quot;)" office:value-type="string" office:string-value="No">
            <text:p>No</text:p>
          </table:table-cell>
          <table:table-cell table:style-name="ce6" office:value-type="string">
            <text:p>T_DUE_ACCT</text:p>
          </table:table-cell>
          <table:table-cell table:formula="of:=IF(LEN([.A130])=3;LEFT([.A130];1);IF(LEN([.A130])=8;LEFT([.A130];4);&quot;&quot;))" office:value-type="string" office:string-value="3331">
            <text:p>333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312000</text:p>
          </table:table-cell>
          <table:table-cell table:style-name="ce4" office:value-type="string">
            <text:p>Thuế GTGT hàng nhập khẩu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31])&lt;8;&quot;Yes&quot;;&quot;No&quot;)" office:value-type="string" office:string-value="No">
            <text:p>No</text:p>
          </table:table-cell>
          <table:table-cell/>
          <table:table-cell table:formula="of:=IF(LEN([.A131])=3;LEFT([.A131];1);IF(LEN([.A131])=8;LEFT([.A131];4);&quot;&quot;))" office:value-type="string" office:string-value="3331">
            <text:p>333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320000</text:p>
          </table:table-cell>
          <table:table-cell table:style-name="ce4" office:value-type="string">
            <text:p>Thuế tiêu thụ đặc biệt 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32])&lt;8;&quot;Yes&quot;;&quot;No&quot;)" office:value-type="string" office:string-value="No">
            <text:p>No</text:p>
          </table:table-cell>
          <table:table-cell/>
          <table:table-cell table:formula="of:=IF(LEN([.A132])=3;LEFT([.A132];1);IF(LEN([.A132])=8;LEFT([.A132];3);&quot;&quot;))" office:value-type="string" office:string-value="333">
            <text:p>33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330000</text:p>
          </table:table-cell>
          <table:table-cell table:style-name="ce4" office:value-type="string">
            <text:p>Thuế xuất- nhập khẩu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33])&lt;8;&quot;Yes&quot;;&quot;No&quot;)" office:value-type="string" office:string-value="No">
            <text:p>No</text:p>
          </table:table-cell>
          <table:table-cell/>
          <table:table-cell table:formula="of:=IF(LEN([.A133])=3;LEFT([.A133];1);IF(LEN([.A133])=8;LEFT([.A133];3);&quot;&quot;))" office:value-type="string" office:string-value="333">
            <text:p>33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340000</text:p>
          </table:table-cell>
          <table:table-cell table:style-name="ce4" office:value-type="string">
            <text:p>Thuế thu nhập doanh nghiệp 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34])&lt;8;&quot;Yes&quot;;&quot;No&quot;)" office:value-type="string" office:string-value="No">
            <text:p>No</text:p>
          </table:table-cell>
          <table:table-cell/>
          <table:table-cell table:formula="of:=IF(LEN([.A134])=3;LEFT([.A134];1);IF(LEN([.A134])=8;LEFT([.A134];3);&quot;&quot;))" office:value-type="string" office:string-value="333">
            <text:p>33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350000</text:p>
          </table:table-cell>
          <table:table-cell table:style-name="ce4" office:value-type="string">
            <text:p>Thuế thu nhập cá nhân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35])&lt;8;&quot;Yes&quot;;&quot;No&quot;)" office:value-type="string" office:string-value="No">
            <text:p>No</text:p>
          </table:table-cell>
          <table:table-cell/>
          <table:table-cell table:formula="of:=IF(LEN([.A135])=3;LEFT([.A135];1);IF(LEN([.A135])=8;LEFT([.A135];3);&quot;&quot;))" office:value-type="string" office:string-value="333">
            <text:p>33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360000</text:p>
          </table:table-cell>
          <table:table-cell table:style-name="ce4" office:value-type="string">
            <text:p>Thuế tài nguyên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36])&lt;8;&quot;Yes&quot;;&quot;No&quot;)" office:value-type="string" office:string-value="No">
            <text:p>No</text:p>
          </table:table-cell>
          <table:table-cell/>
          <table:table-cell table:formula="of:=IF(LEN([.A136])=3;LEFT([.A136];1);IF(LEN([.A136])=8;LEFT([.A136];3);&quot;&quot;))" office:value-type="string" office:string-value="333">
            <text:p>33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370000</text:p>
          </table:table-cell>
          <table:table-cell table:style-name="ce4" office:value-type="string">
            <text:p>Thuế nhà đất- tiền thuê đất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37])&lt;8;&quot;Yes&quot;;&quot;No&quot;)" office:value-type="string" office:string-value="No">
            <text:p>No</text:p>
          </table:table-cell>
          <table:table-cell/>
          <table:table-cell table:formula="of:=IF(LEN([.A137])=3;LEFT([.A137];1);IF(LEN([.A137])=8;LEFT([.A137];3);&quot;&quot;))" office:value-type="string" office:string-value="333">
            <text:p>33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388000</text:p>
          </table:table-cell>
          <table:table-cell table:style-name="ce4" office:value-type="string">
            <text:p>Các loại thuế khác</text:p>
          </table:table-cell>
          <table:table-cell/>
          <table:table-cell table:style-name="ce6" office:value-type="string">
            <text:p>Liability</text:p>
          </table:table-cell>
          <table:table-cell/>
          <table:table-cell office:value-type="string">
            <text:p>Yes</text:p>
          </table:table-cell>
          <table:table-cell table:formula="of:=IF(LEN([.A138])&lt;8;&quot;Yes&quot;;&quot;No&quot;)" office:value-type="string" office:string-value="No">
            <text:p>No</text:p>
          </table:table-cell>
          <table:table-cell table:style-name="ce6" office:value-type="string">
            <text:p>WITHHOLDING_ACCT</text:p>
          </table:table-cell>
          <table:table-cell table:formula="of:=IF(LEN([.A138])=3;LEFT([.A138];1);IF(LEN([.A138])=8;LEFT([.A138];3);&quot;&quot;))" office:value-type="string" office:string-value="333">
            <text:p>33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381000</text:p>
          </table:table-cell>
          <table:table-cell table:style-name="ce4" office:value-type="string">
            <text:p>Khấu trừ thuế</text:p>
          </table:table-cell>
          <table:table-cell/>
          <table:table-cell table:style-name="ce6" office:value-type="string">
            <text:p>Liability</text:p>
          </table:table-cell>
          <table:table-cell/>
          <table:table-cell office:value-type="string">
            <text:p>Yes</text:p>
          </table:table-cell>
          <table:table-cell table:formula="of:=IF(LEN([.A139])&lt;8;&quot;Yes&quot;;&quot;No&quot;)" office:value-type="string" office:string-value="No">
            <text:p>No</text:p>
          </table:table-cell>
          <table:table-cell table:style-name="ce6" office:value-type="string">
            <text:p>T_RECEIVABLES_ACCT</text:p>
          </table:table-cell>
          <table:table-cell table:formula="of:=IF(LEN([.A139])=3;LEFT([.A139];1);IF(LEN([.A139])=8;LEFT([.A139];3);&quot;&quot;))" office:value-type="string" office:string-value="333">
            <text:p>333</text:p>
          </table:table-cell>
          <table:table-cell table:number-columns-repeated="244"/>
        </table:table-row>
        <table:table-row table:style-name="ro2">
          <table:table-cell table:style-name="ce2" office:value-type="float" office:value="33390000">
            <text:p>33390000</text:p>
          </table:table-cell>
          <table:table-cell table:style-name="ce5" office:value-type="string">
            <text:p>Phí- lệ phí và các khoản phải nộp khác</text:p>
          </table:table-cell>
          <table:table-cell/>
          <table:table-cell table:style-name="ce6" office:value-type="string">
            <text:p>Liability</text:p>
          </table:table-cell>
          <table:table-cell/>
          <table:table-cell office:value-type="string">
            <text:p>Yes</text:p>
          </table:table-cell>
          <table:table-cell table:formula="of:=IF(LEN([.A140])&lt;8;&quot;Yes&quot;;&quot;No&quot;)" office:value-type="string" office:string-value="No">
            <text:p>No</text:p>
          </table:table-cell>
          <table:table-cell table:style-name="ce6" office:value-type="string">
            <text:p>T_LIABILITY_ACCT</text:p>
          </table:table-cell>
          <table:table-cell table:formula="of:=IF(LEN([.A140])=3;LEFT([.A140];1);IF(LEN([.A140])=8;LEFT([.A140];3);&quot;&quot;))" office:value-type="string" office:string-value="333">
            <text:p>33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4</text:p>
          </table:table-cell>
          <table:table-cell table:style-name="ce4" office:value-type="string">
            <text:p>Phải trả người lao động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41])&lt;8;&quot;Yes&quot;;&quot;No&quot;)" office:value-type="string" office:string-value="Yes">
            <text:p>Yes</text:p>
          </table:table-cell>
          <table:table-cell table:style-name="Default"/>
          <table:table-cell table:formula="of:=IF(LEN([.A141])=3;LEFT([.A141];1);IF(LEN([.A141])=8;LEFT([.A141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410000</text:p>
          </table:table-cell>
          <table:table-cell table:style-name="ce4" office:value-type="string">
            <text:p>Phải trả công nhân viên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42])&lt;8;&quot;Yes&quot;;&quot;No&quot;)" office:value-type="string" office:string-value="No">
            <text:p>No</text:p>
          </table:table-cell>
          <table:table-cell/>
          <table:table-cell table:formula="of:=IF(LEN([.A142])=3;LEFT([.A142];1);IF(LEN([.A142])=8;LEFT([.A142];3);&quot;&quot;))" office:value-type="string" office:string-value="334">
            <text:p>33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480000</text:p>
          </table:table-cell>
          <table:table-cell table:style-name="ce4" office:value-type="string">
            <text:p>Phải trả người lao động khác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43])&lt;8;&quot;Yes&quot;;&quot;No&quot;)" office:value-type="string" office:string-value="No">
            <text:p>No</text:p>
          </table:table-cell>
          <table:table-cell/>
          <table:table-cell table:formula="of:=IF(LEN([.A143])=3;LEFT([.A143];1);IF(LEN([.A143])=8;LEFT([.A143];3);&quot;&quot;))" office:value-type="string" office:string-value="334">
            <text:p>33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5</text:p>
          </table:table-cell>
          <table:table-cell table:style-name="ce4" office:value-type="string">
            <text:p>Chi phí phải trả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44])&lt;8;&quot;Yes&quot;;&quot;No&quot;)" office:value-type="string" office:string-value="Yes">
            <text:p>Yes</text:p>
          </table:table-cell>
          <table:table-cell/>
          <table:table-cell table:formula="of:=IF(LEN([.A144])=3;LEFT([.A144];1);IF(LEN([.A144])=8;LEFT([.A144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float" office:value="33510000">
            <text:p>33510000</text:p>
          </table:table-cell>
          <table:table-cell table:style-name="ce4" office:value-type="string">
            <text:p>Chi phí phải trả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45])&lt;8;&quot;Yes&quot;;&quot;No&quot;)" office:value-type="string" office:string-value="No">
            <text:p>No</text:p>
          </table:table-cell>
          <table:table-cell/>
          <table:table-cell table:formula="of:=IF(LEN([.A145])=3;LEFT([.A145];1);IF(LEN([.A145])=8;LEFT([.A145];3);&quot;&quot;))" office:value-type="string" office:string-value="335">
            <text:p>33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6</text:p>
          </table:table-cell>
          <table:table-cell table:style-name="ce4" office:value-type="string">
            <text:p>Phải trả nội bộ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46])&lt;8;&quot;Yes&quot;;&quot;No&quot;)" office:value-type="string" office:string-value="Yes">
            <text:p>Yes</text:p>
          </table:table-cell>
          <table:table-cell/>
          <table:table-cell table:formula="of:=IF(LEN([.A146])=3;LEFT([.A146];1);IF(LEN([.A146])=8;LEFT([.A146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float" office:value="33610000">
            <text:p>33610000</text:p>
          </table:table-cell>
          <table:table-cell table:style-name="ce4" office:value-type="string">
            <text:p>Phải trả nội bộ</text:p>
          </table:table-cell>
          <table:table-cell/>
          <table:table-cell table:style-name="ce6" office:value-type="string">
            <text:p>Liability</text:p>
          </table:table-cell>
          <table:table-cell/>
          <table:table-cell office:value-type="string">
            <text:p>Yes</text:p>
          </table:table-cell>
          <table:table-cell table:formula="of:=IF(LEN([.A147])&lt;8;&quot;Yes&quot;;&quot;No&quot;)" office:value-type="string" office:string-value="No">
            <text:p>No</text:p>
          </table:table-cell>
          <table:table-cell table:style-name="ce6" office:value-type="string">
            <text:p>INTERCOMPANYDUETO_ACCT</text:p>
          </table:table-cell>
          <table:table-cell table:formula="of:=IF(LEN([.A147])=3;LEFT([.A147];1);IF(LEN([.A147])=8;LEFT([.A147];3);&quot;&quot;))" office:value-type="string" office:string-value="336">
            <text:p>336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7</text:p>
          </table:table-cell>
          <table:table-cell table:style-name="ce4" office:value-type="string">
            <text:p>Thanh toán theo tiến độ kế hoạch hợp đồng xây dựng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48])&lt;8;&quot;Yes&quot;;&quot;No&quot;)" office:value-type="string" office:string-value="Yes">
            <text:p>Yes</text:p>
          </table:table-cell>
          <table:table-cell/>
          <table:table-cell table:formula="of:=IF(LEN([.A148])=3;LEFT([.A148];1);IF(LEN([.A148])=8;LEFT([.A148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float" office:value="33710000">
            <text:p>33710000</text:p>
          </table:table-cell>
          <table:table-cell table:style-name="ce4" office:value-type="string">
            <text:p>Thanh toán theo tiến độ kế hoạch hợp đồng xây dựng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49])&lt;8;&quot;Yes&quot;;&quot;No&quot;)" office:value-type="string" office:string-value="No">
            <text:p>No</text:p>
          </table:table-cell>
          <table:table-cell/>
          <table:table-cell table:formula="of:=IF(LEN([.A149])=3;LEFT([.A149];1);IF(LEN([.A149])=8;LEFT([.A149];3);&quot;&quot;))" office:value-type="string" office:string-value="337">
            <text:p>33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8</text:p>
          </table:table-cell>
          <table:table-cell table:style-name="ce4" office:value-type="string">
            <text:p>Phải trả- phải nộp khác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50])&lt;8;&quot;Yes&quot;;&quot;No&quot;)" office:value-type="string" office:string-value="Yes">
            <text:p>Yes</text:p>
          </table:table-cell>
          <table:table-cell/>
          <table:table-cell table:formula="of:=IF(LEN([.A150])=3;LEFT([.A150];1);IF(LEN([.A150])=8;LEFT([.A150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810000</text:p>
          </table:table-cell>
          <table:table-cell table:style-name="ce4" office:value-type="string">
            <text:p>Tài sản thừa chờ giải quyết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51])&lt;8;&quot;Yes&quot;;&quot;No&quot;)" office:value-type="string" office:string-value="No">
            <text:p>No</text:p>
          </table:table-cell>
          <table:table-cell/>
          <table:table-cell table:formula="of:=IF(LEN([.A151])=3;LEFT([.A151];1);IF(LEN([.A151])=8;LEFT([.A151];3);&quot;&quot;))" office:value-type="string" office:string-value="338">
            <text:p>33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820000</text:p>
          </table:table-cell>
          <table:table-cell table:style-name="ce4" office:value-type="string">
            <text:p>Kinh phí công đoàn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52])&lt;8;&quot;Yes&quot;;&quot;No&quot;)" office:value-type="string" office:string-value="No">
            <text:p>No</text:p>
          </table:table-cell>
          <table:table-cell/>
          <table:table-cell table:formula="of:=IF(LEN([.A152])=3;LEFT([.A152];1);IF(LEN([.A152])=8;LEFT([.A152];3);&quot;&quot;))" office:value-type="string" office:string-value="338">
            <text:p>33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830000</text:p>
          </table:table-cell>
          <table:table-cell table:style-name="ce4" office:value-type="string">
            <text:p>Bảo hiểm xã hội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53])&lt;8;&quot;Yes&quot;;&quot;No&quot;)" office:value-type="string" office:string-value="No">
            <text:p>No</text:p>
          </table:table-cell>
          <table:table-cell/>
          <table:table-cell table:formula="of:=IF(LEN([.A153])=3;LEFT([.A153];1);IF(LEN([.A153])=8;LEFT([.A153];3);&quot;&quot;))" office:value-type="string" office:string-value="338">
            <text:p>33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840000</text:p>
          </table:table-cell>
          <table:table-cell table:style-name="ce4" office:value-type="string">
            <text:p>Bảo hiểm y tế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54])&lt;8;&quot;Yes&quot;;&quot;No&quot;)" office:value-type="string" office:string-value="No">
            <text:p>No</text:p>
          </table:table-cell>
          <table:table-cell/>
          <table:table-cell table:formula="of:=IF(LEN([.A154])=3;LEFT([.A154];1);IF(LEN([.A154])=8;LEFT([.A154];3);&quot;&quot;))" office:value-type="string" office:string-value="338">
            <text:p>33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850000</text:p>
          </table:table-cell>
          <table:table-cell table:style-name="ce4" office:value-type="string">
            <text:p>Phải trả về cổ phần hoá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55])&lt;8;&quot;Yes&quot;;&quot;No&quot;)" office:value-type="string" office:string-value="No">
            <text:p>No</text:p>
          </table:table-cell>
          <table:table-cell/>
          <table:table-cell table:formula="of:=IF(LEN([.A155])=3;LEFT([.A155];1);IF(LEN([.A155])=8;LEFT([.A155];3);&quot;&quot;))" office:value-type="string" office:string-value="338">
            <text:p>33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860000</text:p>
          </table:table-cell>
          <table:table-cell table:style-name="ce4" office:value-type="string">
            <text:p>Nhận ký quỹ- ký cược ngắn hạn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56])&lt;8;&quot;Yes&quot;;&quot;No&quot;)" office:value-type="string" office:string-value="No">
            <text:p>No</text:p>
          </table:table-cell>
          <table:table-cell/>
          <table:table-cell table:formula="of:=IF(LEN([.A156])=3;LEFT([.A156];1);IF(LEN([.A156])=8;LEFT([.A156];3);&quot;&quot;))" office:value-type="string" office:string-value="338">
            <text:p>33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870000</text:p>
          </table:table-cell>
          <table:table-cell table:style-name="ce4" office:value-type="string">
            <text:p>Doanh thu chưa thực hiện</text:p>
          </table:table-cell>
          <table:table-cell/>
          <table:table-cell table:style-name="ce6" office:value-type="string">
            <text:p>Liability</text:p>
          </table:table-cell>
          <table:table-cell/>
          <table:table-cell office:value-type="string">
            <text:p>Yes</text:p>
          </table:table-cell>
          <table:table-cell table:formula="of:=IF(LEN([.A157])&lt;8;&quot;Yes&quot;;&quot;No&quot;)" office:value-type="string" office:string-value="No">
            <text:p>No</text:p>
          </table:table-cell>
          <table:table-cell table:style-name="ce6" office:value-type="string">
            <text:p>UNEARNEDREVENUE_ACCT</text:p>
          </table:table-cell>
          <table:table-cell table:formula="of:=IF(LEN([.A157])=3;LEFT([.A157];1);IF(LEN([.A157])=8;LEFT([.A157];3);&quot;&quot;))" office:value-type="string" office:string-value="338">
            <text:p>33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880000</text:p>
          </table:table-cell>
          <table:table-cell table:style-name="ce4" office:value-type="string">
            <text:p>Phải trả- phải nộp khác 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58])&lt;8;&quot;Yes&quot;;&quot;No&quot;)" office:value-type="string" office:string-value="No">
            <text:p>No</text:p>
          </table:table-cell>
          <table:table-cell/>
          <table:table-cell table:formula="of:=IF(LEN([.A158])=3;LEFT([.A158];1);IF(LEN([.A158])=8;LEFT([.A158];3);&quot;&quot;))" office:value-type="string" office:string-value="338">
            <text:p>33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882000</text:p>
          </table:table-cell>
          <table:table-cell table:style-name="ce2" office:value-type="string">
            <text:p>Other creditors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59])&lt;8;&quot;Yes&quot;;&quot;No&quot;)" office:value-type="string" office:string-value="No">
            <text:p>No</text:p>
          </table:table-cell>
          <table:table-cell/>
          <table:table-cell table:formula="of:=IF(LEN([.A159])=3;LEFT([.A159];1);IF(LEN([.A159])=8;LEFT([.A159];3);&quot;&quot;))" office:value-type="string" office:string-value="338">
            <text:p>33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41</text:p>
          </table:table-cell>
          <table:table-cell table:style-name="ce4" office:value-type="string">
            <text:p>Vay dài hạn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60])&lt;8;&quot;Yes&quot;;&quot;No&quot;)" office:value-type="string" office:string-value="Yes">
            <text:p>Yes</text:p>
          </table:table-cell>
          <table:table-cell/>
          <table:table-cell table:formula="of:=IF(LEN([.A160])=3;LEFT([.A160];1);IF(LEN([.A160])=8;LEFT([.A160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float" office:value="34110000">
            <text:p>34110000</text:p>
          </table:table-cell>
          <table:table-cell table:style-name="ce4" office:value-type="string">
            <text:p>Vay dài hạn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61])&lt;8;&quot;Yes&quot;;&quot;No&quot;)" office:value-type="string" office:string-value="No">
            <text:p>No</text:p>
          </table:table-cell>
          <table:table-cell/>
          <table:table-cell table:formula="of:=IF(LEN([.A161])=3;LEFT([.A161];1);IF(LEN([.A161])=8;LEFT([.A161];3);&quot;&quot;))" office:value-type="string" office:string-value="341">
            <text:p>341</text:p>
          </table:table-cell>
          <table:table-cell table:number-columns-repeated="244"/>
        </table:table-row>
        <table:table-row table:style-name="ro2">
          <table:table-cell table:style-name="ce2" office:value-type="float" office:value="342">
            <text:p>342</text:p>
          </table:table-cell>
          <table:table-cell table:style-name="ce4" office:value-type="string">
            <text:p>Nợ dài hạn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62])&lt;8;&quot;Yes&quot;;&quot;No&quot;)" office:value-type="string" office:string-value="Yes">
            <text:p>Yes</text:p>
          </table:table-cell>
          <table:table-cell/>
          <table:table-cell table:formula="of:=IF(LEN([.A162])=3;LEFT([.A162];1);IF(LEN([.A162])=8;LEFT([.A162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float" office:value="34210000">
            <text:p>34210000</text:p>
          </table:table-cell>
          <table:table-cell table:style-name="ce4" office:value-type="string">
            <text:p>Nợ dài hạn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63])&lt;8;&quot;Yes&quot;;&quot;No&quot;)" office:value-type="string" office:string-value="No">
            <text:p>No</text:p>
          </table:table-cell>
          <table:table-cell/>
          <table:table-cell table:formula="of:=IF(LEN([.A163])=3;LEFT([.A163];1);IF(LEN([.A163])=8;LEFT([.A163];3);&quot;&quot;))" office:value-type="string" office:string-value="342">
            <text:p>342</text:p>
          </table:table-cell>
          <table:table-cell table:number-columns-repeated="244"/>
        </table:table-row>
        <table:table-row table:style-name="ro2">
          <table:table-cell table:style-name="ce2" office:value-type="float" office:value="343">
            <text:p>343</text:p>
          </table:table-cell>
          <table:table-cell table:style-name="ce4" office:value-type="string">
            <text:p>Trái phiếu phát hành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64])&lt;8;&quot;Yes&quot;;&quot;No&quot;)" office:value-type="string" office:string-value="Yes">
            <text:p>Yes</text:p>
          </table:table-cell>
          <table:table-cell/>
          <table:table-cell table:formula="of:=IF(LEN([.A164])=3;LEFT([.A164];1);IF(LEN([.A164])=8;LEFT([.A164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4310000</text:p>
          </table:table-cell>
          <table:table-cell table:style-name="ce4" office:value-type="string">
            <text:p>Mệnh giá trái phiếu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65])&lt;8;&quot;Yes&quot;;&quot;No&quot;)" office:value-type="string" office:string-value="No">
            <text:p>No</text:p>
          </table:table-cell>
          <table:table-cell/>
          <table:table-cell table:formula="of:=IF(LEN([.A165])=3;LEFT([.A165];1);IF(LEN([.A165])=8;LEFT([.A165];3);&quot;&quot;))" office:value-type="string" office:string-value="343">
            <text:p>34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4320000</text:p>
          </table:table-cell>
          <table:table-cell table:style-name="ce4" office:value-type="string">
            <text:p>Chiết khấu trái phiếu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66])&lt;8;&quot;Yes&quot;;&quot;No&quot;)" office:value-type="string" office:string-value="No">
            <text:p>No</text:p>
          </table:table-cell>
          <table:table-cell/>
          <table:table-cell table:formula="of:=IF(LEN([.A166])=3;LEFT([.A166];1);IF(LEN([.A166])=8;LEFT([.A166];3);&quot;&quot;))" office:value-type="string" office:string-value="343">
            <text:p>34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4330000</text:p>
          </table:table-cell>
          <table:table-cell table:style-name="ce4" office:value-type="string">
            <text:p>Phụ trội trái phiếu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67])&lt;8;&quot;Yes&quot;;&quot;No&quot;)" office:value-type="string" office:string-value="No">
            <text:p>No</text:p>
          </table:table-cell>
          <table:table-cell/>
          <table:table-cell table:formula="of:=IF(LEN([.A167])=3;LEFT([.A167];1);IF(LEN([.A167])=8;LEFT([.A167];3);&quot;&quot;))" office:value-type="string" office:string-value="343">
            <text:p>34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44</text:p>
          </table:table-cell>
          <table:table-cell table:style-name="ce4" office:value-type="string">
            <text:p>Nhận ký quỹ- ký cược dài hạn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68])&lt;8;&quot;Yes&quot;;&quot;No&quot;)" office:value-type="string" office:string-value="Yes">
            <text:p>Yes</text:p>
          </table:table-cell>
          <table:table-cell/>
          <table:table-cell table:formula="of:=IF(LEN([.A168])=3;LEFT([.A168];1);IF(LEN([.A168])=8;LEFT([.A168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float" office:value="34410000">
            <text:p>34410000</text:p>
          </table:table-cell>
          <table:table-cell table:style-name="ce4" office:value-type="string">
            <text:p>Nhận ký quỹ- ký cược dài hạn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69])&lt;8;&quot;Yes&quot;;&quot;No&quot;)" office:value-type="string" office:string-value="No">
            <text:p>No</text:p>
          </table:table-cell>
          <table:table-cell/>
          <table:table-cell table:formula="of:=IF(LEN([.A169])=3;LEFT([.A169];1);IF(LEN([.A169])=8;LEFT([.A169];3);&quot;&quot;))" office:value-type="string" office:string-value="344">
            <text:p>34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47</text:p>
          </table:table-cell>
          <table:table-cell table:style-name="ce4" office:value-type="string">
            <text:p>Thuế thu nhập hoãn lại phải trả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70])&lt;8;&quot;Yes&quot;;&quot;No&quot;)" office:value-type="string" office:string-value="Yes">
            <text:p>Yes</text:p>
          </table:table-cell>
          <table:table-cell/>
          <table:table-cell table:formula="of:=IF(LEN([.A170])=3;LEFT([.A170];1);IF(LEN([.A170])=8;LEFT([.A170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float" office:value="34710000">
            <text:p>34710000</text:p>
          </table:table-cell>
          <table:table-cell table:style-name="ce4" office:value-type="string">
            <text:p>Thuế thu nhập hoãn lại phải trả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71])&lt;8;&quot;Yes&quot;;&quot;No&quot;)" office:value-type="string" office:string-value="No">
            <text:p>No</text:p>
          </table:table-cell>
          <table:table-cell/>
          <table:table-cell table:formula="of:=IF(LEN([.A171])=3;LEFT([.A171];1);IF(LEN([.A171])=8;LEFT([.A171];3);&quot;&quot;))" office:value-type="string" office:string-value="347">
            <text:p>34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51</text:p>
          </table:table-cell>
          <table:table-cell table:style-name="ce4" office:value-type="string">
            <text:p>Quỹ dự phòng trợ cấp mất việc làm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72])&lt;8;&quot;Yes&quot;;&quot;No&quot;)" office:value-type="string" office:string-value="Yes">
            <text:p>Yes</text:p>
          </table:table-cell>
          <table:table-cell/>
          <table:table-cell table:formula="of:=IF(LEN([.A172])=3;LEFT([.A172];1);IF(LEN([.A172])=8;LEFT([.A172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float" office:value="35110000">
            <text:p>35110000</text:p>
          </table:table-cell>
          <table:table-cell table:style-name="ce4" office:value-type="string">
            <text:p>Quỹ dự phòng trợ cấp mất việc làm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73])&lt;8;&quot;Yes&quot;;&quot;No&quot;)" office:value-type="string" office:string-value="No">
            <text:p>No</text:p>
          </table:table-cell>
          <table:table-cell/>
          <table:table-cell table:formula="of:=IF(LEN([.A173])=3;LEFT([.A173];1);IF(LEN([.A173])=8;LEFT([.A173];3);&quot;&quot;))" office:value-type="string" office:string-value="351">
            <text:p>35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52</text:p>
          </table:table-cell>
          <table:table-cell table:style-name="ce4" office:value-type="string">
            <text:p>Dự phòng phải trả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74])&lt;8;&quot;Yes&quot;;&quot;No&quot;)" office:value-type="string" office:string-value="Yes">
            <text:p>Yes</text:p>
          </table:table-cell>
          <table:table-cell/>
          <table:table-cell table:formula="of:=IF(LEN([.A174])=3;LEFT([.A174];1);IF(LEN([.A174])=8;LEFT([.A174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float" office:value="35210000">
            <text:p>35210000</text:p>
          </table:table-cell>
          <table:table-cell table:style-name="ce4" office:value-type="string">
            <text:p>Dự phòng phải trả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75])&lt;8;&quot;Yes&quot;;&quot;No&quot;)" office:value-type="string" office:string-value="No">
            <text:p>No</text:p>
          </table:table-cell>
          <table:table-cell/>
          <table:table-cell table:formula="of:=IF(LEN([.A175])=3;LEFT([.A175];1);IF(LEN([.A175])=8;LEFT([.A175];3);&quot;&quot;))" office:value-type="string" office:string-value="352">
            <text:p>35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</text:p>
          </table:table-cell>
          <table:table-cell table:style-name="ce4" office:value-type="string">
            <text:p>Vốn chủ sở hữu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176])&lt;8;&quot;Yes&quot;;&quot;No&quot;)" office:value-type="string" office:string-value="Yes">
            <text:p>Yes</text:p>
          </table:table-cell>
          <table:table-cell/>
          <table:table-cell table:formula="of:=IF(LEN([.A176])=3;LEFT([.A176];1);IF(LEN([.A176])=8;LEFT([.A176];3);&quot;&quot;))">
            <text:p/>
          </table:table-cell>
          <table:table-cell table:number-columns-repeated="244"/>
        </table:table-row>
        <table:table-row table:style-name="ro2">
          <table:table-cell table:style-name="ce2" office:value-type="string">
            <text:p>411</text:p>
          </table:table-cell>
          <table:table-cell table:style-name="ce4" office:value-type="string">
            <text:p>Nguồn vốn kinh doanh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177])&lt;8;&quot;Yes&quot;;&quot;No&quot;)" office:value-type="string" office:string-value="Yes">
            <text:p>Yes</text:p>
          </table:table-cell>
          <table:table-cell/>
          <table:table-cell table:formula="of:=IF(LEN([.A177])=3;LEFT([.A177];1);IF(LEN([.A177])=8;LEFT([.A177];3);&quot;&quot;))" office:value-type="string" office:string-value="4">
            <text:p>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1110000</text:p>
          </table:table-cell>
          <table:table-cell table:style-name="ce4" office:value-type="string">
            <text:p>Vốn đầu tư của chủ sở hữu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178])&lt;8;&quot;Yes&quot;;&quot;No&quot;)" office:value-type="string" office:string-value="No">
            <text:p>No</text:p>
          </table:table-cell>
          <table:table-cell/>
          <table:table-cell table:formula="of:=IF(LEN([.A178])=3;LEFT([.A178];1);IF(LEN([.A178])=8;LEFT([.A178];3);&quot;&quot;))" office:value-type="string" office:string-value="411">
            <text:p>4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1120000</text:p>
          </table:table-cell>
          <table:table-cell table:style-name="ce4" office:value-type="string">
            <text:p>Thặng dư vốn cổ phần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179])&lt;8;&quot;Yes&quot;;&quot;No&quot;)" office:value-type="string" office:string-value="No">
            <text:p>No</text:p>
          </table:table-cell>
          <table:table-cell/>
          <table:table-cell table:formula="of:=IF(LEN([.A179])=3;LEFT([.A179];1);IF(LEN([.A179])=8;LEFT([.A179];3);&quot;&quot;))" office:value-type="string" office:string-value="411">
            <text:p>4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1180000</text:p>
          </table:table-cell>
          <table:table-cell table:style-name="ce4" office:value-type="string">
            <text:p>Vốn khác 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180])&lt;8;&quot;Yes&quot;;&quot;No&quot;)" office:value-type="string" office:string-value="No">
            <text:p>No</text:p>
          </table:table-cell>
          <table:table-cell/>
          <table:table-cell table:formula="of:=IF(LEN([.A180])=3;LEFT([.A180];1);IF(LEN([.A180])=8;LEFT([.A180];3);&quot;&quot;))" office:value-type="string" office:string-value="411">
            <text:p>4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12</text:p>
          </table:table-cell>
          <table:table-cell table:style-name="ce4" office:value-type="string">
            <text:p>Chênh lệch đánh giá lại tài sản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181])&lt;8;&quot;Yes&quot;;&quot;No&quot;)" office:value-type="string" office:string-value="Yes">
            <text:p>Yes</text:p>
          </table:table-cell>
          <table:table-cell/>
          <table:table-cell table:formula="of:=IF(LEN([.A181])=3;LEFT([.A181];1);IF(LEN([.A181])=8;LEFT([.A181];3);&quot;&quot;))" office:value-type="string" office:string-value="4">
            <text:p>4</text:p>
          </table:table-cell>
          <table:table-cell table:number-columns-repeated="244"/>
        </table:table-row>
        <table:table-row table:style-name="ro2">
          <table:table-cell table:style-name="ce2" office:value-type="float" office:value="41210000">
            <text:p>41210000</text:p>
          </table:table-cell>
          <table:table-cell table:style-name="ce4" office:value-type="string">
            <text:p>Chênh lệch đánh giá lại tài sản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182])&lt;8;&quot;Yes&quot;;&quot;No&quot;)" office:value-type="string" office:string-value="No">
            <text:p>No</text:p>
          </table:table-cell>
          <table:table-cell/>
          <table:table-cell table:formula="of:=IF(LEN([.A182])=3;LEFT([.A182];1);IF(LEN([.A182])=8;LEFT([.A182];3);&quot;&quot;))" office:value-type="string" office:string-value="412">
            <text:p>41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13</text:p>
          </table:table-cell>
          <table:table-cell table:style-name="ce4" office:value-type="string">
            <text:p>Chênh lệch tỷ giá hối đoái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183])&lt;8;&quot;Yes&quot;;&quot;No&quot;)" office:value-type="string" office:string-value="Yes">
            <text:p>Yes</text:p>
          </table:table-cell>
          <table:table-cell/>
          <table:table-cell table:formula="of:=IF(LEN([.A183])=3;LEFT([.A183];1);IF(LEN([.A183])=8;LEFT([.A183];3);&quot;&quot;))" office:value-type="string" office:string-value="4">
            <text:p>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1311000</text:p>
          </table:table-cell>
          <table:table-cell table:style-name="ce4" office:value-type="string">
            <text:p>Lãi <text:s/>tỷ giá hối đoái đánh giá lại cuối năm tài chính</text:p>
          </table:table-cell>
          <table:table-cell/>
          <table:table-cell table:style-name="ce6" office:value-type="string">
            <text:p>Owner's Equity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UNREALIZEDGAIN_ACCT</text:p>
          </table:table-cell>
          <table:table-cell table:formula="of:=IF(LEN([.A184])=3;LEFT([.A184];1);IF(LEN([.A184])=8;LEFT([.A184];3);&quot;&quot;))" office:value-type="string" office:string-value="413">
            <text:p>413</text:p>
          </table:table-cell>
          <table:table-cell table:number-columns-repeated="244"/>
        </table:table-row>
        <table:table-row table:style-name="ro2">
          <table:table-cell table:style-name="ce2" office:value-type="float" office:value="41312000">
            <text:p>41312000</text:p>
          </table:table-cell>
          <table:table-cell table:style-name="ce4" office:value-type="string">
            <text:p>Lỗ <text:s/>tỷ giá hối đoái đánh giá lại cuối năm tài chính</text:p>
          </table:table-cell>
          <table:table-cell/>
          <table:table-cell table:style-name="ce6" office:value-type="string">
            <text:p>Owner's Equity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UNREALIZEDLOSS_ACCT</text:p>
          </table:table-cell>
          <table:table-cell table:formula="of:=IF(LEN([.A185])=3;LEFT([.A185];1);IF(LEN([.A185])=8;LEFT([.A185];3);&quot;&quot;))" office:value-type="string" office:string-value="413">
            <text:p>41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1320000</text:p>
          </table:table-cell>
          <table:table-cell table:style-name="ce4" office:value-type="string">
            <text:p>Chênh lệch tỷ giá hối đoái trong giai đoạn đầu tư XDCB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186])&lt;8;&quot;Yes&quot;;&quot;No&quot;)" office:value-type="string" office:string-value="No">
            <text:p>No</text:p>
          </table:table-cell>
          <table:table-cell/>
          <table:table-cell table:formula="of:=IF(LEN([.A186])=3;LEFT([.A186];1);IF(LEN([.A186])=8;LEFT([.A186];3);&quot;&quot;))" office:value-type="string" office:string-value="413">
            <text:p>41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14</text:p>
          </table:table-cell>
          <table:table-cell table:style-name="ce4" office:value-type="string">
            <text:p>Quỹ đầu tư phát triển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187])&lt;8;&quot;Yes&quot;;&quot;No&quot;)" office:value-type="string" office:string-value="Yes">
            <text:p>Yes</text:p>
          </table:table-cell>
          <table:table-cell/>
          <table:table-cell table:formula="of:=IF(LEN([.A187])=3;LEFT([.A187];1);IF(LEN([.A187])=8;LEFT([.A187];3);&quot;&quot;))" office:value-type="string" office:string-value="4">
            <text:p>4</text:p>
          </table:table-cell>
          <table:table-cell table:number-columns-repeated="244"/>
        </table:table-row>
        <table:table-row table:style-name="ro2">
          <table:table-cell table:style-name="ce2" office:value-type="float" office:value="41410000">
            <text:p>41410000</text:p>
          </table:table-cell>
          <table:table-cell table:style-name="ce4" office:value-type="string">
            <text:p>Quỹ đầu tư phát triển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188])&lt;8;&quot;Yes&quot;;&quot;No&quot;)" office:value-type="string" office:string-value="No">
            <text:p>No</text:p>
          </table:table-cell>
          <table:table-cell/>
          <table:table-cell table:formula="of:=IF(LEN([.A188])=3;LEFT([.A188];1);IF(LEN([.A188])=8;LEFT([.A188];3);&quot;&quot;))" office:value-type="string" office:string-value="414">
            <text:p>41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15</text:p>
          </table:table-cell>
          <table:table-cell table:style-name="ce4" office:value-type="string">
            <text:p>Quỹ dự phòng tài chính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189])&lt;8;&quot;Yes&quot;;&quot;No&quot;)" office:value-type="string" office:string-value="Yes">
            <text:p>Yes</text:p>
          </table:table-cell>
          <table:table-cell/>
          <table:table-cell table:formula="of:=IF(LEN([.A189])=3;LEFT([.A189];1);IF(LEN([.A189])=8;LEFT([.A189];3);&quot;&quot;))" office:value-type="string" office:string-value="4">
            <text:p>4</text:p>
          </table:table-cell>
          <table:table-cell table:number-columns-repeated="244"/>
        </table:table-row>
        <table:table-row table:style-name="ro2">
          <table:table-cell table:style-name="ce2" office:value-type="float" office:value="41510000">
            <text:p>41510000</text:p>
          </table:table-cell>
          <table:table-cell table:style-name="ce4" office:value-type="string">
            <text:p>Quỹ dự phòng tài chính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190])&lt;8;&quot;Yes&quot;;&quot;No&quot;)" office:value-type="string" office:string-value="No">
            <text:p>No</text:p>
          </table:table-cell>
          <table:table-cell/>
          <table:table-cell table:formula="of:=IF(LEN([.A190])=3;LEFT([.A190];1);IF(LEN([.A190])=8;LEFT([.A190];3);&quot;&quot;))" office:value-type="string" office:string-value="415">
            <text:p>41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18</text:p>
          </table:table-cell>
          <table:table-cell table:style-name="ce4" office:value-type="string">
            <text:p>Các quỹ khác thuộc vốn chủ sở hữu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191])&lt;8;&quot;Yes&quot;;&quot;No&quot;)" office:value-type="string" office:string-value="Yes">
            <text:p>Yes</text:p>
          </table:table-cell>
          <table:table-cell/>
          <table:table-cell table:formula="of:=IF(LEN([.A191])=3;LEFT([.A191];1);IF(LEN([.A191])=8;LEFT([.A191];3);&quot;&quot;))" office:value-type="string" office:string-value="4">
            <text:p>4</text:p>
          </table:table-cell>
          <table:table-cell table:number-columns-repeated="244"/>
        </table:table-row>
        <table:table-row table:style-name="ro2">
          <table:table-cell table:style-name="ce2" office:value-type="float" office:value="41810000">
            <text:p>41810000</text:p>
          </table:table-cell>
          <table:table-cell table:style-name="ce4" office:value-type="string">
            <text:p>Các quỹ khác thuộc vốn chủ sở hữu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192])&lt;8;&quot;Yes&quot;;&quot;No&quot;)" office:value-type="string" office:string-value="No">
            <text:p>No</text:p>
          </table:table-cell>
          <table:table-cell/>
          <table:table-cell table:formula="of:=IF(LEN([.A192])=3;LEFT([.A192];1);IF(LEN([.A192])=8;LEFT([.A192];3);&quot;&quot;))" office:value-type="string" office:string-value="418">
            <text:p>41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19</text:p>
          </table:table-cell>
          <table:table-cell table:style-name="ce4" office:value-type="string">
            <text:p>Cổ phiếu quỹ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193])&lt;8;&quot;Yes&quot;;&quot;No&quot;)" office:value-type="string" office:string-value="Yes">
            <text:p>Yes</text:p>
          </table:table-cell>
          <table:table-cell/>
          <table:table-cell table:formula="of:=IF(LEN([.A193])=3;LEFT([.A193];1);IF(LEN([.A193])=8;LEFT([.A193];3);&quot;&quot;))" office:value-type="string" office:string-value="4">
            <text:p>4</text:p>
          </table:table-cell>
          <table:table-cell table:number-columns-repeated="244"/>
        </table:table-row>
        <table:table-row table:style-name="ro2">
          <table:table-cell table:style-name="ce2" office:value-type="float" office:value="41910000">
            <text:p>41910000</text:p>
          </table:table-cell>
          <table:table-cell table:style-name="ce4" office:value-type="string">
            <text:p>Cổ phiếu quỹ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194])&lt;8;&quot;Yes&quot;;&quot;No&quot;)" office:value-type="string" office:string-value="No">
            <text:p>No</text:p>
          </table:table-cell>
          <table:table-cell/>
          <table:table-cell table:formula="of:=IF(LEN([.A194])=3;LEFT([.A194];1);IF(LEN([.A194])=8;LEFT([.A194];3);&quot;&quot;))" office:value-type="string" office:string-value="419">
            <text:p>419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21</text:p>
          </table:table-cell>
          <table:table-cell table:style-name="ce4" office:value-type="string">
            <text:p>Lợi nhuận chưa phân phối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195])&lt;8;&quot;Yes&quot;;&quot;No&quot;)" office:value-type="string" office:string-value="Yes">
            <text:p>Yes</text:p>
          </table:table-cell>
          <table:table-cell/>
          <table:table-cell table:formula="of:=IF(LEN([.A195])=3;LEFT([.A195];1);IF(LEN([.A195])=8;LEFT([.A195];3);&quot;&quot;))" office:value-type="string" office:string-value="4">
            <text:p>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2110000</text:p>
          </table:table-cell>
          <table:table-cell table:style-name="ce4" office:value-type="string">
            <text:p>Lợi nhuận chưa phân phối năm trước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196])&lt;8;&quot;Yes&quot;;&quot;No&quot;)" office:value-type="string" office:string-value="No">
            <text:p>No</text:p>
          </table:table-cell>
          <table:table-cell/>
          <table:table-cell table:formula="of:=IF(LEN([.A196])=3;LEFT([.A196];1);IF(LEN([.A196])=8;LEFT([.A196];3);&quot;&quot;))" office:value-type="string" office:string-value="421">
            <text:p>42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2120000</text:p>
          </table:table-cell>
          <table:table-cell table:style-name="ce4" office:value-type="string">
            <text:p>Lợi nhuận chưa phân phối năm nay</text:p>
          </table:table-cell>
          <table:table-cell/>
          <table:table-cell table:style-name="ce6" office:value-type="string">
            <text:p>Owner's Equity</text:p>
          </table:table-cell>
          <table:table-cell/>
          <table:table-cell office:value-type="string">
            <text:p>Yes</text:p>
          </table:table-cell>
          <table:table-cell table:formula="of:=IF(LEN([.A197])&lt;8;&quot;Yes&quot;;&quot;No&quot;)" office:value-type="string" office:string-value="No">
            <text:p>No</text:p>
          </table:table-cell>
          <table:table-cell table:style-name="ce6" office:value-type="string">
            <text:p>RETAINEDEARNING_ACCT</text:p>
          </table:table-cell>
          <table:table-cell table:formula="of:=IF(LEN([.A197])=3;LEFT([.A197];1);IF(LEN([.A197])=8;LEFT([.A197];3);&quot;&quot;))" office:value-type="string" office:string-value="421">
            <text:p>42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31</text:p>
          </table:table-cell>
          <table:table-cell table:style-name="ce4" office:value-type="string">
            <text:p>Quỹ khen thưởng- phúc lợi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198])&lt;8;&quot;Yes&quot;;&quot;No&quot;)" office:value-type="string" office:string-value="Yes">
            <text:p>Yes</text:p>
          </table:table-cell>
          <table:table-cell/>
          <table:table-cell table:formula="of:=IF(LEN([.A198])=3;LEFT([.A198];1);IF(LEN([.A198])=8;LEFT([.A198];3);&quot;&quot;))" office:value-type="string" office:string-value="4">
            <text:p>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3110000</text:p>
          </table:table-cell>
          <table:table-cell table:style-name="ce4" office:value-type="string">
            <text:p>Quỹ khen thưởng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199])&lt;8;&quot;Yes&quot;;&quot;No&quot;)" office:value-type="string" office:string-value="No">
            <text:p>No</text:p>
          </table:table-cell>
          <table:table-cell/>
          <table:table-cell table:formula="of:=IF(LEN([.A199])=3;LEFT([.A199];1);IF(LEN([.A199])=8;LEFT([.A199];3);&quot;&quot;))" office:value-type="string" office:string-value="431">
            <text:p>43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3120000</text:p>
          </table:table-cell>
          <table:table-cell table:style-name="ce4" office:value-type="string">
            <text:p>Quỹ phúc lợi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200])&lt;8;&quot;Yes&quot;;&quot;No&quot;)" office:value-type="string" office:string-value="No">
            <text:p>No</text:p>
          </table:table-cell>
          <table:table-cell/>
          <table:table-cell table:formula="of:=IF(LEN([.A200])=3;LEFT([.A200];1);IF(LEN([.A200])=8;LEFT([.A200];3);&quot;&quot;))" office:value-type="string" office:string-value="431">
            <text:p>43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3130000</text:p>
          </table:table-cell>
          <table:table-cell table:style-name="ce4" office:value-type="string">
            <text:p>Quỹ phúc lợi đã hình thành TSCĐ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201])&lt;8;&quot;Yes&quot;;&quot;No&quot;)" office:value-type="string" office:string-value="No">
            <text:p>No</text:p>
          </table:table-cell>
          <table:table-cell/>
          <table:table-cell table:formula="of:=IF(LEN([.A201])=3;LEFT([.A201];1);IF(LEN([.A201])=8;LEFT([.A201];3);&quot;&quot;))" office:value-type="string" office:string-value="431">
            <text:p>43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41</text:p>
          </table:table-cell>
          <table:table-cell table:style-name="ce4" office:value-type="string">
            <text:p>Nguồn vốn đầu tư xây dựng cơ bản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202])&lt;8;&quot;Yes&quot;;&quot;No&quot;)" office:value-type="string" office:string-value="Yes">
            <text:p>Yes</text:p>
          </table:table-cell>
          <table:table-cell/>
          <table:table-cell table:formula="of:=IF(LEN([.A202])=3;LEFT([.A202];1);IF(LEN([.A202])=8;LEFT([.A202];3);&quot;&quot;))" office:value-type="string" office:string-value="4">
            <text:p>4</text:p>
          </table:table-cell>
          <table:table-cell table:number-columns-repeated="244"/>
        </table:table-row>
        <table:table-row table:style-name="ro2">
          <table:table-cell table:style-name="ce2" office:value-type="float" office:value="44110000">
            <text:p>44110000</text:p>
          </table:table-cell>
          <table:table-cell table:style-name="ce4" office:value-type="string">
            <text:p>Nguồn vốn đầu tư xây dựng cơ bản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203])&lt;8;&quot;Yes&quot;;&quot;No&quot;)" office:value-type="string" office:string-value="No">
            <text:p>No</text:p>
          </table:table-cell>
          <table:table-cell/>
          <table:table-cell table:formula="of:=IF(LEN([.A203])=3;LEFT([.A203];1);IF(LEN([.A203])=8;LEFT([.A203];3);&quot;&quot;))" office:value-type="string" office:string-value="441">
            <text:p>4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61</text:p>
          </table:table-cell>
          <table:table-cell table:style-name="ce4" office:value-type="string">
            <text:p>Nguồn kinh phí sự nghiệp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204])&lt;8;&quot;Yes&quot;;&quot;No&quot;)" office:value-type="string" office:string-value="Yes">
            <text:p>Yes</text:p>
          </table:table-cell>
          <table:table-cell/>
          <table:table-cell table:formula="of:=IF(LEN([.A204])=3;LEFT([.A204];1);IF(LEN([.A204])=8;LEFT([.A204];3);&quot;&quot;))" office:value-type="string" office:string-value="4">
            <text:p>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6110000</text:p>
          </table:table-cell>
          <table:table-cell table:style-name="ce4" office:value-type="string">
            <text:p>Nguồn kinh phí sự nghiệp năm trước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205])&lt;8;&quot;Yes&quot;;&quot;No&quot;)" office:value-type="string" office:string-value="No">
            <text:p>No</text:p>
          </table:table-cell>
          <table:table-cell/>
          <table:table-cell table:formula="of:=IF(LEN([.A205])=3;LEFT([.A205];1);IF(LEN([.A205])=8;LEFT([.A205];3);&quot;&quot;))" office:value-type="string" office:string-value="461">
            <text:p>46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6120000</text:p>
          </table:table-cell>
          <table:table-cell table:style-name="ce4" office:value-type="string">
            <text:p>Nguồn kinh phí sự nghiệp năm nay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206])&lt;8;&quot;Yes&quot;;&quot;No&quot;)" office:value-type="string" office:string-value="No">
            <text:p>No</text:p>
          </table:table-cell>
          <table:table-cell/>
          <table:table-cell table:formula="of:=IF(LEN([.A206])=3;LEFT([.A206];1);IF(LEN([.A206])=8;LEFT([.A206];3);&quot;&quot;))" office:value-type="string" office:string-value="461">
            <text:p>46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66</text:p>
          </table:table-cell>
          <table:table-cell table:style-name="ce4" office:value-type="string">
            <text:p>Nguồn kinh phí đã hình thành TSCĐ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207])&lt;8;&quot;Yes&quot;;&quot;No&quot;)" office:value-type="string" office:string-value="Yes">
            <text:p>Yes</text:p>
          </table:table-cell>
          <table:table-cell/>
          <table:table-cell table:formula="of:=IF(LEN([.A207])=3;LEFT([.A207];1);IF(LEN([.A207])=8;LEFT([.A207];3);&quot;&quot;))" office:value-type="string" office:string-value="4">
            <text:p>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</text:p>
          </table:table-cell>
          <table:table-cell table:style-name="ce4" office:value-type="string">
            <text:p>Doanh thu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08])&lt;8;&quot;Yes&quot;;&quot;No&quot;)" office:value-type="string" office:string-value="Yes">
            <text:p>Yes</text:p>
          </table:table-cell>
          <table:table-cell/>
          <table:table-cell table:formula="of:=IF(LEN([.A208])=3;LEFT([.A208];1);IF(LEN([.A208])=8;LEFT([.A208];3);&quot;&quot;))">
            <text:p/>
          </table:table-cell>
          <table:table-cell table:number-columns-repeated="244"/>
        </table:table-row>
        <table:table-row table:style-name="ro2">
          <table:table-cell table:style-name="ce2" office:value-type="string">
            <text:p>511</text:p>
          </table:table-cell>
          <table:table-cell table:style-name="ce4" office:value-type="string">
            <text:p>Doanh thu bán hàng và cung cấp dịch vụ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09])&lt;8;&quot;Yes&quot;;&quot;No&quot;)" office:value-type="string" office:string-value="Yes">
            <text:p>Yes</text:p>
          </table:table-cell>
          <table:table-cell/>
          <table:table-cell table:formula="of:=IF(LEN([.A209])=3;LEFT([.A209];1);IF(LEN([.A209])=8;LEFT([.A209];3);&quot;&quot;))" office:value-type="string" office:string-value="5">
            <text:p>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1110000</text:p>
          </table:table-cell>
          <table:table-cell table:style-name="ce4" office:value-type="string">
            <text:p>Doanh thu bán hàng hóa</text:p>
          </table:table-cell>
          <table:table-cell/>
          <table:table-cell table:style-name="ce6" office:value-type="string">
            <text:p>Revenue</text:p>
          </table:table-cell>
          <table:table-cell/>
          <table:table-cell office:value-type="string">
            <text:p>Yes</text:p>
          </table:table-cell>
          <table:table-cell table:formula="of:=IF(LEN([.A210])&lt;8;&quot;Yes&quot;;&quot;No&quot;)" office:value-type="string" office:string-value="No">
            <text:p>No</text:p>
          </table:table-cell>
          <table:table-cell table:style-name="ce6" office:value-type="string">
            <text:p>P_REVENUE_ACCT</text:p>
          </table:table-cell>
          <table:table-cell table:formula="of:=IF(LEN([.A210])=3;LEFT([.A210];1);IF(LEN([.A210])=8;LEFT([.A210];3);&quot;&quot;))" office:value-type="string" office:string-value="511">
            <text:p>5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1120000</text:p>
          </table:table-cell>
          <table:table-cell table:style-name="ce4" office:value-type="string">
            <text:p>Doanh thu bán thành phẩm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11])&lt;8;&quot;Yes&quot;;&quot;No&quot;)" office:value-type="string" office:string-value="No">
            <text:p>No</text:p>
          </table:table-cell>
          <table:table-cell/>
          <table:table-cell table:formula="of:=IF(LEN([.A211])=3;LEFT([.A211];1);IF(LEN([.A211])=8;LEFT([.A211];3);&quot;&quot;))" office:value-type="string" office:string-value="511">
            <text:p>5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1130000</text:p>
          </table:table-cell>
          <table:table-cell table:style-name="ce4" office:value-type="string">
            <text:p>Doanh thu cung cấp dịch vụ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12])&lt;8;&quot;Yes&quot;;&quot;No&quot;)" office:value-type="string" office:string-value="No">
            <text:p>No</text:p>
          </table:table-cell>
          <table:table-cell/>
          <table:table-cell table:formula="of:=IF(LEN([.A212])=3;LEFT([.A212];1);IF(LEN([.A212])=8;LEFT([.A212];3);&quot;&quot;))" office:value-type="string" office:string-value="511">
            <text:p>5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1140000</text:p>
          </table:table-cell>
          <table:table-cell table:style-name="ce4" office:value-type="string">
            <text:p>Doanh thu trợ cấp- trợ giá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13])&lt;8;&quot;Yes&quot;;&quot;No&quot;)" office:value-type="string" office:string-value="No">
            <text:p>No</text:p>
          </table:table-cell>
          <table:table-cell/>
          <table:table-cell table:formula="of:=IF(LEN([.A213])=3;LEFT([.A213];1);IF(LEN([.A213])=8;LEFT([.A213];3);&quot;&quot;))" office:value-type="string" office:string-value="511">
            <text:p>511</text:p>
          </table:table-cell>
          <table:table-cell table:number-columns-repeated="244"/>
        </table:table-row>
        <table:table-row table:style-name="ro2">
          <table:table-cell table:style-name="ce2" office:value-type="float" office:value="51150000">
            <text:p>51150000</text:p>
          </table:table-cell>
          <table:table-cell table:style-name="ce4" office:value-type="string">
            <text:p>Doanh thu chưa phát hành hóa đơn</text:p>
          </table:table-cell>
          <table:table-cell/>
          <table:table-cell table:style-name="ce6" office:value-type="string">
            <text:p>Revenue</text:p>
          </table:table-cell>
          <table:table-cell/>
          <table:table-cell office:value-type="string">
            <text:p>Yes</text:p>
          </table:table-cell>
          <table:table-cell table:formula="of:=IF(LEN([.A214])&lt;8;&quot;Yes&quot;;&quot;No&quot;)" office:value-type="string" office:string-value="No">
            <text:p>No</text:p>
          </table:table-cell>
          <table:table-cell table:style-name="ce6" office:value-type="string">
            <text:p>NOTINVOICEDREVENUE_ACCT</text:p>
          </table:table-cell>
          <table:table-cell table:formula="of:=IF(LEN([.A214])=3;LEFT([.A214];1);IF(LEN([.A214])=8;LEFT([.A214];3);&quot;&quot;))" office:value-type="string" office:string-value="511">
            <text:p>5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1170000</text:p>
          </table:table-cell>
          <table:table-cell table:style-name="ce4" office:value-type="string">
            <text:p>Doanh thu kinh doanh bất động sản đầu tư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15])&lt;8;&quot;Yes&quot;;&quot;No&quot;)" office:value-type="string" office:string-value="No">
            <text:p>No</text:p>
          </table:table-cell>
          <table:table-cell/>
          <table:table-cell table:formula="of:=IF(LEN([.A215])=3;LEFT([.A215];1);IF(LEN([.A215])=8;LEFT([.A215];3);&quot;&quot;))" office:value-type="string" office:string-value="511">
            <text:p>5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12</text:p>
          </table:table-cell>
          <table:table-cell table:style-name="ce4" office:value-type="string">
            <text:p>Doanh thu bán hàng nội bộ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16])&lt;8;&quot;Yes&quot;;&quot;No&quot;)" office:value-type="string" office:string-value="Yes">
            <text:p>Yes</text:p>
          </table:table-cell>
          <table:table-cell/>
          <table:table-cell table:formula="of:=IF(LEN([.A216])=3;LEFT([.A216];1);IF(LEN([.A216])=8;LEFT([.A216];3);&quot;&quot;))" office:value-type="string" office:string-value="5">
            <text:p>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1210000</text:p>
          </table:table-cell>
          <table:table-cell table:style-name="ce4" office:value-type="string">
            <text:p>Doanh thu bán hàng hóa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17])&lt;8;&quot;Yes&quot;;&quot;No&quot;)" office:value-type="string" office:string-value="No">
            <text:p>No</text:p>
          </table:table-cell>
          <table:table-cell/>
          <table:table-cell table:formula="of:=IF(LEN([.A217])=3;LEFT([.A217];1);IF(LEN([.A217])=8;LEFT([.A217];3);&quot;&quot;))" office:value-type="string" office:string-value="512">
            <text:p>51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1220000</text:p>
          </table:table-cell>
          <table:table-cell table:style-name="ce4" office:value-type="string">
            <text:p>Doanh thu bán các thành phẩm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18])&lt;8;&quot;Yes&quot;;&quot;No&quot;)" office:value-type="string" office:string-value="No">
            <text:p>No</text:p>
          </table:table-cell>
          <table:table-cell/>
          <table:table-cell table:formula="of:=IF(LEN([.A218])=3;LEFT([.A218];1);IF(LEN([.A218])=8;LEFT([.A218];3);&quot;&quot;))" office:value-type="string" office:string-value="512">
            <text:p>51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1230000</text:p>
          </table:table-cell>
          <table:table-cell table:style-name="ce4" office:value-type="string">
            <text:p>Doanh thu cung cấp dịch vụ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19])&lt;8;&quot;Yes&quot;;&quot;No&quot;)" office:value-type="string" office:string-value="No">
            <text:p>No</text:p>
          </table:table-cell>
          <table:table-cell/>
          <table:table-cell table:formula="of:=IF(LEN([.A219])=3;LEFT([.A219];1);IF(LEN([.A219])=8;LEFT([.A219];3);&quot;&quot;))" office:value-type="string" office:string-value="512">
            <text:p>51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15</text:p>
          </table:table-cell>
          <table:table-cell table:style-name="ce4" office:value-type="string">
            <text:p>Doanh thu hoạt động tài chính 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20])&lt;8;&quot;Yes&quot;;&quot;No&quot;)" office:value-type="string" office:string-value="Yes">
            <text:p>Yes</text:p>
          </table:table-cell>
          <table:table-cell/>
          <table:table-cell table:formula="of:=IF(LEN([.A220])=3;LEFT([.A220];1);IF(LEN([.A220])=8;LEFT([.A220];3);&quot;&quot;))" office:value-type="string" office:string-value="5">
            <text:p>5</text:p>
          </table:table-cell>
          <table:table-cell table:number-columns-repeated="244"/>
        </table:table-row>
        <table:table-row table:style-name="ro2">
          <table:table-cell table:style-name="ce2" office:value-type="float" office:value="51510000">
            <text:p>51510000</text:p>
          </table:table-cell>
          <table:table-cell table:style-name="ce4" office:value-type="string">
            <text:p>Doanh thu hoạt động tài chính 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21])&lt;8;&quot;Yes&quot;;&quot;No&quot;)" office:value-type="string" office:string-value="No">
            <text:p>No</text:p>
          </table:table-cell>
          <table:table-cell/>
          <table:table-cell table:formula="of:=IF(LEN([.A221])=3;LEFT([.A221];1);IF(LEN([.A221])=8;LEFT([.A221];3);&quot;&quot;))" office:value-type="string" office:string-value="515">
            <text:p>515</text:p>
          </table:table-cell>
          <table:table-cell table:number-columns-repeated="244"/>
        </table:table-row>
        <table:table-row table:style-name="ro2">
          <table:table-cell table:style-name="ce2" office:value-type="float" office:value="51520000">
            <text:p>51520000</text:p>
          </table:table-cell>
          <table:table-cell table:style-name="ce4" office:value-type="string">
            <text:p>Chiết khấu thanh toán nhận được</text:p>
          </table:table-cell>
          <table:table-cell/>
          <table:table-cell table:style-name="ce6" office:value-type="string">
            <text:p>Revenue</text:p>
          </table:table-cell>
          <table:table-cell/>
          <table:table-cell office:value-type="string">
            <text:p>Yes</text:p>
          </table:table-cell>
          <table:table-cell table:formula="of:=IF(LEN([.A222])&lt;8;&quot;Yes&quot;;&quot;No&quot;)" office:value-type="string" office:string-value="No">
            <text:p>No</text:p>
          </table:table-cell>
          <table:table-cell table:style-name="ce6" office:value-type="string">
            <text:p>PAYDISCOUNT_REV_ACCT</text:p>
          </table:table-cell>
          <table:table-cell table:formula="of:=IF(LEN([.A222])=3;LEFT([.A222];1);IF(LEN([.A222])=8;LEFT([.A222];3);&quot;&quot;))" office:value-type="string" office:string-value="515">
            <text:p>515</text:p>
          </table:table-cell>
          <table:table-cell table:number-columns-repeated="244"/>
        </table:table-row>
        <table:table-row table:style-name="ro2">
          <table:table-cell table:style-name="ce2" office:value-type="float" office:value="51530000">
            <text:p>51530000</text:p>
          </table:table-cell>
          <table:table-cell table:style-name="ce4" office:value-type="string">
            <text:p>Lãi ngân hàng</text:p>
          </table:table-cell>
          <table:table-cell/>
          <table:table-cell table:style-name="ce6" office:value-type="string">
            <text:p>Revenu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B_INTERESTREV_ACCT</text:p>
          </table:table-cell>
          <table:table-cell table:formula="of:=IF(LEN([.A223])=3;LEFT([.A223];1);IF(LEN([.A223])=8;LEFT([.A223];3);&quot;&quot;))" office:value-type="string" office:string-value="515">
            <text:p>515</text:p>
          </table:table-cell>
          <table:table-cell table:number-columns-repeated="244"/>
        </table:table-row>
        <table:table-row table:style-name="ro2">
          <table:table-cell table:style-name="ce2" office:value-type="float" office:value="51540000">
            <text:p>51540000</text:p>
          </table:table-cell>
          <table:table-cell table:style-name="ce4" office:value-type="string">
            <text:p>Lãi do đánh giá lại tiền gửi ngân hàng</text:p>
          </table:table-cell>
          <table:table-cell/>
          <table:table-cell table:style-name="ce6" office:value-type="string">
            <text:p>Revenu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B_REVALUATIONGAIN_ACCT</text:p>
          </table:table-cell>
          <table:table-cell table:formula="of:=IF(LEN([.A224])=3;LEFT([.A224];1);IF(LEN([.A224])=8;LEFT([.A224];3);&quot;&quot;))" office:value-type="string" office:string-value="515">
            <text:p>515</text:p>
          </table:table-cell>
          <table:table-cell table:number-columns-repeated="244"/>
        </table:table-row>
        <table:table-row table:style-name="ro2">
          <table:table-cell table:style-name="ce2" office:value-type="float" office:value="51550000">
            <text:p>51550000</text:p>
          </table:table-cell>
          <table:table-cell table:style-name="ce4" office:value-type="string">
            <text:p>Lãi do thanh toán bằng ngoại tệ</text:p>
          </table:table-cell>
          <table:table-cell/>
          <table:table-cell table:style-name="ce6" office:value-type="string">
            <text:p>Revenu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REALIZEDGAIN_ACCT</text:p>
          </table:table-cell>
          <table:table-cell table:formula="of:=IF(LEN([.A225])=3;LEFT([.A225];1);IF(LEN([.A225])=8;LEFT([.A225];3);&quot;&quot;))" office:value-type="string" office:string-value="515">
            <text:p>51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21</text:p>
          </table:table-cell>
          <table:table-cell table:style-name="ce4" office:value-type="string">
            <text:p>Chiết khấu thương mại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26])&lt;8;&quot;Yes&quot;;&quot;No&quot;)" office:value-type="string" office:string-value="Yes">
            <text:p>Yes</text:p>
          </table:table-cell>
          <table:table-cell/>
          <table:table-cell table:formula="of:=IF(LEN([.A226])=3;LEFT([.A226];1);IF(LEN([.A226])=8;LEFT([.A226];3);&quot;&quot;))" office:value-type="string" office:string-value="5">
            <text:p>5</text:p>
          </table:table-cell>
          <table:table-cell table:number-columns-repeated="244"/>
        </table:table-row>
        <table:table-row table:style-name="ro2">
          <table:table-cell table:style-name="ce2" office:value-type="float" office:value="52110000">
            <text:p>52110000</text:p>
          </table:table-cell>
          <table:table-cell table:style-name="ce4" office:value-type="string">
            <text:p>Chiết khấu thương mại</text:p>
          </table:table-cell>
          <table:table-cell/>
          <table:table-cell table:style-name="ce6" office:value-type="string">
            <text:p>Revenue</text:p>
          </table:table-cell>
          <table:table-cell/>
          <table:table-cell office:value-type="string">
            <text:p>Yes</text:p>
          </table:table-cell>
          <table:table-cell table:formula="of:=IF(LEN([.A227])&lt;8;&quot;Yes&quot;;&quot;No&quot;)" office:value-type="string" office:string-value="No">
            <text:p>No</text:p>
          </table:table-cell>
          <table:table-cell table:style-name="ce6" office:value-type="string">
            <text:p>P_TRADEDISCOUNTGRANT_ACCT</text:p>
          </table:table-cell>
          <table:table-cell table:formula="of:=IF(LEN([.A227])=3;LEFT([.A227];1);IF(LEN([.A227])=8;LEFT([.A227];3);&quot;&quot;))" office:value-type="string" office:string-value="521">
            <text:p>52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31</text:p>
          </table:table-cell>
          <table:table-cell table:style-name="ce4" office:value-type="string">
            <text:p>Hàng bán bị trả lại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28])&lt;8;&quot;Yes&quot;;&quot;No&quot;)" office:value-type="string" office:string-value="Yes">
            <text:p>Yes</text:p>
          </table:table-cell>
          <table:table-cell/>
          <table:table-cell table:formula="of:=IF(LEN([.A228])=3;LEFT([.A228];1);IF(LEN([.A228])=8;LEFT([.A228];3);&quot;&quot;))" office:value-type="string" office:string-value="5">
            <text:p>5</text:p>
          </table:table-cell>
          <table:table-cell table:number-columns-repeated="244"/>
        </table:table-row>
        <table:table-row table:style-name="ro2">
          <table:table-cell table:style-name="ce2" office:value-type="float" office:value="53110000">
            <text:p>53110000</text:p>
          </table:table-cell>
          <table:table-cell table:style-name="ce4" office:value-type="string">
            <text:p>Hàng bán bị trả lại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29])&lt;8;&quot;Yes&quot;;&quot;No&quot;)" office:value-type="string" office:string-value="No">
            <text:p>No</text:p>
          </table:table-cell>
          <table:table-cell/>
          <table:table-cell table:formula="of:=IF(LEN([.A229])=3;LEFT([.A229];1);IF(LEN([.A229])=8;LEFT([.A229];3);&quot;&quot;))" office:value-type="string" office:string-value="531">
            <text:p>53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32</text:p>
          </table:table-cell>
          <table:table-cell table:style-name="ce4" office:value-type="string">
            <text:p>Giảm giá hàng bán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30])&lt;8;&quot;Yes&quot;;&quot;No&quot;)" office:value-type="string" office:string-value="Yes">
            <text:p>Yes</text:p>
          </table:table-cell>
          <table:table-cell/>
          <table:table-cell table:formula="of:=IF(LEN([.A230])=3;LEFT([.A230];1);IF(LEN([.A230])=8;LEFT([.A230];3);&quot;&quot;))" office:value-type="string" office:string-value="5">
            <text:p>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3210000</text:p>
          </table:table-cell>
          <table:table-cell table:style-name="ce4" office:value-type="string">
            <text:p>Giảm giá hàng bán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31])&lt;8;&quot;Yes&quot;;&quot;No&quot;)" office:value-type="string" office:string-value="No">
            <text:p>No</text:p>
          </table:table-cell>
          <table:table-cell/>
          <table:table-cell table:formula="of:=IF(LEN([.A231])=3;LEFT([.A231];1);IF(LEN([.A231])=8;LEFT([.A231];3);&quot;&quot;))" office:value-type="string" office:string-value="532">
            <text:p>53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</text:p>
          </table:table-cell>
          <table:table-cell table:style-name="ce4" office:value-type="string">
            <text:p>Chi phí sản xuất kinh doanh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32])&lt;8;&quot;Yes&quot;;&quot;No&quot;)" office:value-type="string" office:string-value="Yes">
            <text:p>Yes</text:p>
          </table:table-cell>
          <table:table-cell/>
          <table:table-cell table:formula="of:=IF(LEN([.A232])=3;LEFT([.A232];1);IF(LEN([.A232])=8;LEFT([.A232];3);&quot;&quot;))">
            <text:p/>
          </table:table-cell>
          <table:table-cell table:number-columns-repeated="244"/>
        </table:table-row>
        <table:table-row table:style-name="ro2">
          <table:table-cell table:style-name="ce2" office:value-type="string">
            <text:p>611</text:p>
          </table:table-cell>
          <table:table-cell table:style-name="ce4" office:value-type="string">
            <text:p>Mua hàng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33])&lt;8;&quot;Yes&quot;;&quot;No&quot;)" office:value-type="string" office:string-value="Yes">
            <text:p>Yes</text:p>
          </table:table-cell>
          <table:table-cell/>
          <table:table-cell table:formula="of:=IF(LEN([.A233])=3;LEFT([.A233];1);IF(LEN([.A233])=8;LEFT([.A233];3);&quot;&quot;))" office:value-type="string" office:string-value="6">
            <text:p>6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1110000</text:p>
          </table:table-cell>
          <table:table-cell table:style-name="ce4" office:value-type="string">
            <text:p>Mua nguyên liệu- vật liệu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34])&lt;8;&quot;Yes&quot;;&quot;No&quot;)" office:value-type="string" office:string-value="No">
            <text:p>No</text:p>
          </table:table-cell>
          <table:table-cell/>
          <table:table-cell table:formula="of:=IF(LEN([.A234])=3;LEFT([.A234];1);IF(LEN([.A234])=8;LEFT([.A234];3);&quot;&quot;))" office:value-type="string" office:string-value="611">
            <text:p>6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1120000</text:p>
          </table:table-cell>
          <table:table-cell table:style-name="ce4" office:value-type="string">
            <text:p>Mua hàng hóa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35])&lt;8;&quot;Yes&quot;;&quot;No&quot;)" office:value-type="string" office:string-value="No">
            <text:p>No</text:p>
          </table:table-cell>
          <table:table-cell/>
          <table:table-cell table:formula="of:=IF(LEN([.A235])=3;LEFT([.A235];1);IF(LEN([.A235])=8;LEFT([.A235];3);&quot;&quot;))" office:value-type="string" office:string-value="611">
            <text:p>6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1</text:p>
          </table:table-cell>
          <table:table-cell table:style-name="ce4" office:value-type="string">
            <text:p>Chi phí nguyên liệu- vật liệu trực tiếp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36])&lt;8;&quot;Yes&quot;;&quot;No&quot;)" office:value-type="string" office:string-value="Yes">
            <text:p>Yes</text:p>
          </table:table-cell>
          <table:table-cell/>
          <table:table-cell table:formula="of:=IF(LEN([.A236])=3;LEFT([.A236];1);IF(LEN([.A236])=8;LEFT([.A236];3);&quot;&quot;))" office:value-type="string" office:string-value="6">
            <text:p>6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62110000</text:p>
          </table:table-cell>
          <table:table-cell table:style-name="ce4" office:value-type="string">
            <text:p>Chi phí nguyên liệu- vật liệu trực tiếp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37])&lt;8;&quot;Yes&quot;;&quot;No&quot;)" office:value-type="string" office:string-value="No">
            <text:p>No</text:p>
          </table:table-cell>
          <table:table-cell table:style-name="ce9" office:value-type="string">
            <text:p>P_USAGEVARIANCE_ACCT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62120000</text:p>
          </table:table-cell>
          <table:table-cell table:style-name="ce4" office:value-type="string">
            <text:p>Chi phí nguyên liệu- vật liệu trực tiếp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38])&lt;8;&quot;Yes&quot;;&quot;No&quot;)" office:value-type="string" office:string-value="No">
            <text:p>No</text:p>
          </table:table-cell>
          <table:table-cell table:style-name="ce9" office:value-type="string">
            <text:p>P_SCRAP_ACCT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62130000</text:p>
          </table:table-cell>
          <table:table-cell table:style-name="ce4" office:value-type="string">
            <text:p>Chi phí nguyên liệu- vật liệu trực tiếp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39])&lt;8;&quot;Yes&quot;;&quot;No&quot;)" office:value-type="string" office:string-value="No">
            <text:p>No</text:p>
          </table:table-cell>
          <table:table-cell table:style-name="ce9" office:value-type="string">
            <text:p>P_FLOORSTOCK_ACCT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622</text:p>
          </table:table-cell>
          <table:table-cell table:style-name="ce4" office:value-type="string">
            <text:p>Chi phí nhân công trực tiếp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40])&lt;8;&quot;Yes&quot;;&quot;No&quot;)" office:value-type="string" office:string-value="Yes">
            <text:p>Yes</text:p>
          </table:table-cell>
          <table:table-cell/>
          <table:table-cell table:formula="of:=IF(LEN([.A240])=3;LEFT([.A240];1);IF(LEN([.A240])=8;LEFT([.A240];3);&quot;&quot;))" office:value-type="string" office:string-value="6">
            <text:p>6</text:p>
          </table:table-cell>
          <table:table-cell table:number-columns-repeated="244"/>
        </table:table-row>
        <table:table-row table:style-name="ro1">
          <table:table-cell table:style-name="ce2" office:value-type="float" office:value="62210000">
            <text:p>62210000</text:p>
          </table:table-cell>
          <table:table-cell table:style-name="ce4" office:value-type="string">
            <text:p>Chi phí nhân công trực tiếp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41])&lt;8;&quot;Yes&quot;;&quot;No&quot;)" office:value-type="string" office:string-value="No">
            <text:p>No</text:p>
          </table:table-cell>
          <table:table-cell table:style-name="ce9" office:value-type="string">
            <text:p>P_LABOR_ACCT</text:p>
          </table:table-cell>
          <table:table-cell table:formula="of:=IF(LEN([.A241])=3;LEFT([.A241];1);IF(LEN([.A241])=8;LEFT([.A241];3);&quot;&quot;))" office:value-type="string" office:string-value="622">
            <text:p>62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3</text:p>
          </table:table-cell>
          <table:table-cell table:style-name="ce4" office:value-type="string">
            <text:p>Chi phí sử dụng máy thi công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42])&lt;8;&quot;Yes&quot;;&quot;No&quot;)" office:value-type="string" office:string-value="Yes">
            <text:p>Yes</text:p>
          </table:table-cell>
          <table:table-cell/>
          <table:table-cell table:formula="of:=IF(LEN([.A242])=3;LEFT([.A242];1);IF(LEN([.A242])=8;LEFT([.A242];3);&quot;&quot;))" office:value-type="string" office:string-value="6">
            <text:p>6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310000</text:p>
          </table:table-cell>
          <table:table-cell table:style-name="ce4" office:value-type="string">
            <text:p>Chi phí nhân công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43])&lt;8;&quot;Yes&quot;;&quot;No&quot;)" office:value-type="string" office:string-value="No">
            <text:p>No</text:p>
          </table:table-cell>
          <table:table-cell/>
          <table:table-cell table:formula="of:=IF(LEN([.A243])=3;LEFT([.A243];1);IF(LEN([.A243])=8;LEFT([.A243];3);&quot;&quot;))" office:value-type="string" office:string-value="623">
            <text:p>62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320000</text:p>
          </table:table-cell>
          <table:table-cell table:style-name="ce4" office:value-type="string">
            <text:p>Chi phí vật liệu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44])&lt;8;&quot;Yes&quot;;&quot;No&quot;)" office:value-type="string" office:string-value="No">
            <text:p>No</text:p>
          </table:table-cell>
          <table:table-cell/>
          <table:table-cell table:formula="of:=IF(LEN([.A244])=3;LEFT([.A244];1);IF(LEN([.A244])=8;LEFT([.A244];3);&quot;&quot;))" office:value-type="string" office:string-value="623">
            <text:p>623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62330000</text:p>
          </table:table-cell>
          <table:table-cell table:style-name="ce4" office:value-type="string">
            <text:p>Chi phí dụng cụ sản xuất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45])&lt;8;&quot;Yes&quot;;&quot;No&quot;)" office:value-type="string" office:string-value="No">
            <text:p>No</text:p>
          </table:table-cell>
          <table:table-cell table:style-name="ce9" office:value-type="string">
            <text:p>P_RATEVARIANCE_ACCT</text:p>
          </table:table-cell>
          <table:table-cell table:formula="of:=IF(LEN([.A245])=3;LEFT([.A245];1);IF(LEN([.A245])=8;LEFT([.A245];3);&quot;&quot;))" office:value-type="string" office:string-value="623">
            <text:p>62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340000</text:p>
          </table:table-cell>
          <table:table-cell table:style-name="ce4" office:value-type="string">
            <text:p>Chi phí khấu hao máy thi công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46])&lt;8;&quot;Yes&quot;;&quot;No&quot;)" office:value-type="string" office:string-value="No">
            <text:p>No</text:p>
          </table:table-cell>
          <table:table-cell/>
          <table:table-cell table:formula="of:=IF(LEN([.A246])=3;LEFT([.A246];1);IF(LEN([.A246])=8;LEFT([.A246];3);&quot;&quot;))" office:value-type="string" office:string-value="623">
            <text:p>62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370000</text:p>
          </table:table-cell>
          <table:table-cell table:style-name="ce4" office:value-type="string">
            <text:p>Chi phí dịch vụ mua ngoài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47])&lt;8;&quot;Yes&quot;;&quot;No&quot;)" office:value-type="string" office:string-value="No">
            <text:p>No</text:p>
          </table:table-cell>
          <table:table-cell table:style-name="ce10" office:value-type="string">
            <text:p>P_METHODCHANGEVARIANCE_ACCT</text:p>
          </table:table-cell>
          <table:table-cell table:formula="of:=IF(LEN([.A247])=3;LEFT([.A247];1);IF(LEN([.A247])=8;LEFT([.A247];3);&quot;&quot;))" office:value-type="string" office:string-value="623">
            <text:p>62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380000</text:p>
          </table:table-cell>
          <table:table-cell table:style-name="ce4" office:value-type="string">
            <text:p>Chi phí bằng tiền khác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48])&lt;8;&quot;Yes&quot;;&quot;No&quot;)" office:value-type="string" office:string-value="No">
            <text:p>No</text:p>
          </table:table-cell>
          <table:table-cell table:style-name="ce10" office:value-type="string">
            <text:p>P_MIXVARIANCE_ACCT</text:p>
          </table:table-cell>
          <table:table-cell table:formula="of:=IF(LEN([.A248])=3;LEFT([.A248];1);IF(LEN([.A248])=8;LEFT([.A248];3);&quot;&quot;))" office:value-type="string" office:string-value="623">
            <text:p>62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</text:p>
          </table:table-cell>
          <table:table-cell table:style-name="ce4" office:value-type="string">
            <text:p>Chi phí sản xuất chung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49])&lt;8;&quot;Yes&quot;;&quot;No&quot;)" office:value-type="string" office:string-value="Yes">
            <text:p>Yes</text:p>
          </table:table-cell>
          <table:table-cell table:style-name="Default"/>
          <table:table-cell table:formula="of:=IF(LEN([.A249])=3;LEFT([.A249];1);IF(LEN([.A249])=8;LEFT([.A249];3);&quot;&quot;))" office:value-type="string" office:string-value="6">
            <text:p>6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10000</text:p>
          </table:table-cell>
          <table:table-cell table:style-name="ce4" office:value-type="string">
            <text:p>Chi phí nhân viên phân xưởng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50])&lt;8;&quot;Yes&quot;;&quot;No&quot;)" office:value-type="string" office:string-value="No">
            <text:p>No</text:p>
          </table:table-cell>
          <table:table-cell/>
          <table:table-cell table:formula="of:=IF(LEN([.A250])=3;LEFT([.A250];1);IF(LEN([.A250])=8;LEFT([.A250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20000</text:p>
          </table:table-cell>
          <table:table-cell table:style-name="ce4" office:value-type="string">
            <text:p>Chi phí vật liệu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51])&lt;8;&quot;Yes&quot;;&quot;No&quot;)" office:value-type="string" office:string-value="No">
            <text:p>No</text:p>
          </table:table-cell>
          <table:table-cell/>
          <table:table-cell table:formula="of:=IF(LEN([.A251])=3;LEFT([.A251];1);IF(LEN([.A251])=8;LEFT([.A251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30000</text:p>
          </table:table-cell>
          <table:table-cell table:style-name="ce4" office:value-type="string">
            <text:p>Chi phí dụng cụ sản xuất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52])&lt;8;&quot;Yes&quot;;&quot;No&quot;)" office:value-type="string" office:string-value="No">
            <text:p>No</text:p>
          </table:table-cell>
          <table:table-cell/>
          <table:table-cell table:formula="of:=IF(LEN([.A252])=3;LEFT([.A252];1);IF(LEN([.A252])=8;LEFT([.A252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40000</text:p>
          </table:table-cell>
          <table:table-cell table:style-name="ce4" office:value-type="string">
            <text:p>Chi phí khấu hao TSCĐ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53])&lt;8;&quot;Yes&quot;;&quot;No&quot;)" office:value-type="string" office:string-value="No">
            <text:p>No</text:p>
          </table:table-cell>
          <table:table-cell/>
          <table:table-cell table:formula="of:=IF(LEN([.A253])=3;LEFT([.A253];1);IF(LEN([.A253])=8;LEFT([.A253];3);&quot;&quot;))" office:value-type="string" office:string-value="627">
            <text:p>627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62770000</text:p>
          </table:table-cell>
          <table:table-cell table:style-name="ce4" office:value-type="string">
            <text:p>Chi phí dịch vụ mua ngoài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54])&lt;8;&quot;Yes&quot;;&quot;No&quot;)" office:value-type="string" office:string-value="No">
            <text:p>No</text:p>
          </table:table-cell>
          <table:table-cell table:style-name="ce11" office:value-type="string">
            <text:p>P_BURDEN_ACCT</text:p>
          </table:table-cell>
          <table:table-cell table:formula="of:=IF(LEN([.A254])=3;LEFT([.A254];1);IF(LEN([.A254])=8;LEFT([.A254];3);&quot;&quot;))" office:value-type="string" office:string-value="627">
            <text:p>627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62771000</text:p>
          </table:table-cell>
          <table:table-cell table:style-name="ce4" office:value-type="string">
            <text:p>Chi phí dịch vụ mua ngoài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55])&lt;8;&quot;Yes&quot;;&quot;No&quot;)" office:value-type="string" office:string-value="No">
            <text:p>No</text:p>
          </table:table-cell>
          <table:table-cell table:style-name="ce11" office:value-type="string">
            <text:p>P_OUTSIDEPROCESSING_ACCT</text:p>
          </table:table-cell>
          <table:table-cell table:formula="of:=IF(LEN([.A255])=3;LEFT([.A255];1);IF(LEN([.A255])=8;LEFT([.A255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72000</text:p>
          </table:table-cell>
          <table:table-cell table:style-name="ce4" office:value-type="string">
            <text:p>Chi phí dịch vụ mua ngoài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56])&lt;8;&quot;Yes&quot;;&quot;No&quot;)" office:value-type="string" office:string-value="No">
            <text:p>No</text:p>
          </table:table-cell>
          <table:table-cell/>
          <table:table-cell table:formula="of:=IF(LEN([.A256])=3;LEFT([.A256];1);IF(LEN([.A256])=8;LEFT([.A256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73000</text:p>
          </table:table-cell>
          <table:table-cell table:style-name="ce4" office:value-type="string">
            <text:p>Chi phí dịch vụ mua ngoài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57])&lt;8;&quot;Yes&quot;;&quot;No&quot;)" office:value-type="string" office:string-value="No">
            <text:p>No</text:p>
          </table:table-cell>
          <table:table-cell/>
          <table:table-cell table:formula="of:=IF(LEN([.A257])=3;LEFT([.A257];1);IF(LEN([.A257])=8;LEFT([.A257];3);&quot;&quot;))" office:value-type="string" office:string-value="627">
            <text:p>627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62780000</text:p>
          </table:table-cell>
          <table:table-cell table:style-name="ce4" office:value-type="string">
            <text:p>Chi phí bằng tiền khác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58])&lt;8;&quot;Yes&quot;;&quot;No&quot;)" office:value-type="string" office:string-value="No">
            <text:p>No</text:p>
          </table:table-cell>
          <table:table-cell table:style-name="ce9" office:value-type="string">
            <text:p>P_OVERHEAD_ACCT</text:p>
          </table:table-cell>
          <table:table-cell table:formula="of:=IF(LEN([.A258])=3;LEFT([.A258];1);IF(LEN([.A258])=8;LEFT([.A258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31</text:p>
          </table:table-cell>
          <table:table-cell table:style-name="ce4" office:value-type="string">
            <text:p>Giá thành sản xuất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59])&lt;8;&quot;Yes&quot;;&quot;No&quot;)" office:value-type="string" office:string-value="Yes">
            <text:p>Yes</text:p>
          </table:table-cell>
          <table:table-cell table:style-name="ce10"/>
          <table:table-cell table:formula="of:=IF(LEN([.A259])=3;LEFT([.A259];1);IF(LEN([.A259])=8;LEFT([.A259];3);&quot;&quot;))" office:value-type="string" office:string-value="6">
            <text:p>6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3100000</text:p>
          </table:table-cell>
          <table:table-cell table:style-name="ce4" office:value-type="string">
            <text:p>Giá thành sản xuất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60])&lt;8;&quot;Yes&quot;;&quot;No&quot;)" office:value-type="string" office:string-value="No">
            <text:p>No</text:p>
          </table:table-cell>
          <table:table-cell table:style-name="ce10" office:value-type="string">
            <text:p>P_COSTOFPRODUCTION_ACCT</text:p>
          </table:table-cell>
          <table:table-cell table:formula="of:=IF(LEN([.A260])=3;LEFT([.A260];1);IF(LEN([.A260])=8;LEFT([.A260];3);&quot;&quot;))" office:value-type="string" office:string-value="631">
            <text:p>631</text:p>
          </table:table-cell>
          <table:table-cell table:number-columns-repeated="244"/>
        </table:table-row>
        <table:table-row table:style-name="ro2">
          <table:table-cell table:style-name="ce2" office:value-type="float" office:value="63110000">
            <text:p>63110000</text:p>
          </table:table-cell>
          <table:table-cell table:style-name="ce4" office:value-type="string">
            <text:p>Giá thành dịch vụ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261])&lt;8;&quot;Yes&quot;;&quot;No&quot;)" office:value-type="string" office:string-value="No">
            <text:p>No</text:p>
          </table:table-cell>
          <table:table-cell table:style-name="ce6" office:value-type="string">
            <text:p>P_EXPENSE_ACCT</text:p>
          </table:table-cell>
          <table:table-cell table:formula="of:=IF(LEN([.A261])=3;LEFT([.A261];1);IF(LEN([.A261])=8;LEFT([.A261];3);&quot;&quot;))" office:value-type="string" office:string-value="631">
            <text:p>631</text:p>
          </table:table-cell>
          <table:table-cell table:number-columns-repeated="244"/>
        </table:table-row>
        <table:table-row table:style-name="ro2">
          <table:table-cell table:style-name="ce2" office:value-type="float" office:value="63120000">
            <text:p>63120000</text:p>
          </table:table-cell>
          <table:table-cell table:style-name="ce4" office:value-type="string">
            <text:p>Bù trừ giá thành sản phẩm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262])&lt;8;&quot;Yes&quot;;&quot;No&quot;)" office:value-type="string" office:string-value="No">
            <text:p>No</text:p>
          </table:table-cell>
          <table:table-cell table:style-name="ce6" office:value-type="string">
            <text:p>P_INVENTORYCLEARING_ACCT</text:p>
          </table:table-cell>
          <table:table-cell table:formula="of:=IF(LEN([.A262])=3;LEFT([.A262];1);IF(LEN([.A262])=8;LEFT([.A262];3);&quot;&quot;))" office:value-type="string" office:string-value="631">
            <text:p>631</text:p>
          </table:table-cell>
          <table:table-cell table:number-columns-repeated="244"/>
        </table:table-row>
        <table:table-row table:style-name="ro2">
          <table:table-cell table:style-name="ce2" office:value-type="float" office:value="63130000">
            <text:p>63130000</text:p>
          </table:table-cell>
          <table:table-cell table:style-name="ce4" office:value-type="string">
            <text:p>Điều chỉnh giá thành sản phẩm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263])&lt;8;&quot;Yes&quot;;&quot;No&quot;)" office:value-type="string" office:string-value="No">
            <text:p>No</text:p>
          </table:table-cell>
          <table:table-cell table:style-name="ce6" office:value-type="string">
            <text:p>P_COSTADJUSTMENT_ACCT</text:p>
          </table:table-cell>
          <table:table-cell table:formula="of:=IF(LEN([.A263])=3;LEFT([.A263];1);IF(LEN([.A263])=8;LEFT([.A263];3);&quot;&quot;))" office:value-type="string" office:string-value="631">
            <text:p>63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3140000</text:p>
          </table:table-cell>
          <table:table-cell table:style-name="ce4" office:value-type="string">
            <text:p>Chênh lệch giá thành bình quân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264])&lt;8;&quot;Yes&quot;;&quot;No&quot;)" office:value-type="string" office:string-value="No">
            <text:p>No</text:p>
          </table:table-cell>
          <table:table-cell table:style-name="Default" office:value-type="string">
            <office:annotation draw:style-name="gr1" draw:text-style-name="P1" svg:width="2.899cm" svg:height="0.991cm" svg:x="44.314cm" svg:y="117.235cm" draw:caption-point-x="-0.61cm" draw:caption-point-y="1.512cm">
              <dc:creator>LTC</dc:creator>
              <dc:date>2010-07-01T00:00:00</dc:date>
              <text:p text:style-name="P1"><text:span text:style-name="T1">Added for 3.6.0 LTS</text:span></text:p>
            </office:annotation>
            <text:p>P_AVERAGECOSTVARIANCE_ACCT</text:p>
          </table:table-cell>
          <table:table-cell table:formula="of:=IF(LEN([.A264])=3;LEFT([.A264];1);IF(LEN([.A264])=8;LEFT([.A264];3);&quot;&quot;))" office:value-type="string" office:string-value="631">
            <text:p>63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32</text:p>
          </table:table-cell>
          <table:table-cell table:style-name="ce4" office:value-type="string">
            <text:p>Giá vốn hàng bán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65])&lt;8;&quot;Yes&quot;;&quot;No&quot;)" office:value-type="string" office:string-value="Yes">
            <text:p>Yes</text:p>
          </table:table-cell>
          <table:table-cell/>
          <table:table-cell table:formula="of:=IF(LEN([.A265])=3;LEFT([.A265];1);IF(LEN([.A265])=8;LEFT([.A265];3);&quot;&quot;))" office:value-type="string" office:string-value="6">
            <text:p>6</text:p>
          </table:table-cell>
          <table:table-cell table:number-columns-repeated="244"/>
        </table:table-row>
        <table:table-row table:style-name="ro2">
          <table:table-cell table:style-name="ce2" office:value-type="float" office:value="63210000">
            <text:p>63210000</text:p>
          </table:table-cell>
          <table:table-cell table:style-name="ce4" office:value-type="string">
            <text:p>Giá vốn hàng bán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266])&lt;8;&quot;Yes&quot;;&quot;No&quot;)" office:value-type="string" office:string-value="No">
            <text:p>No</text:p>
          </table:table-cell>
          <table:table-cell table:style-name="ce6" office:value-type="string">
            <text:p>P_COGS_ACCT</text:p>
          </table:table-cell>
          <table:table-cell table:formula="of:=IF(LEN([.A266])=3;LEFT([.A266];1);IF(LEN([.A266])=8;LEFT([.A266];3);&quot;&quot;))" office:value-type="string" office:string-value="632">
            <text:p>632</text:p>
          </table:table-cell>
          <table:table-cell table:number-columns-repeated="244"/>
        </table:table-row>
        <table:table-row table:style-name="ro2">
          <table:table-cell table:style-name="ce2" office:value-type="float" office:value="63220000">
            <text:p>63220000</text:p>
          </table:table-cell>
          <table:table-cell table:style-name="ce4" office:value-type="string">
            <text:p>Chênh lệch hàng tồn kho do kiểm kê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W_DIFFERENCES_ACCT</text:p>
          </table:table-cell>
          <table:table-cell table:formula="of:=IF(LEN([.A267])=3;LEFT([.A267];1);IF(LEN([.A267])=8;LEFT([.A267];3);&quot;&quot;))" office:value-type="string" office:string-value="632">
            <text:p>632</text:p>
          </table:table-cell>
          <table:table-cell table:number-columns-repeated="244"/>
        </table:table-row>
        <table:table-row table:style-name="ro2">
          <table:table-cell table:style-name="ce2" office:value-type="float" office:value="63230000">
            <text:p>63230000</text:p>
          </table:table-cell>
          <table:table-cell table:style-name="ce4" office:value-type="string">
            <text:p>Chênh lệch HTK do điều chỉnh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W_INVACTUALADJUST_ACCT</text:p>
          </table:table-cell>
          <table:table-cell table:formula="of:=IF(LEN([.A268])=3;LEFT([.A268];1);IF(LEN([.A268])=8;LEFT([.A268];3);&quot;&quot;))" office:value-type="string" office:string-value="632">
            <text:p>632</text:p>
          </table:table-cell>
          <table:table-cell table:number-columns-repeated="244"/>
        </table:table-row>
        <table:table-row table:style-name="ro2">
          <table:table-cell table:style-name="ce2" office:value-type="float" office:value="63240000">
            <text:p>63240000</text:p>
          </table:table-cell>
          <table:table-cell table:style-name="ce4" office:value-type="string">
            <text:p>Chênh lệch giữa giá vốn và giá trị thuần có thể thực hiện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W_REVALUATION_ACCT</text:p>
          </table:table-cell>
          <table:table-cell table:formula="of:=IF(LEN([.A269])=3;LEFT([.A269];1);IF(LEN([.A269])=8;LEFT([.A269];3);&quot;&quot;))" office:value-type="string" office:string-value="632">
            <text:p>632</text:p>
          </table:table-cell>
          <table:table-cell table:number-columns-repeated="244"/>
        </table:table-row>
        <table:table-row table:style-name="ro2">
          <table:table-cell table:style-name="ce2" office:value-type="float" office:value="63250000">
            <text:p>63250000</text:p>
          </table:table-cell>
          <table:table-cell table:style-name="ce4" office:value-type="string">
            <text:p>Chênh lệch giữa giá thành và giá mua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P_INVOICEPRICEVARIANCE_ACCT</text:p>
          </table:table-cell>
          <table:table-cell table:formula="of:=IF(LEN([.A270])=3;LEFT([.A270];1);IF(LEN([.A270])=8;LEFT([.A270];3);&quot;&quot;))" office:value-type="string" office:string-value="632">
            <text:p>63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3251000</text:p>
          </table:table-cell>
          <table:table-cell table:style-name="ce2" office:value-type="string">
            <text:p>Purchase price variance on material standard – P/O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/>
          <table:table-cell table:formula="of:=IF(LEN([.A271])=3;LEFT([.A271];1);IF(LEN([.A271])=8;LEFT([.A271];3);&quot;&quot;))" office:value-type="string" office:string-value="632">
            <text:p>63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3252000</text:p>
          </table:table-cell>
          <table:table-cell table:style-name="ce2" office:value-type="string">
            <text:p>Purchase price variance on material deviation invoice – P/O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/>
          <table:table-cell table:formula="of:=IF(LEN([.A272])=3;LEFT([.A272];1);IF(LEN([.A272])=8;LEFT([.A272];3);&quot;&quot;))" office:value-type="string" office:string-value="632">
            <text:p>632</text:p>
          </table:table-cell>
          <table:table-cell table:number-columns-repeated="244"/>
        </table:table-row>
        <table:table-row table:style-name="ro2">
          <table:table-cell table:style-name="ce2" office:value-type="float" office:value="63260000">
            <text:p>63260000</text:p>
          </table:table-cell>
          <table:table-cell table:style-name="ce4" office:value-type="string">
            <text:p>Chênh lệc với giá định mức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P_PURCHASEPRICEVARIANCE_ACCT</text:p>
          </table:table-cell>
          <table:table-cell table:formula="of:=IF(LEN([.A273])=3;LEFT([.A273];1);IF(LEN([.A273])=8;LEFT([.A273];3);&quot;&quot;))" office:value-type="string" office:string-value="632">
            <text:p>632</text:p>
          </table:table-cell>
          <table:table-cell table:number-columns-repeated="244"/>
        </table:table-row>
        <table:table-row table:style-name="ro2">
          <table:table-cell table:style-name="ce2" office:value-type="float" office:value="63270000">
            <text:p>63270000</text:p>
          </table:table-cell>
          <table:table-cell table:style-name="ce4" office:value-type="string">
            <text:p>TK đối ứng với chênh lệch giá mua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PPVOFFSET_ACCT</text:p>
          </table:table-cell>
          <table:table-cell table:formula="of:=IF(LEN([.A274])=3;LEFT([.A274];1);IF(LEN([.A274])=8;LEFT([.A274];3);&quot;&quot;))" office:value-type="string" office:string-value="632">
            <text:p>63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35</text:p>
          </table:table-cell>
          <table:table-cell table:style-name="ce4" office:value-type="string">
            <text:p>Chi phí tài chính 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75])&lt;8;&quot;Yes&quot;;&quot;No&quot;)" office:value-type="string" office:string-value="Yes">
            <text:p>Yes</text:p>
          </table:table-cell>
          <table:table-cell/>
          <table:table-cell table:formula="of:=IF(LEN([.A275])=3;LEFT([.A275];1);IF(LEN([.A275])=8;LEFT([.A275];3);&quot;&quot;))" office:value-type="string" office:string-value="6">
            <text:p>6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3510000</text:p>
          </table:table-cell>
          <table:table-cell table:style-name="ce4" office:value-type="string">
            <text:p>Chi phí tài chính 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76])&lt;8;&quot;Yes&quot;;&quot;No&quot;)" office:value-type="string" office:string-value="No">
            <text:p>No</text:p>
          </table:table-cell>
          <table:table-cell/>
          <table:table-cell table:formula="of:=IF(LEN([.A276])=3;LEFT([.A276];1);IF(LEN([.A276])=8;LEFT([.A276];3);&quot;&quot;))" office:value-type="string" office:string-value="635">
            <text:p>635</text:p>
          </table:table-cell>
          <table:table-cell table:number-columns-repeated="244"/>
        </table:table-row>
        <table:table-row table:style-name="ro2">
          <table:table-cell table:style-name="ce2" office:value-type="float" office:value="63520000">
            <text:p>63520000</text:p>
          </table:table-cell>
          <table:table-cell table:style-name="ce4" office:value-type="string">
            <text:p>Phí ngân hàng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277])&lt;8;&quot;Yes&quot;;&quot;No&quot;)" office:value-type="string" office:string-value="No">
            <text:p>No</text:p>
          </table:table-cell>
          <table:table-cell table:style-name="ce6" office:value-type="string">
            <text:p>B_EXPENSE_ACCT</text:p>
          </table:table-cell>
          <table:table-cell table:formula="of:=IF(LEN([.A277])=3;LEFT([.A277];1);IF(LEN([.A277])=8;LEFT([.A277];3);&quot;&quot;))" office:value-type="string" office:string-value="635">
            <text:p>635</text:p>
          </table:table-cell>
          <table:table-cell table:number-columns-repeated="244"/>
        </table:table-row>
        <table:table-row table:style-name="ro2">
          <table:table-cell table:style-name="ce2" office:value-type="float" office:value="63530000">
            <text:p>63530000</text:p>
          </table:table-cell>
          <table:table-cell table:style-name="ce4" office:value-type="string">
            <text:p>Chiết khấu thanh toán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278])&lt;8;&quot;Yes&quot;;&quot;No&quot;)" office:value-type="string" office:string-value="No">
            <text:p>No</text:p>
          </table:table-cell>
          <table:table-cell table:style-name="ce6" office:value-type="string">
            <text:p>PAYDISCOUNT_EXP_ACCT</text:p>
          </table:table-cell>
          <table:table-cell table:formula="of:=IF(LEN([.A278])=3;LEFT([.A278];1);IF(LEN([.A278])=8;LEFT([.A278];3);&quot;&quot;))" office:value-type="string" office:string-value="635">
            <text:p>635</text:p>
          </table:table-cell>
          <table:table-cell table:number-columns-repeated="244"/>
        </table:table-row>
        <table:table-row table:style-name="ro2">
          <table:table-cell table:style-name="ce2" office:value-type="float" office:value="63540000">
            <text:p>63540000</text:p>
          </table:table-cell>
          <table:table-cell table:style-name="ce4" office:value-type="string">
            <text:p>Chi phí lãi ngân hàng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B_INTERESTEXP_ACCT</text:p>
          </table:table-cell>
          <table:table-cell table:formula="of:=IF(LEN([.A279])=3;LEFT([.A279];1);IF(LEN([.A279])=8;LEFT([.A279];3);&quot;&quot;))" office:value-type="string" office:string-value="635">
            <text:p>635</text:p>
          </table:table-cell>
          <table:table-cell table:number-columns-repeated="244"/>
        </table:table-row>
        <table:table-row table:style-name="ro2">
          <table:table-cell table:style-name="ce2" office:value-type="float" office:value="63550000">
            <text:p>63550000</text:p>
          </table:table-cell>
          <table:table-cell table:style-name="ce4" office:value-type="string">
            <text:p>Lỗ do đánh giá lại tiền gửi ngân hàng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B_REVALUATIONLOSS_ACCT</text:p>
          </table:table-cell>
          <table:table-cell table:formula="of:=IF(LEN([.A280])=3;LEFT([.A280];1);IF(LEN([.A280])=8;LEFT([.A280];3);&quot;&quot;))" office:value-type="string" office:string-value="635">
            <text:p>635</text:p>
          </table:table-cell>
          <table:table-cell table:number-columns-repeated="244"/>
        </table:table-row>
        <table:table-row table:style-name="ro2">
          <table:table-cell table:style-name="ce2" office:value-type="float" office:value="63560000">
            <text:p>63560000</text:p>
          </table:table-cell>
          <table:table-cell table:style-name="ce4" office:value-type="string">
            <text:p>Lỗ do thanh toán bằng ngoại tệ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REALIZEDLOSS_ACCT</text:p>
          </table:table-cell>
          <table:table-cell table:formula="of:=IF(LEN([.A281])=3;LEFT([.A281];1);IF(LEN([.A281])=8;LEFT([.A281];3);&quot;&quot;))" office:value-type="string" office:string-value="635">
            <text:p>63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</text:p>
          </table:table-cell>
          <table:table-cell table:style-name="ce4" office:value-type="string">
            <text:p>Chi phí bán hàng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82])&lt;8;&quot;Yes&quot;;&quot;No&quot;)" office:value-type="string" office:string-value="Yes">
            <text:p>Yes</text:p>
          </table:table-cell>
          <table:table-cell/>
          <table:table-cell table:formula="of:=IF(LEN([.A282])=3;LEFT([.A282];1);IF(LEN([.A282])=8;LEFT([.A282];3);&quot;&quot;))" office:value-type="string" office:string-value="6">
            <text:p>6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10000</text:p>
          </table:table-cell>
          <table:table-cell table:style-name="ce4" office:value-type="string">
            <text:p>Chi phí nhân viên 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83])&lt;8;&quot;Yes&quot;;&quot;No&quot;)" office:value-type="string" office:string-value="No">
            <text:p>No</text:p>
          </table:table-cell>
          <table:table-cell/>
          <table:table-cell table:formula="of:=IF(LEN([.A283])=3;LEFT([.A283];1);IF(LEN([.A283])=8;LEFT([.A283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20000</text:p>
          </table:table-cell>
          <table:table-cell table:style-name="ce4" office:value-type="string">
            <text:p>Chi phí vật liệu- bao bì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84])&lt;8;&quot;Yes&quot;;&quot;No&quot;)" office:value-type="string" office:string-value="No">
            <text:p>No</text:p>
          </table:table-cell>
          <table:table-cell/>
          <table:table-cell table:formula="of:=IF(LEN([.A284])=3;LEFT([.A284];1);IF(LEN([.A284])=8;LEFT([.A284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30000</text:p>
          </table:table-cell>
          <table:table-cell table:style-name="ce4" office:value-type="string">
            <text:p>Chi phí dụng cụ- đồ dùng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85])&lt;8;&quot;Yes&quot;;&quot;No&quot;)" office:value-type="string" office:string-value="No">
            <text:p>No</text:p>
          </table:table-cell>
          <table:table-cell/>
          <table:table-cell table:formula="of:=IF(LEN([.A285])=3;LEFT([.A285];1);IF(LEN([.A285])=8;LEFT([.A285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40000</text:p>
          </table:table-cell>
          <table:table-cell table:style-name="ce4" office:value-type="string">
            <text:p>Chi phí khấu hao TSCĐ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86])&lt;8;&quot;Yes&quot;;&quot;No&quot;)" office:value-type="string" office:string-value="No">
            <text:p>No</text:p>
          </table:table-cell>
          <table:table-cell/>
          <table:table-cell table:formula="of:=IF(LEN([.A286])=3;LEFT([.A286];1);IF(LEN([.A286])=8;LEFT([.A286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50000</text:p>
          </table:table-cell>
          <table:table-cell table:style-name="ce4" office:value-type="string">
            <text:p>Chi phí bảo hành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87])&lt;8;&quot;Yes&quot;;&quot;No&quot;)" office:value-type="string" office:string-value="No">
            <text:p>No</text:p>
          </table:table-cell>
          <table:table-cell/>
          <table:table-cell table:formula="of:=IF(LEN([.A287])=3;LEFT([.A287];1);IF(LEN([.A287])=8;LEFT([.A287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70000</text:p>
          </table:table-cell>
          <table:table-cell table:style-name="ce4" office:value-type="string">
            <text:p>Chi phí dịch vụ mua ngoài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88])&lt;8;&quot;Yes&quot;;&quot;No&quot;)" office:value-type="string" office:string-value="No">
            <text:p>No</text:p>
          </table:table-cell>
          <table:table-cell/>
          <table:table-cell table:formula="of:=IF(LEN([.A288])=3;LEFT([.A288];1);IF(LEN([.A288])=8;LEFT([.A288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80000</text:p>
          </table:table-cell>
          <table:table-cell table:style-name="ce4" office:value-type="string">
            <text:p>Chi phí bằng tiền khác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89])&lt;8;&quot;Yes&quot;;&quot;No&quot;)" office:value-type="string" office:string-value="No">
            <text:p>No</text:p>
          </table:table-cell>
          <table:table-cell/>
          <table:table-cell table:formula="of:=IF(LEN([.A289])=3;LEFT([.A289];1);IF(LEN([.A289])=8;LEFT([.A289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</text:p>
          </table:table-cell>
          <table:table-cell table:style-name="ce4" office:value-type="string">
            <text:p>Chi phí quản lý doanh nghiệp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90])&lt;8;&quot;Yes&quot;;&quot;No&quot;)" office:value-type="string" office:string-value="Yes">
            <text:p>Yes</text:p>
          </table:table-cell>
          <table:table-cell/>
          <table:table-cell table:formula="of:=IF(LEN([.A290])=3;LEFT([.A290];1);IF(LEN([.A290])=8;LEFT([.A290];3);&quot;&quot;))" office:value-type="string" office:string-value="6">
            <text:p>6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10000</text:p>
          </table:table-cell>
          <table:table-cell table:style-name="ce4" office:value-type="string">
            <text:p>Chi phí nhân viên quản lý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291])&lt;8;&quot;Yes&quot;;&quot;No&quot;)" office:value-type="string" office:string-value="No">
            <text:p>No</text:p>
          </table:table-cell>
          <table:table-cell table:style-name="ce6" office:value-type="string">
            <text:p>E_EXPENSE_ACCT</text:p>
          </table:table-cell>
          <table:table-cell table:formula="of:=IF(LEN([.A291])=3;LEFT([.A291];1);IF(LEN([.A291])=8;LEFT([.A291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20000</text:p>
          </table:table-cell>
          <table:table-cell table:style-name="ce4" office:value-type="string">
            <text:p>Chi phí vật liệu quản lý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92])&lt;8;&quot;Yes&quot;;&quot;No&quot;)" office:value-type="string" office:string-value="No">
            <text:p>No</text:p>
          </table:table-cell>
          <table:table-cell/>
          <table:table-cell table:formula="of:=IF(LEN([.A292])=3;LEFT([.A292];1);IF(LEN([.A292])=8;LEFT([.A292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30000</text:p>
          </table:table-cell>
          <table:table-cell table:style-name="ce4" office:value-type="string">
            <text:p>Chi phí đồ dùng văn phòng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93])&lt;8;&quot;Yes&quot;;&quot;No&quot;)" office:value-type="string" office:string-value="No">
            <text:p>No</text:p>
          </table:table-cell>
          <table:table-cell/>
          <table:table-cell table:formula="of:=IF(LEN([.A293])=3;LEFT([.A293];1);IF(LEN([.A293])=8;LEFT([.A293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40000</text:p>
          </table:table-cell>
          <table:table-cell table:style-name="ce4" office:value-type="string">
            <text:p>Chi phí khấu hao TSCĐ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94])&lt;8;&quot;Yes&quot;;&quot;No&quot;)" office:value-type="string" office:string-value="No">
            <text:p>No</text:p>
          </table:table-cell>
          <table:table-cell/>
          <table:table-cell table:formula="of:=IF(LEN([.A294])=3;LEFT([.A294];1);IF(LEN([.A294])=8;LEFT([.A294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50000</text:p>
          </table:table-cell>
          <table:table-cell table:style-name="ce4" office:value-type="string">
            <text:p>Thuế- phí và lệ phí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95])&lt;8;&quot;Yes&quot;;&quot;No&quot;)" office:value-type="string" office:string-value="No">
            <text:p>No</text:p>
          </table:table-cell>
          <table:table-cell/>
          <table:table-cell table:formula="of:=IF(LEN([.A295])=3;LEFT([.A295];1);IF(LEN([.A295])=8;LEFT([.A295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60000</text:p>
          </table:table-cell>
          <table:table-cell table:style-name="ce4" office:value-type="string">
            <text:p>Chi phí dự phòng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296])&lt;8;&quot;Yes&quot;;&quot;No&quot;)" office:value-type="string" office:string-value="No">
            <text:p>No</text:p>
          </table:table-cell>
          <table:table-cell table:style-name="ce6" office:value-type="string">
            <text:p>WRITEOFF_ACCT</text:p>
          </table:table-cell>
          <table:table-cell table:formula="of:=IF(LEN([.A296])=3;LEFT([.A296];1);IF(LEN([.A296])=8;LEFT([.A296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70000</text:p>
          </table:table-cell>
          <table:table-cell table:style-name="ce4" office:value-type="string">
            <text:p>Chi phí dịch vụ mua ngoài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97])&lt;8;&quot;Yes&quot;;&quot;No&quot;)" office:value-type="string" office:string-value="No">
            <text:p>No</text:p>
          </table:table-cell>
          <table:table-cell table:style-name="ce6" office:value-type="string">
            <text:p>CH_EXPENSE_ACCT</text:p>
          </table:table-cell>
          <table:table-cell table:formula="of:=IF(LEN([.A297])=3;LEFT([.A297];1);IF(LEN([.A297])=8;LEFT([.A297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81000</text:p>
          </table:table-cell>
          <table:table-cell table:style-name="ce4" office:value-type="string">
            <text:p>Chênh lệch quỹ tiền mặt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98])&lt;8;&quot;Yes&quot;;&quot;No&quot;)" office:value-type="string" office:string-value="No">
            <text:p>No</text:p>
          </table:table-cell>
          <table:table-cell table:style-name="ce6" office:value-type="string">
            <text:p>CB_DIFFERENCES_ACCT</text:p>
          </table:table-cell>
          <table:table-cell table:formula="of:=IF(LEN([.A298])=3;LEFT([.A298];1);IF(LEN([.A298])=8;LEFT([.A298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88000</text:p>
          </table:table-cell>
          <table:table-cell table:style-name="ce4" office:value-type="string">
            <text:p>Chi phí bằng tiền khác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299])&lt;8;&quot;Yes&quot;;&quot;No&quot;)" office:value-type="string" office:string-value="No">
            <text:p>No</text:p>
          </table:table-cell>
          <table:table-cell table:style-name="ce6" office:value-type="string">
            <text:p>CB_EXPENSE_ACCT</text:p>
          </table:table-cell>
          <table:table-cell table:formula="of:=IF(LEN([.A299])=3;LEFT([.A299];1);IF(LEN([.A299])=8;LEFT([.A299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7</text:p>
          </table:table-cell>
          <table:table-cell table:style-name="ce4" office:value-type="string">
            <text:p>Thu nhập khác</text:p>
          </table:table-cell>
          <table:table-cell/>
          <table:table-cell office:value-type="string">
            <text:p>Revenue</text:p>
          </table:table-cell>
          <table:table-cell table:number-columns-repeated="2"/>
          <table:table-cell table:formula="of:=IF(LEN([.A300])&lt;8;&quot;Yes&quot;;&quot;No&quot;)" office:value-type="string" office:string-value="Yes">
            <text:p>Yes</text:p>
          </table:table-cell>
          <table:table-cell/>
          <table:table-cell table:formula="of:=IF(LEN([.A300])=3;LEFT([.A300];1);IF(LEN([.A300])=8;LEFT([.A300];3);&quot;&quot;))">
            <text:p/>
          </table:table-cell>
          <table:table-cell table:number-columns-repeated="244"/>
        </table:table-row>
        <table:table-row table:style-name="ro2">
          <table:table-cell table:style-name="ce2" office:value-type="string">
            <text:p>711</text:p>
          </table:table-cell>
          <table:table-cell table:style-name="ce4" office:value-type="string">
            <text:p>Thu nhập khác</text:p>
          </table:table-cell>
          <table:table-cell/>
          <table:table-cell office:value-type="string">
            <text:p>Revenue</text:p>
          </table:table-cell>
          <table:table-cell table:number-columns-repeated="2"/>
          <table:table-cell table:formula="of:=IF(LEN([.A301])&lt;8;&quot;Yes&quot;;&quot;No&quot;)" office:value-type="string" office:string-value="Yes">
            <text:p>Yes</text:p>
          </table:table-cell>
          <table:table-cell/>
          <table:table-cell table:formula="of:=IF(LEN([.A301])=3;LEFT([.A301];1);IF(LEN([.A301])=8;LEFT([.A301];3);&quot;&quot;))" office:value-type="string" office:string-value="7">
            <text:p>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71100000</text:p>
          </table:table-cell>
          <table:table-cell table:style-name="ce4" office:value-type="string">
            <text:p>Tiền nhận được khác</text:p>
          </table:table-cell>
          <table:table-cell/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table:formula="of:=IF(LEN([.A302])&lt;8;&quot;Yes&quot;;&quot;No&quot;)" office:value-type="string" office:string-value="No">
            <text:p>No</text:p>
          </table:table-cell>
          <table:table-cell table:style-name="ce6" office:value-type="string">
            <text:p>CB_RECEIPT_ACCT</text:p>
          </table:table-cell>
          <table:table-cell table:formula="of:=IF(LEN([.A302])=3;LEFT([.A302];1);IF(LEN([.A302])=8;LEFT([.A302];3);&quot;&quot;))" office:value-type="string" office:string-value="711">
            <text:p>711</text:p>
          </table:table-cell>
          <table:table-cell table:number-columns-repeated="244"/>
        </table:table-row>
        <table:table-row table:style-name="ro2">
          <table:table-cell table:style-name="ce2" office:value-type="float" office:value="71120000">
            <text:p>71120000</text:p>
          </table:table-cell>
          <table:table-cell table:style-name="ce4" office:value-type="string">
            <text:p>Thu nhập khác</text:p>
          </table:table-cell>
          <table:table-cell/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table:formula="of:=IF(LEN([.A303])&lt;8;&quot;Yes&quot;;&quot;No&quot;)" office:value-type="string" office:string-value="No">
            <text:p>No</text:p>
          </table:table-cell>
          <table:table-cell table:style-name="ce6" office:value-type="string">
            <text:p>CH_REVENUE_ACCT</text:p>
          </table:table-cell>
          <table:table-cell table:formula="of:=IF(LEN([.A303])=3;LEFT([.A303];1);IF(LEN([.A303])=8;LEFT([.A303];3);&quot;&quot;))" office:value-type="string" office:string-value="711">
            <text:p>711</text:p>
          </table:table-cell>
          <table:table-cell table:number-columns-repeated="244"/>
        </table:table-row>
        <table:table-row table:style-name="ro2">
          <table:table-cell table:style-name="ce2" office:value-type="float" office:value="71130000">
            <text:p>71130000</text:p>
          </table:table-cell>
          <table:table-cell table:style-name="ce4" office:value-type="string">
            <text:p>Lãi do thanh toán ngân hàng</text:p>
          </table:table-cell>
          <table:table-cell/>
          <table:table-cell table:style-name="ce6" office:value-type="string">
            <text:p>Revenu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B_SETTLEMENTGAIN_ACCT</text:p>
          </table:table-cell>
          <table:table-cell table:formula="of:=IF(LEN([.A304])=3;LEFT([.A304];1);IF(LEN([.A304])=8;LEFT([.A304];3);&quot;&quot;))" office:value-type="string" office:string-value="711">
            <text:p>7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8</text:p>
          </table:table-cell>
          <table:table-cell table:style-name="ce4" office:value-type="string">
            <text:p>Chi phí khác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05])&lt;8;&quot;Yes&quot;;&quot;No&quot;)" office:value-type="string" office:string-value="Yes">
            <text:p>Yes</text:p>
          </table:table-cell>
          <table:table-cell/>
          <table:table-cell table:formula="of:=IF(LEN([.A305])=3;LEFT([.A305];1);IF(LEN([.A305])=8;LEFT([.A305];3);&quot;&quot;))">
            <text:p/>
          </table:table-cell>
          <table:table-cell table:number-columns-repeated="244"/>
        </table:table-row>
        <table:table-row table:style-name="ro2">
          <table:table-cell table:style-name="ce2" office:value-type="string">
            <text:p>811</text:p>
          </table:table-cell>
          <table:table-cell table:style-name="ce4" office:value-type="string">
            <text:p>Chi phí khác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06])&lt;8;&quot;Yes&quot;;&quot;No&quot;)" office:value-type="string" office:string-value="Yes">
            <text:p>Yes</text:p>
          </table:table-cell>
          <table:table-cell/>
          <table:table-cell table:formula="of:=IF(LEN([.A306])=3;LEFT([.A306];1);IF(LEN([.A306])=8;LEFT([.A306];3);&quot;&quot;))" office:value-type="string" office:string-value="8">
            <text:p>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81100000</text:p>
          </table:table-cell>
          <table:table-cell table:style-name="ce4" office:value-type="string">
            <text:p>Chi phí khác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307])&lt;8;&quot;Yes&quot;;&quot;No&quot;)" office:value-type="string" office:string-value="No">
            <text:p>No</text:p>
          </table:table-cell>
          <table:table-cell table:style-name="ce6"/>
          <table:table-cell table:formula="of:=IF(LEN([.A307])=3;LEFT([.A307];1);IF(LEN([.A307])=8;LEFT([.A307];3);&quot;&quot;))" office:value-type="string" office:string-value="811">
            <text:p>8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821</text:p>
          </table:table-cell>
          <table:table-cell table:style-name="ce4" office:value-type="string">
            <text:p>Chi phí thuế thu nhập doanh nghiệp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08])&lt;8;&quot;Yes&quot;;&quot;No&quot;)" office:value-type="string" office:string-value="Yes">
            <text:p>Yes</text:p>
          </table:table-cell>
          <table:table-cell/>
          <table:table-cell table:formula="of:=IF(LEN([.A308])=3;LEFT([.A308];1);IF(LEN([.A308])=8;LEFT([.A308];3);&quot;&quot;))" office:value-type="string" office:string-value="8">
            <text:p>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82110000</text:p>
          </table:table-cell>
          <table:table-cell table:style-name="ce4" office:value-type="string">
            <text:p>Chi phí thuế TNDN hiện hành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309])&lt;8;&quot;Yes&quot;;&quot;No&quot;)" office:value-type="string" office:string-value="No">
            <text:p>No</text:p>
          </table:table-cell>
          <table:table-cell table:style-name="ce6" office:value-type="string">
            <text:p>T_EXPENSE_ACCT</text:p>
          </table:table-cell>
          <table:table-cell table:formula="of:=IF(LEN([.A309])=3;LEFT([.A309];1);IF(LEN([.A309])=8;LEFT([.A309];3);&quot;&quot;))" office:value-type="string" office:string-value="821">
            <text:p>82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82114000</text:p>
          </table:table-cell>
          <table:table-cell table:style-name="ce4" office:value-type="string">
            <text:p>Chi phí thuế TNDN hoãn lại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10])&lt;8;&quot;Yes&quot;;&quot;No&quot;)" office:value-type="string" office:string-value="No">
            <text:p>No</text:p>
          </table:table-cell>
          <table:table-cell/>
          <table:table-cell table:formula="of:=IF(LEN([.A310])=3;LEFT([.A310];1);IF(LEN([.A310])=8;LEFT([.A310];3);&quot;&quot;))" office:value-type="string" office:string-value="821">
            <text:p>821</text:p>
          </table:table-cell>
          <table:table-cell table:number-columns-repeated="244"/>
        </table:table-row>
        <table:table-row table:style-name="ro2">
          <table:table-cell table:style-name="ce2" office:value-type="float" office:value="82130000">
            <text:p>82130000</text:p>
          </table:table-cell>
          <table:table-cell table:style-name="ce4" office:value-type="string">
            <text:p>Lỗ do thanh toán ngân hàng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B_SETTLEMENTLOSS_ACCT</text:p>
          </table:table-cell>
          <table:table-cell table:formula="of:=IF(LEN([.A311])=3;LEFT([.A311];1);IF(LEN([.A311])=8;LEFT([.A311];3);&quot;&quot;))" office:value-type="string" office:string-value="821">
            <text:p>82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9</text:p>
          </table:table-cell>
          <table:table-cell table:style-name="ce4" office:value-type="string">
            <text:p>Xác định kết quả kinh doanh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12])&lt;8;&quot;Yes&quot;;&quot;No&quot;)" office:value-type="string" office:string-value="Yes">
            <text:p>Yes</text:p>
          </table:table-cell>
          <table:table-cell/>
          <table:table-cell table:formula="of:=IF(LEN([.A312])=3;LEFT([.A312];1);IF(LEN([.A312])=8;LEFT([.A312];3);&quot;&quot;))">
            <text:p/>
          </table:table-cell>
          <table:table-cell table:number-columns-repeated="244"/>
        </table:table-row>
        <table:table-row table:style-name="ro2">
          <table:table-cell table:style-name="ce2" office:value-type="string">
            <text:p>911</text:p>
          </table:table-cell>
          <table:table-cell table:style-name="ce4" office:value-type="string">
            <text:p>Xác định kết quả kinh doanh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13])&lt;8;&quot;Yes&quot;;&quot;No&quot;)" office:value-type="string" office:string-value="Yes">
            <text:p>Yes</text:p>
          </table:table-cell>
          <table:table-cell/>
          <table:table-cell table:formula="of:=IF(LEN([.A313])=3;LEFT([.A313];1);IF(LEN([.A313])=8;LEFT([.A313];3);&quot;&quot;))" office:value-type="string" office:string-value="9">
            <text:p>9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91100000</text:p>
          </table:table-cell>
          <table:table-cell table:style-name="ce4" office:value-type="string">
            <text:p>Xác định kết quả kinh doanh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314])&lt;8;&quot;Yes&quot;;&quot;No&quot;)" office:value-type="string" office:string-value="No">
            <text:p>No</text:p>
          </table:table-cell>
          <table:table-cell table:style-name="ce6" office:value-type="string">
            <text:p>INCOMESUMMARY_ACCT</text:p>
          </table:table-cell>
          <table:table-cell table:formula="of:=IF(LEN([.A314])=3;LEFT([.A314];1);IF(LEN([.A314])=8;LEFT([.A314];3);&quot;&quot;))" office:value-type="string" office:string-value="911">
            <text:p>9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991</text:p>
          </table:table-cell>
          <table:table-cell table:style-name="ce4" office:value-type="string">
            <text:p>Tài khoản treo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15])&lt;8;&quot;Yes&quot;;&quot;No&quot;)" office:value-type="string" office:string-value="Yes">
            <text:p>Yes</text:p>
          </table:table-cell>
          <table:table-cell table:style-name="ce6"/>
          <table:table-cell table:formula="of:=IF(LEN([.A315])=3;LEFT([.A315];1);IF(LEN([.A315])=8;LEFT([.A315];3);&quot;&quot;))" office:value-type="string" office:string-value="9">
            <text:p>9</text:p>
          </table:table-cell>
          <table:table-cell table:number-columns-repeated="244"/>
        </table:table-row>
        <table:table-row table:style-name="ro2">
          <table:table-cell office:value-type="string">
            <text:p>99110000</text:p>
          </table:table-cell>
          <table:table-cell table:style-name="ce6" office:value-type="string">
            <text:p>Tài khoản treo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DEFAULT_ACCT</text:p>
          </table:table-cell>
          <table:table-cell table:formula="of:=IF(LEN([.A316])=3;LEFT([.A316];1);IF(LEN([.A316])=8;LEFT([.A316];3);&quot;&quot;))" office:value-type="string" office:string-value="991">
            <text:p>991</text:p>
          </table:table-cell>
          <table:table-cell table:number-columns-repeated="244"/>
        </table:table-row>
        <table:table-row table:style-name="ro2">
          <table:table-cell office:value-type="string">
            <text:p>99120000</text:p>
          </table:table-cell>
          <table:table-cell table:style-name="ce6" office:value-type="string">
            <text:p>Chênh lệch do báo cáo bằng đồng ngoại tệ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SUSPENSEBALANCING_ACCT</text:p>
          </table:table-cell>
          <table:table-cell table:formula="of:=IF(LEN([.A317])=3;LEFT([.A317];1);IF(LEN([.A317])=8;LEFT([.A317];3);&quot;&quot;))" office:value-type="string" office:string-value="991">
            <text:p>991</text:p>
          </table:table-cell>
          <table:table-cell table:number-columns-repeated="244"/>
        </table:table-row>
        <table:table-row table:style-name="ro2">
          <table:table-cell office:value-type="string">
            <text:p>99130000</text:p>
          </table:table-cell>
          <table:table-cell table:style-name="ce6" office:value-type="string">
            <text:p>Suspense error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SUSPENSEERROR_ACCT</text:p>
          </table:table-cell>
          <table:table-cell table:formula="of:=IF(LEN([.A318])=3;LEFT([.A318];1);IF(LEN([.A318])=8;LEFT([.A318];3);&quot;&quot;))" office:value-type="string" office:string-value="991">
            <text:p>991</text:p>
          </table:table-cell>
          <table:table-cell table:number-columns-repeated="244"/>
        </table:table-row>
        <table:table-row table:style-name="ro2">
          <table:table-cell office:value-type="string">
            <text:p>99140000</text:p>
          </table:table-cell>
          <table:table-cell table:style-name="ce6" office:value-type="string">
            <text:p>Chênh lệch do làm tròn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URRENCYBALANCING_ACCT</text:p>
          </table:table-cell>
          <table:table-cell table:formula="of:=IF(LEN([.A319])=3;LEFT([.A319];1);IF(LEN([.A319])=8;LEFT([.A319];3);&quot;&quot;))" office:value-type="string" office:string-value="991">
            <text:p>991</text:p>
          </table:table-cell>
          <table:table-cell table:number-columns-repeated="244"/>
        </table:table-row>
        <table:table-row table:style-name="ro2">
          <table:table-cell office:value-type="string">
            <text:p>999</text:p>
          </table:table-cell>
          <table:table-cell table:style-name="ce6" office:value-type="string">
            <text:p>Tài khoản kế toán cam kết</text:p>
          </table:table-cell>
          <table:table-cell/>
          <table:table-cell table:style-name="ce6" office:value-type="string">
            <text:p>Memo</text:p>
          </table:table-cell>
          <table:table-cell table:style-name="ce8"/>
          <table:table-cell/>
          <table:table-cell table:style-name="ce6" office:value-type="string">
            <text:p>Yes</text:p>
          </table:table-cell>
          <table:table-cell table:style-name="ce6"/>
          <table:table-cell table:formula="of:=IF(LEN([.A320])=3;LEFT([.A320];1);IF(LEN([.A320])=8;LEFT([.A320];3);&quot;&quot;))" office:value-type="string" office:string-value="9">
            <text:p>9</text:p>
          </table:table-cell>
          <table:table-cell table:number-columns-repeated="244"/>
        </table:table-row>
        <table:table-row table:style-name="ro2">
          <table:table-cell office:value-type="string">
            <text:p>99950000</text:p>
          </table:table-cell>
          <table:table-cell table:style-name="ce6" office:value-type="string">
            <text:p>Cam kết mua hàng</text:p>
          </table:table-cell>
          <table:table-cell/>
          <table:table-cell table:style-name="ce6" office:value-type="string">
            <text:p>Memo</text:p>
          </table:table-cell>
          <table:table-cell table:style-name="ce8"/>
          <table:table-cell/>
          <table:table-cell table:style-name="ce6" office:value-type="string">
            <text:p>No</text:p>
          </table:table-cell>
          <table:table-cell table:style-name="ce6" office:value-type="string">
            <text:p>COMMITMENTOFFSET_ACCT</text:p>
          </table:table-cell>
          <table:table-cell table:formula="of:=IF(LEN([.A321])=3;LEFT([.A321];1);IF(LEN([.A321])=8;LEFT([.A321];3);&quot;&quot;))" office:value-type="string" office:string-value="999">
            <text:p>999</text:p>
          </table:table-cell>
          <table:table-cell table:number-columns-repeated="244"/>
        </table:table-row>
        <table:table-row table:style-name="ro2">
          <table:table-cell office:value-type="string">
            <text:p>99960000</text:p>
          </table:table-cell>
          <table:table-cell table:style-name="ce6" office:value-type="string">
            <text:p>Cam kết bán hàng</text:p>
          </table:table-cell>
          <table:table-cell/>
          <table:table-cell table:style-name="ce6" office:value-type="string">
            <text:p>Memo</text:p>
          </table:table-cell>
          <table:table-cell table:style-name="ce8"/>
          <table:table-cell/>
          <table:table-cell table:style-name="ce6" office:value-type="string">
            <text:p>No</text:p>
          </table:table-cell>
          <table:table-cell table:style-name="ce6" office:value-type="string">
            <text:p>COMMITMENTOFFSETSALES_ACCT</text:p>
          </table:table-cell>
          <table:table-cell table:formula="of:=IF(LEN([.A322])=3;LEFT([.A322];1);IF(LEN([.A322])=8;LEFT([.A322];3);&quot;&quot;))" office:value-type="string" office:string-value="999">
            <text:p>999</text:p>
          </table:table-cell>
          <table:table-cell table:number-columns-repeated="244"/>
        </table:table-row>
        <table:table-row table:style-name="ro2" table:number-rows-repeated="64938">
          <table:table-cell table:number-columns-repeated="253"/>
        </table:table-row>
        <table:table-row table:style-name="ro2">
          <table:table-cell table:number-columns-repeated="253"/>
        </table:table-row>
      </table:table>
      <table:named-expressions>
        <table:named-expression table:name="Excel_BuiltIn_Print_Titles_2" table:base-cell-address="$AccountingVN15.$A$1" table:expression="($#REF!.$A$1:$A$65535~$#REF!.$A$1:$AMJ$1))))))))))))))"/>
      </table:named-expressions>
      <table:database-ranges>
        <table:database-range table:target-range-address="AccountingVN15.A2:AccountingVN15.I32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</number:date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number number:decimal-places="0" number:min-integer-digits="1"/>
      <number:text> </number:text>
    </number:number-style>
    <number:number-style style:name="N127">
      <style:text-properties fo:color="#ff0000"/>
      <number:text>(</number:text>
      <number:number number:decimal-places="0" number:min-integer-digits="1"/>
      <number:text>)</number:text>
      <style:map style:condition="value()&gt;=0" style:apply-style-name="N127P0"/>
    </number:number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1">07/01/2010</text:date>, <text:time>09:5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countingVN15" style:display-name="PageStyle_AccountingVN15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title>Adempiere Accounting</dc:title>
    <dc:description>(C) 1999-2005 Jorg Janke</dc:description>
    <dc:subject>Chart of Accounts &amp; Report Layout</dc:subject>
    <meta:creation-date>2010-07-01T09:01:47</meta:creation-date>
    <meta:keyword>Chart of Accounts</meta:keyword>
    <meta:editing-cycles>3</meta:editing-cycles>
    <meta:editing-duration>PT00H24M10S</meta:editing-duration>
    <meta:initial-creator>Cong Le Thanh</meta:initial-creator>
    <dc:date>2010-07-01T09:59:38</dc:date>
    <dc:creator>Cong Le Thanh</dc:creator>
    <meta:document-statistic meta:table-count="1" meta:cell-count="1768" meta:object-count="0"/>
    <meta:user-defined meta:name="Info 1"/>
    <meta:user-defined meta:name="Info 2"/>
    <meta:user-defined meta:name="Info 3"/>
    <meta:user-defined meta:name="Info 4"/>
  </office:meta>
</office:document-meta>
</file>